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陳真   |  2021.05.28 00:09   |   <text:a xlink:type="simple" xlink:href="http://palinfo.habago.org/Entry?Command=Information_PrintForum&amp;iPage=50&amp;sType=FORUM#FORUM40654"><text:span text:style-name="T1">#</text:span></text:a></text:p>
      <text:p text:style-name="P2">台灣人真要坐以待斃？(一) <text:line-break/><text:line-break/>陳真 <text:line-break/><text:line-break/>2021. 05. 28. <text:line-break/><text:line-break/><text:line-break/>人渣黨真是吃定了台灣人，貪婪到毫無人性可言。第三世界很多這種土匪政權，曾幾何時，台灣居然也倒退到那樣一種政治水平。 <text:line-break/><text:line-break/>這個黨及其文人走狗和綠媒與網軍，每天就是造謠抹黑撒謊。這是這群人最大的本事，長年以來靠它吃喝不盡，橫行無阻。 <text:line-break/><text:line-break/>但是，最不可思議的是，人渣黨所撒的謊及所造的謠，往往一聽就知道是瞎掰胡扯，根本連查證都不需要。問題是，這麼可笑的一大堆謊言，為什麼他卻膽敢每天輕易脫口而出？為什麼？因為他吃定了你，他根本不在乎你知道他在撒謊造謠。 <text:line-break/><text:line-break/>一般狀況下，所謂謊言或謠言，就是必須想辦法讓它聽起來沒有破綻，避免穿梆。但是，人渣黨及其文人走狗與綠媒如三立、自由和蘋果等等等，造謠撒謊卻像放屁那樣輕鬆而自然，根本不必經過大腦。 <text:line-break/><text:line-break/>為什麼人渣們如此篤定？因為，在媒體與各級教育包括高等教育完全被徹底掌控的情況下，台灣人已經被洗腦、馴化得毫無正常人的基本知覺與正常道德感可言，更不用說什麼義憤了。 <text:line-break/><text:line-break/>台灣人就像黨與走狗及主流媒體所豢養的一群機器人那樣。黨要他生氣，他就會狂怒；就算明明是一件好事，他也會生氣，甚至會因此起來喊革命、喊救國，例如ECFA，例如服貿。反之，黨要他甘之如飴，就算再怎麼無恥卑鄙齷齪下流的骯髒事，台灣人照樣心平氣和，甘之如飴，甚至讚賞有加。 <text:line-break/><text:line-break/>因此，我常納悶，到底是要骯髒無恥貪汙腐敗到何種地步？然後台灣人才會生氣，才會清醒，才會認清這個人渣黨的蟑螂本質。這就是一群蟑螂，越髒越繁殖，越髒越大隻；骯髒腐爛恰恰就是他們的生存溫床。 <text:line-break/><text:line-break/>問題是，從來只有人打蟑螂，這小島卻很特別，一群蟑螂居然控制了島嶼，吃定了人類。 <text:line-break/><text:line-break/>舉個例，就如沈富雄所說，現在國際上要買疫苗根本一點問題都沒有，看你愛買哪種品牌隨你挑，而且物美價廉，幾十家公司爭相兜售；對岸甚至願意免費捐疫苗給台灣。但是，人渣黨卻偏偏不買就是不買 (或是只打算買極少量應付一下)，不要就是不要，一直拖，而且更可惡的是居然禁止地方政府自己去買疫苗。 <text:line-break/><text:line-break/>然後，人渣黨一方面發動網軍和綠媒，睜眼說瞎話造謠說台灣買不到疫苗是因為中共打壓，並且大力抹黑那些想要買疫苗的人，說那些人親共、親中，包藏禍心，木馬屠城，陰謀讓台灣人打 "中國疫苗"；硬是把同樣在世界上評價很高的大陸疫苗給抹黑成好像毒品那樣不堪聞問。 <text:line-break/><text:line-break/>可是，國民黨地方首長所接洽的輝瑞疫苗是目前全世界排名第一或第二的疫苗，明明是德國製的，人渣黨和文人走狗及綠媒和網軍卻硬是睜眼說瞎話說這是"中國疫苗"。那位陳什麼中的，甚至還說 "中國人打的疫苗，我們不敢打"。長年以來招搖撞騙的黑金歹徒蔡英文，除了禁止地方政府購買疫苗之外，更是睜眼說瞎話說只有原廠的疫苗才是安全的。 <text:line-break/><text:line-break/>有夠無恥吧？這不是原廠，什麼是原廠？它媽的你若買現代汽車，難道會親自跑到韓國去買？醫院每天開立的藥方數千種，來自世界各國，難道是去瑞典、挪威、美國、大陸、日本等等等，一一去每個國家的藥廠直接購買才叫做原廠？各位使用手機，難道是跑去美國買蘋果、跑去韓國買三星，才叫做原廠？  <text:line-break/><text:line-break/>這次疫情的罪魁禍首，蔡英文的愛將范什麼雲的，還跑出來叫說，"如果不是使用原廠，出了事誰負責"？陳什麼中的還故弄玄虛裝模作樣說什麼疫苗會救命，也會害命，必須謹慎。但是，事實上，全世界最爛的疫苗就是台灣人的唯一選擇--AZ 疫苗。 <text:line-break/><text:line-break/>我真是想不明白，為什麼明明有各種選擇，卻偏偏要去買一個最爛、歐洲十幾個國家禁用或停用的AZ疫苗？先前明明就有三千萬劑最好的輝瑞疫苗可以進口，為什麼一定要把它擋下來？原因何在？ <text:line-break/><text:line-break/>更何況，就如沈富雄所說，主動來兜售的根本跟上海代理廠商無關，但是人渣黨卻睜眼說瞎話告訴對方說我們的疫苗已經夠了。   <text:line-break/><text:line-break/>一個人或一個黨，當然不會莫名其妙一定要去做一些看不出任何公眾好處、卻會害死很多人的事，一定有涉及千百億以上之重大骯髒私人利益在裏頭，要不然無法解釋怎麼會有一個所謂 "政府"，居然千方百計用盡一切手段去阻止人民儘速取得良好的疫苗。 <text:line-break/><text:line-break/>大家請仔細看看底下報導。沈富雄和趙少康做出許多具體指控，他們兩位的人脈當然比我多，消息比我廣，但我對他們的指控當然一點也不意外，畢竟這個人渣黨完全就是一個以貪污為惟一存在目的的政治犯罪組織，當然一定是有著某種暴利在裏頭，才會有這麼怪異且可惡的阻撓疫苗行為。 <text:line-break/><text:line-break/>讓我很納悶的是，美國的疫苗多到根本不可能用得完，數量比美國人口還多出好幾倍。這時候，美國只要隨便賣個幾十萬或幾百萬劑疫苗給台灣，對他們而言根本就是九牛一毛，而且又能收買台灣人心，為什麼美國偏偏不賣？ <text:line-break/><text:line-break/>除了沈富雄和趙少康所指控的 "藉機大發國難財" 之因素外 (美國當然也會從中獲得暴利)，我一直很懷疑還有其它原因，例如八月有反萊豬、公投綁大選，珍愛藻礁及重啟核四等幾項公投，原本聲勢看漲，至少美國毒豬應該可以擋下，現在卻很可能胎死腹中。我不相信這是偶然。我不相信老天爺總是這麼眷顧人渣黨；每次都這麼巧，總是天助綠營。 <text:line-break/><text:line-break/>比方說，遇到總統大選，就偏偏剛好遇到香港暴亂，原本僅有兩成支持度的蔡英文，居然突然變成台灣史上得票數最高的所謂總統。每次選舉，不管大大小小，總是就會剛剛好冒出一些事件或意外或什麼學運、社運或謠言等等等，然後就突然反敗為勝了。無數的巧合，其實就不可能是巧合。我如果曾經從政治中學到什麼，那就是：政治沒有偶然或湊巧這回事。 <text:line-break/><text:line-break/>我感到納悶的並不是這些顯而易見之事，而是擔心會不會有什麼更大的圖謀在裏頭？這是我過去長年住在西方社會所學到的一種生活經驗，簡單說就是：當你突然發現有一些很奇怪的事情發生時，待事過境遷，日後總是可以找到它的原因，但在當下卻根本不為人所知。 <text:line-break/><text:line-break/>台、美政治之骯髒與醜陋，總是不斷刷新我的眼界。台灣人真要這樣坐以待斃嗎？美國、印度和巴西等國，疫情失控狂飆，有它們各自不同的內在結構性因素，但是，台灣若要防疫，卻沒有任何結構性的困難可言。惟一的障礙就是骯髒齷齪貪婪無度的政治。 <text:line-break/><text:line-break/>台灣人真要這樣眼睜睜地坐以待斃？以眾人之身家財產性命來滿足黑金體制之貪婪私慾與政治圖謀？ <text:line-break/><text:line-break/>======================= <text:line-break/><text:line-break/>沈富雄爆有20條管道可以買輝瑞疫苗被政府回絕？ 趙少康曝這家股票漲十倍 <text:line-break/><text:line-break/>台灣好新聞 <text:line-break/><text:line-break/>政治中心／綜合報導 <text:line-break/><text:line-break/>2021年5月26日 <text:line-break/><text:line-break/><text:line-break/>台灣疫情崩盤！上帝給了「全球防疫模範生」一年多時間做準備，台灣只拿到71萬劑疫苗，其中僅11萬劑是政府採購所得，讓許多人質疑為何不趕快進口疫苗？是誰在阻擋台灣買疫苗？ <text:line-break/><text:line-break/>沈富雄25日在TVBS政論節目《少康戰情室》爆料，輝瑞疫苗起碼有20條管道，搶著要來賣給台灣，價錢比當初林全代表東洋要賣給政府31塊美金還便宜，而且不用透過「上海復星」，只要我們跟他簽約，20天內貨就送來了！不過，黨政高層卻回應，買夠了，回絕每一條線！ <text:line-break/><text:line-break/>沈富雄認為，黨政高層或許是想保護國產疫苗，不過他也合理懷疑，有人想藉機發災難財，買了輝瑞這批貨，某些人將無利可圖。如果是這樣，那就更可惡了！ <text:line-break/><text:line-break/>沈富雄點到為止，似乎知道很多內幕，他撂重話說：「我只是要給你們 (指民進黨)一個警告，因為不好意思跟你們翻臉，如果真的掀開來看，你要跑到哪裡去躲啊？」 <text:line-break/><text:line-break/>主持人趙少康也透露，政府就是要護航國產疫苗，而且這家股票已經漲十倍了！聽說該賺錢的人，已經賺了100億元！所以其他的疫苗統統都不要來，價格便宜也不買。他用各種理由推掉，反正我就是不要。可是。台灣人生命不可貴嗎？ <text:line-break/><text:line-break/>名嘴沈富雄表示，「我已經忍很久了，今天到了臨界點！我真的要揭發疫苗這件事情！請問全國同胞，疫苗到底夠還是不夠？沒有一個人說夠？」 <text:line-break/><text:line-break/>沈富雄說，「有錢怎麼買不到疫苗呢？是買得到，是我們不願意買！」沈富雄爆料，「輝瑞疫苗起碼有20條線，爭著要來賣給台灣，我們門口就擺著20條線，都是要來推銷輝瑞疫苗。」 <text:line-break/><text:line-break/>沈富雄語帶玄機的表示，「有一部分的線，有的還是相當高的黨政高層，有的甚至在做很大都市的市長，代表這條線，他們一路搞啊搞，搞到 (民進黨) 最上層。黨政高層包括陳時中、總統府，他們對這些要來提供疫苗給台灣的人的回答是甚麼？我們買夠了！夠了！不需要再買，回絕每一條線！」 <text:line-break/><text:line-break/>沈富雄怒轟，「這到底是在幹甚麼？」只可以想到的理由是保護國產疫苗！因為國產疫苗快來了！所以把這些壓下，等國產疫苗問世，是這樣嗎？他也合理懷疑，「有可能是某些人，有特別利益，買了輝瑞這批貨，他就無利可圖，如果是這樣，那更可惡了！」 <text:line-break/><text:line-break/>沈富雄說，「陳時中團隊有一個人是負責買疫苗，但這一個人沒辦法作任何決定，是聽上面的人包括陳時中、總統府。明明有這麼多疫苗要賣給台灣，為什麼我們都不要？」 <text:line-break/><text:line-break/>沈富雄撂狠話，「我今天在這裡沒有講得很清楚，我是想給你一個警告，因為不好意思跟你們翻臉。」 <text:line-break/><text:line-break/>賴士葆激動表示，你要講實話？沈富雄說，「我只是要給他們很嚴重的警告，如果真的掀開來看，你要跑到哪裡去躲啊？」 <text:line-break/><text:line-break/>主持人趙少康說，國產疫苗沒有經過三期臨床試驗的驗證，政府從頭到尾，對於進口疫苗就很遲緩，有一搭沒一搭，就是要護航國產疫苗。這家股票已經漲十倍了！ <text:line-break/><text:line-break/>趙少康又驚爆，他聽說該賺錢的人，已經賺了100億元！所以其他疫苗都不要來，價格便宜也不買。他用各種理由，反正我就是不要，台灣人生命不可貴嗎？以前就算了，因為沒有人染疫。如今疫情嚴重到這種地步，要靠疫苗來阻擋疫情。疫苗不來，你這是甚麼意思呢？ <text:line-break/><text:line-break/>===================  <text:line-break/>中時新聞網 <text:line-break/><text:line-break/>踢爆總統府擋疫苗 羅智強讚沈富雄 罵她太狠心 <text:line-break/><text:line-break/>郭匡超/綜合報導 <text:line-break/><text:line-break/>2021年5月27日  <text:line-break/><text:line-break/>肺炎疫苗為何進口遭阻擋再掀熱議。前立委沈富雄25日在政論節目爆料，曾有20個管道想要引進BNT疫苗，但被府院黨高層回絕，原因是台灣「買夠了」。此言一出掀開疫苗進口遭阻黑幕，北市議員羅智強對沈富雄的爆料給予大讚，但對民進黨政府阻擋疫苗，置人民的性命於水火！追問「蔡英文，你為什麼這麼狠心？」 <text:line-break/><text:line-break/>羅智強今日在臉書表示，「國人引頸期盼疫苗救命，指揮中心誇口買到的4500萬劑疫苗遲不見蹤影，民進黨政府推說都是老共阻擋台灣買疫苗。居然，作梗的是自己！」 <text:line-break/><text:line-break/>羅智強再提「沈富雄踢爆疫苗採購內幕：原來，包括德國BNT原廠在內，早有20條線向台灣推銷BNT疫苗，不僅每劑開價10歐圓，遠低於去年東洋洽談時的31美元，還是在美國密西根州生產，與上海復星無關，沒有大陸因素。沈富雄向總統府提供這個好消息，結果總統府卻回覆廠商：台灣的疫苗已經夠了，不用再買。」 <text:line-break/><text:line-break/>羅智強質問，「疫苗已經夠了！？疫苗已經夠了！？疫苗已經夠了！？疫情持續擴大，生命不斷消逝。民眾無疫苗可打，總統府卻說疫苗夠了，這當中到底有什麼見不得人的骯髒內情？」 <text:line-break/><text:line-break/>羅智強追問，「為什麼蔡總統硬要拖到8月？不管有什麼政治盤算、利益糾葛，也不能置人民的性命於水火，蔡英文，你為什麼這麼狠心？」 <text:line-break/><text:line-break/>===================== <text:line-break/>沈富雄自曝曾引介輝瑞「每劑10歐元」 斷言疫苗結局：有貓膩 <text:line-break/><text:line-break/>中時新聞 <text:line-break/><text:line-break/>莊雅婷 <text:line-break/><text:line-break/>2021年5月26日 <text:line-break/><text:line-break/><text:line-break/>本土疫情持續擴大，疫苗卻嚴重不足，此問題成為近日中央和地方的爭論焦點。前民進黨立委沈富雄今(26日)在網路節目中透露，「有20條線在推銷Pfizer（輝瑞）疫苗，自己也是其中一條，源頭就是Pfizer的國外部前副總裁，以及BioNTech（BNT）的重要負責人，價錢開價為10歐元」，且這20條線中，很多是可以越過上海復星，直接跟歐洲、美國進口，且不是大陸製造、也不在大陸的總經銷範圍權限內，「他（中央）還是不要，所以這個我認為是有『貓膩』」。 <text:line-break/><text:line-break/>沈富雄26日在網路節目《雲端最前線》中談到，「中央稱不考慮是因為沒人來申請，我告訴你，你想申請『連門都沒有』」，你不給大家申請的『門』，然後反過來講說沒人來申請，這個其實一言難盡，因為我也是那20條線裡頭的一條，因為人家拜託我的」、「我現在告訴你，這是第一個我講得這麼白的，我的那條線的源頭是Pfizer的國外部前副總裁，還有BioNTech（BNT）的重要負責人，一個是德國人、一個是美國人，他們一開始賣100萬劑、成功後500萬劑，最大的量可以賣台灣1000萬劑，這個量不少喔，價錢開價為10歐元，我說給你聽，你要曉得，當初林全代表東洋提供疫苗時，是31元美金」。 <text:line-break/><text:line-break/>沈富雄進一步說，「這條疫苗線的藥是在密西根做的，所以不受上海復星製藥的管轄」，接著被問及「那為什麼不買？」他回應，「我跟你講！我『門都沒有』，我已經跟總統府聯絡了，不是總統本人啦，好不容易說服對方試試看，結果他跟對方沒有談，就送了一個電子郵件，說我們已經夠了，不再買」。 <text:line-break/><text:line-break/>但沈感到疑惑，「疫苗真的夠嗎？現在指揮中心對外、對國人放話，稱台灣會有4000萬至5000萬劑疫苗，若真的有5000萬劑，真的是夠的，但是什麼時候來？且5000萬劑中有沒有含國產？那國產可不可以打？那國產施打之後，疫苗護照是不是能獲得國外許可？」</text:p>
      <text:p text:style-name="P1">陳真   |  2021.05.30 01:32   |   <text:a xlink:type="simple" xlink:href="http://palinfo.habago.org/Entry?Command=Information_PrintForum&amp;iPage=49&amp;sType=FORUM#FORUM40666"><text:span text:style-name="T1">#</text:span></text:a></text:p>
      <text:p text:style-name="P3">台灣人真要坐以待斃？(二)：疫苗黑幫 <text:line-break/><text:line-break/>陳真 <text:line-break/><text:line-break/>2021. 05. 30. <text:line-break/><text:line-break/><text:line-break/>幾年前去印度，發現那邊的水就算煮開了居然也不能喝，太髒了。大部份住家根本沒有自來水。印度是核武大國，數理能力傑出，卻連個乾淨飲水也不可得，無數窮人小孩因為污水感染腸胃炎及各項傳染病而死，特別是幼兒，致死率非常高。 <text:line-break/><text:line-break/>根據印度官方研究機構 NITI Aayog (National Institution for Transforming India) 的統計，印度大約四成人口(約六億人)無法取得乾淨飲水，每年約有二十萬人因此死亡，此一問題將逐年嚴重。為什麼會這樣？做些基本的水利工程，讓人民有乾淨的水喝有那麼難嗎？ <text:line-break/><text:line-break/>印度是全世界水資源最豐沛的國家之一，取得日常乾淨飲水竟如此艱難。百思不解之餘，我特別針對這問題做了點研究。其實原因很簡單，並不是政府做不到，而是他根本不想做，甚至加以阻撓與攻擊。為什麼呢？就如印度著名全球水資源專家 Asit Biswas 教授所說，印度各黨派政客根本無意於解決飲水問題，因為他們從這樣一種落後公衛體系中獲取源源不絕的私人暴利。 <text:line-break/><text:line-break/>Biswas 教授更以 "Water Mafia" (水資源黑幫) 來形容這樣一種制度性的貪腐現象。此一現象的背後結構性因素就是自欺欺人的所謂 "民主"。簡單說，當整個印度的絕大部份財富、土地與各項資源掌握在極少數人手裏時，他何必去做對全民有利之事？ <text:line-break/><text:line-break/>以水資源為例，就如Biswas 教授所說，乾淨飲水越缺乏，那些通常由政客與財團所掌控的私人水公司就越有暴利可圖，藉著販賣所謂 "礦泉水" 或其它供水管道，可謂一本萬利，比賣石油還好賺。 <text:line-break/><text:line-break/>這類醜陋作為，表面上全是 "民主"，全是 "合法"，但是，一究其實，實際政策內涵卻是以圖利極少數人為目的，並以犧牲絕大多數人的身家性命為代價。即便是主管水資源的官方單位，同樣是弊案連連，長期中飽私囊，而且官官相護，不了了之。 <text:line-break/><text:line-break/>也許你會問，印度人民連乾淨的水都沒得喝，都不會生氣嗎？當然不會。不但不會，一些飲水問題越嚴重的地區，也許因為貧窮落後與知識匱乏，卻反而越是這群滿口民主自由的 "水資源黑幫" 政客及無良財團的忠實支持者。 <text:line-break/><text:line-break/>這跟台灣很像，除了控制輿論、撒謊搞宣傳及洗腦抹黑政敵之外，籠絡方法之一就是給現金，或是以人頭為單位發給幾瓶礦泉水，說是政府給的一種 "福利"，或是開立類似 "2025無核家園" 、"十年內水電費絕不漲價" 之類純粹信口開河隨口瞎掰的各項政策空頭支票。 <text:line-break/><text:line-break/>台灣的疫苗問題亦是如此，不是買不到，而是這個人渣黨根本不想買。誰敢說要買疫苗，誰就是黨的敵人，動輒遭受攻擊與抹黑。為什麼呢？因為各路人渣藉機大發國難財，並打算掩護國內生技公司，以政治取代專業，硬要上市未經三期檢驗合格的台製 "疫苗"，拿全民的生命睹一把更大票的，於是滿口謊言，百般阻撓真正優秀且安全的疫苗進口，並藉著散播大量謠言，鼓動仇中反華，發動網軍，打壓抹黑異己，圖謀一黨之私。 <text:line-break/><text:line-break/>相關謊話多到根本數不完，所謂防疫，每天就是說謊造謠搞宣傳。比方說什麼最近已進口15萬劑莫德納疫苗，所謂 "總統府" 發言人說，不可進口太多，因為會消化不完。媽的，台灣需要的疫苗數量是四、五千萬劑，15萬劑會消化不完？ <text:line-break/><text:line-break/>事實上，進口這15萬劑疫苗，純粹就是為了搞政治宣傳，藉以欺騙大眾，以拖待變，等待所謂國產疫苗的無良上市，先讓不明就裏者以為我們現在就已經有了相當多的疫苗，其實根本不是事實。 <text:line-break/><text:line-break/>還有就是說什麼輝瑞疫苗沒有在台申請藥證，所以不准進口。這也是睜眼說瞎話，根本就是把所有醫生當白痴。台灣現有的疫苗是全世界最爛的 AZ 疫苗，也沒有藥證，至於剛進口的那15萬劑莫德納疫苗當然也沒有藥證，為何偏偏輝瑞疫苗就需要藥證？疫情都如此危急了，還有時間申請藥證？ <text:line-break/><text:line-break/>人渣黨還裝模作樣地說什麼打疫苗一定要謹慎，一定要注意安全。他若真的在乎安全，就不會讓歐洲十幾個國家禁用或停用的AZ疫苗成為台灣人的惟一選擇，甚至居然還敢想要讓未經三期檢驗的國產疫苗上市。一個未經完整檢驗程序的 "疫苗"，跟地下工廠的非法藥品有何兩樣？這麼大的睹注也敢睹，難道是別人家的小孩死不完？ <text:line-break/><text:line-break/>敗行劣跡說不完，比方說，一整年來不斷睜眼說瞎話大力抹黑大陸疫苗，綠媒及人渣黨網軍還故意撒謊說輝瑞疫苗是大陸製。事實上，大陸疫苗一級棒，稱不上全世界數一數二，但總是名列前矛，卻在台灣硬是被抹黑得臭不可聞。 <text:line-break/><text:line-break/>至於輝瑞疫苗，明明是德國製，綠媒及網軍卻偏要撒謊說是大陸製，然後進一步把支持這些疫苗者統統打為中共同路人，影射其將密謀傷害台灣。 <text:line-break/><text:line-break/>就在剛剛，看報紙上寫說，人渣黨的社群中心主任(也就是網軍頭)，居然造謠說國外的三大疫苗也都是二期做完就上市。真是很不可思議，連這樣荒唐的低能謠言居然也敢講，這個人渣黨，我對之真是很無言，泯滅良知，貪婪無度，草菅人命，莫此為甚。台灣人真要這樣坐以待斃？</text:p>
      <text:p text:style-name="P1">陳真   |  2021.05.30 21:49   |   <text:a xlink:type="simple" xlink:href="http://palinfo.habago.org/Entry?Command=Information_PrintForum&amp;iPage=49&amp;sType=FORUM#FORUM40672"><text:span text:style-name="T1">#</text:span></text:a></text:p>
      <text:p text:style-name="P3">台灣人真要坐以待斃？(三)：人渣黨藉黑心疫苗謀財害命大發國難財 <text:line-break/><text:line-break/>陳真 <text:line-break/><text:line-break/>2021. 05. 30. <text:line-break/><text:line-break/><text:line-break/>人命關天，島嶼命懸一線，疫情嚴重到這種地步，人渣黨卻竟然拼命阻擋世界上最好的各種疫苗進口或捐贈，合計高達兩千萬劑，統統禁止進口，偏要使用完完全全不合格的台製所謂 "疫苗"。而且，這兩天人渣黨竟然還事先預訂了一千萬劑這樣一種黑心疫苗。天底下竟然有這樣無恥黑心謀財害命之政權！這樣的事，理當只會出現在好萊塢的黑心驚悚政治片中，要不就是出現在非洲一些極端落後的軍事獨裁國家。台灣卻明目張膽地如此謀財害命，真的是可惡可恨至極。 <text:line-break/><text:line-break/>台灣人每天被洗腦，自我陶醉什麼民主，但實際上台灣政治卻宛若帝制，統治者根本不在乎人們死活，凡事完全就是一兩個人說了算，而且所作所為從來都不是以大眾福祉為目標，而是以撈錢奪權卡位搶資源騙選票為惟一目的。不管再怎麼樣黑心無恥荒唐卑劣之事，只要人渣黨一兩個人愛怎麼幹就能怎麼幹。 <text:line-break/><text:line-break/>我去查了一下這間準備上市黑心疫苗的生技公司，叫做 "高端疫苗"，股價在短短一年內，從一張兩萬四，漲到現在一張四十多萬，漲了17至18倍。趙少康說，這群大發國難財者，光是靠炒股就已經賺了一百億。但是，這間公司卻與人渣黨合謀，連最基本的三期試驗也不做，竟然直接就要上市，叫台灣人去打土產黑心疫苗，再賺一大票。 <text:line-break/><text:line-break/>全世界最好的疫苗，人渣黨千方百計阻擋，卻要為了謀財，硬是要強迫台灣人去打完完全全不合格的黑心疫苗，如果這等行徑不叫做撒旦，什麼是撒旦？這樣的事竟然就要這樣硬幹！台灣人真的要坐以待斃？ <text:line-break/><text:line-break/>疫情已經夠慘了，居然還要強迫台灣人去打黑心疫苗，把所有人的性命與健康全給睹上！而且這還不包括打黑心疫苗之後長期不可測的後遺症風險。台灣人真的要坐以待斃？ <text:line-break/><text:line-break/>我有想過一些方法，例如在不影響防疫的前提原則下，每次兩人一組 (兩人集會便不適用集遊法，警方無法驅離，無法強制解散或逮捕)，去所謂總統府或人渣黨中央黨部等等據點，舉牌輪流靜站。 <text:line-break/><text:line-break/>我知道你一定會說這樣做沒有用，我猜應該也不會有什麼用，畢竟媒體完全掌握在人渣黨手裏。我聽學姐說，知道這些黑心事實者非常稀少，絕大部份台灣人，包括學界，大部份人仍然還在傻乎乎地熱烈擁護人渣黨的防疫鬼話。可是，難道我們就這樣坐以待斃？</text:p>
      <text:p text:style-name="P1">陳真   |  2021.05.30 23:31   |   <text:a xlink:type="simple" xlink:href="http://palinfo.habago.org/Entry?Command=Information_PrintForum&amp;iPage=49&amp;sType=FORUM#FORUM40675"><text:span text:style-name="T1">#</text:span></text:a></text:p>
      <text:p text:style-name="P2">台灣人真要坐以待斃？(四)：會抓老鼠就是好貓 <text:line-break/><text:line-break/>陳真 <text:line-break/><text:line-break/>2021. 05. 30. <text:line-break/><text:line-break/><text:line-break/>在知識上，或者說，epistemologically speaking(就知識論來講), 我有點過度理性，我不太能夠輕易相信任何一種結論或說法，直到無可置疑。在這個意義上來說，我是個知識上的強烈懷疑主義者。 <text:line-break/><text:line-break/>但是，懷疑主義是一把兩面刃。我既不會輕易相信正方，亦即那些基於某種因果關係的所謂 "證實" 或 "證據"(其實往往只是一種推論)，我同樣也不會輕易相信反方，亦即在事物或事件之間強調所謂偶然或湊巧。 <text:line-break/><text:line-break/>這波疫情之突如其來，我雖然沒法證實其中必然有著各種人為操作之因果關係，比方說，故意放鬆管制，故意讓疫情爆發，人心惶惶之際，台產黑心疫苗將可大撈一筆。我當然沒法證實這一點。我們通常會把這樣一種因果關係上的連結貶之為陰謀論。 <text:line-break/><text:line-break/>我始終不喜歡陰謀論，因為陰謀論很容易依樣畫葫蘆，很容易氾濫，很容易便能套用在各種毫不相干的事情上，從而使得無可置疑的真相與之混為一談，從而失去真理或真相應有的 "知識論地位"(epistemological status)，失去它應有的嚴肅性。 <text:line-break/><text:line-break/>但是，反過來說也一樣，你若要我相信這樣那樣一大堆一連串事件全屬湊巧與偶然，然後偏偏它的結果每次都剛好天佑美國，每次都剛好天佑人渣黨(比方說八月的各項公投看來也都難以成案了)，這麼多的湊巧和偶然，這我也不信。我還不至於那麼 "單純"。 <text:line-break/><text:line-break/>一時無法確證或否證之事，通常經過若干年之後，就會真相大白。就好像所謂911事件，在它發生的當下，誰會去懷疑美國自導自演或至少事先知情(美國樂於看到它發生，以便以之為藉口大開殺戒，侵略中東)。可是，經過這麼多年，無數的證據出爐，難道你還蠢到真的會相信911事件？ <text:line-break/><text:line-break/>再舉個例，美國殺害賓拉登之時，公開發佈各種相關訊息。我完全不信。我至今甚至不排除賓拉登還活著。但我從來不說，因為我毫無證據可言。我只是從美國過去對於無數事件的無數官方說法無一是真的這項基礎上，根本沒法相信。因為，如果一個人或一個政府或一個黨，他對外講的話幾乎百分之百事後都證實全是假的，你憑什麼相信他這次講的話會是真的？ <text:line-break/><text:line-break/>但是，我雖然沒法證明賓拉登還活著，或是沒法證明他絕非以那樣一種方式死去(賓拉登如果是那麼重要的一個領導人，美國有可能不活捉他來刑求逼供而是把他當場殺害嗎？)，但是，你若要我相信美國的官方說法，我也不至於蠢到那種地步。 <text:line-break/><text:line-break/>後來，川普果然說了，他說賓拉登根本沒死。後來，記者質問他，川普回答說他只是轉發相關訊息而已，說他個人並沒有採取立場，只是希望世人自己去判斷到底賓拉登是否還活著。川普是美國總統，他這些話其實已經清楚表明："賓拉登還活著，只是我身為美國總統不方便把話講白而已"。 <text:line-break/><text:line-break/>我舉這些例子只是想說，政治之陰暗與複雜，往往超過人們的想像，甚至往往超過人性的底線。問題是，我們終究沒法去調查一切可疑事物的真相。因此，最好的面對政治方式就是結果論。簡單說就是鄧小平那句名言：不論黑貓或白貓，會抓老鼠就是好貓。 <text:line-break/><text:line-break/>不管政治黑箱裏頭究竟是在搞些什麼花樣，我們無法進行追究，只能要求它在結果上必須是有利於人民，並合乎基本良善原則。 <text:line-break/><text:line-break/>全世界竟然有這樣一個島，這樣一個人渣黨，居然連藥物或疫苗也能抹紅抹黑。你今天來醫院看病或開刀，你會事先聲明你只要台產藥物嗎？當然不會。你只會關心哪種藥物最有效、長短期副作用最少。同樣地，我反美，但是美國藥廠的藥物我照樣開給病人吃。任何一個正常人不都是這樣嗎？ <text:line-break/><text:line-break/>================= <text:line-break/><text:line-break/>【又怒飆中央】柯文哲：對付新冠肺炎像對付我一樣用心 就不會搞成這樣 <text:line-break/><text:line-break/>上報 <text:line-break/><text:line-break/>陳燕珩 <text:line-break/><text:line-break/>2021年5月30日 <text:line-break/><text:line-break/>台北市長柯文哲為了疫苗議題連日槓上中央，他29日嗆行政院紓困4.0編列6300億元預算，怎不拿十分之一買疫苗，遭政院回擊共編列339億元。對此，柯文哲30日難掩火氣，再怒轟中央，重點是疫苗在哪裡，不要每天做哏圖，轉移視聽，「中央對付新冠肺炎，有像對付柯文哲那麼用心，就不會搞成這個局面了！」 <text:line-break/><text:line-break/>國內疫情嚴峻，疫苗一劑難求，不少縣市首長心急如焚。柯文哲昨嗆中央花6000億元紓困，不如抽600億買疫苗，直諷綁樁也不用那麼多錢，事後遭政院回擊，先前已編115億元添購疫苗，這一波又加224億元。柯30日聽聞大呼：「你不講我還不生氣，你愈講我愈生氣！」 <text:line-break/><text:line-break/>柯文哲說，中央稱已編列340億預算，重點是疫苗在哪裡？問題不是有沒有編預算，而是疫苗要到手，他更不滿直嗆，政府不要每天每天做哏圖，想要轉移視聽。 <text:line-break/><text:line-break/>柯文哲強調，紓困要不要做？當然要做，但用錢總有輕重緩急，他也認為紓困要做，政院不要轉移焦點，搞得一副像是柯文哲反對紓困，重點是要問中央，既然疫苗預算編了340億元，那就快點執行，趕快做啊。他更大酸，「中央對付新冠肺炎，若能像對付柯文哲那麼用心，今天局面就不會搞成這樣了啦！」 <text:line-break/><text:line-break/>針對疫苗話題不斷延燒，柯文哲再點名中央，不要拿奇奇怪怪的理由搪塞，預算既然編了，世界上也有那麼多廠牌疫苗，趕快做好好不好，老百姓不是傻瓜，政府做什麼事情，自己要想清楚，要把人民的生命當作重要的事情來思考。</text:p>
      <text:p text:style-name="P1">陳真   |  2021.06.01 11:24   |   <text:a xlink:type="simple" xlink:href="http://palinfo.habago.org/Entry?Command=Information_PrintForum&amp;iPage=48&amp;sType=FORUM#FORUM40678"><text:span text:style-name="T1">#</text:span></text:a></text:p>
      <text:p text:style-name="P4">台灣人真要坐以待斃？(五)：草菅人命，官商勾結 <text:line-break/><text:line-break/>陳真 <text:line-break/><text:line-break/>2021. 05. 31. <text:line-break/><text:line-break/><text:line-break/>這個人渣黨真的是齷齪至極，為了強迫大家將來打台製黑心疫苗，無所不用其極，百般阻撓世界上最好的疫苗進口，而且每天不斷撒謊造謠，毫無羞恥心。 <text:line-break/><text:line-break/>比方說，口口聲聲說什麼一定要跟原廠買，藉以阻撓疫苗進口。這不是發神經嗎？你買蘋果手機或現代汽車，難道一定要跑到美國或韓國買，才叫做原廠？醫院裏頭千千萬萬種藥物，來自世界各國，誰會一一跑去每個國家買？不管你是跟哪個代理商買的，原廠就是原廠。 <text:line-break/><text:line-break/>更可惡的是，一方面信口雌黃說什麼一定要買原廠，當原廠真的來了，人渣黨卻又說不要買，睜眼說瞎話跟對方說台灣疫苗已經夠多了，不需要再買。 <text:line-break/><text:line-break/>而且，事實上，人渣黨過去所進口的、歐洲十幾個國家禁用或停用的AZ疫苗，不但不是跟原廠買的，而且也不是原廠貨，而是韓國的代工廠SK Bioscience 所製造。至於最近那十五萬劑純做秀的莫德納疫苗，同樣也不是跟美國原廠買的，更不是原廠貨，而是西班牙的Rovi 藥廠所代工。 <text:line-break/><text:line-break/><text:a xlink:type="simple" xlink:href="https://bit.ly/3i8BFrw"><text:span text:style-name="T2">https://bit.ly/3i8BFrw</text:span></text:a><text:s/><text:line-break/><text:line-break/>聽清楚哦，是代工製造，而不是代理販賣。連代工廠的產品都能接受，卻不能接受原廠製造？由此你就可以知道，人渣黨其實根本不是要跟你講道理，而是存心胡作非為，存心蠻幹！滿口低能荒唐的謊言，擺明就是要不擇手段阻擋世界最好的幾種疫苗進口。這是什麼心態？這若不是謀財害命，什麼是謀財害命？ <text:line-break/><text:line-break/>這兩天，人渣黨頭子說話了，說疫苗是國家戰略產業，所以一定要扶植本土生技公司。可是，這鬼話說得通嗎？沒有人會反對台灣發展什麼生技產業，問題是，當疫情如此嚴重時，你卻千方百計阻撓救命解藥，說一定要先扶植一間僅僅上市才三年的私人生技公司？這種鬼話說得通嗎？ <text:line-break/><text:line-break/>今天，假若你生了病，病況危急，全世界最好的解藥送到你嘴邊，你卻說不行，我不能吃，我不能仰賴別人，我一定要等我剛考上醫學院的兒子將來為我發明解藥。這說得通嗎？ <text:line-break/><text:line-break/>如果只是你自己的一條命，你愛怎麼幹就怎麼幹。問題是，現在是涉及兩千三百萬人的性命與身家財產，你卻刻意百般阻撓，說什麼我們一定要發展自己的仙丹，不管死多少人也要等，天底下有這種道理？若說裏頭沒有陰暗內幕或機關盤算或利益輸送，難道是人渣黨集體發瘋了嗎？ <text:line-break/><text:line-break/>再說，製藥生技產業難如登天，就算你傾國家之力，花上幾十年都不一定能發展得起來。 <text:line-break/><text:line-break/>今天，假若台灣真的有什麼仙丹妙藥馬上可提供大眾救命，那倒也無話可說。但是事實上卻不然，不但不是仙丹妙藥，而且是根本不打算經過基本合格試驗程序、全世界沒有人會認可的黑心疫苗。 <text:line-break/><text:line-break/>這一家叫做 "高端疫苗" 的台灣生技公司，是個臭名昭彰、過去炒股與內線交易醜聞不斷的家族企業，連二期都還沒完成，甚至這個月(五月) 的月初才剛啟動二期試驗，該公司的網頁在五月十二日都還在公開招募受試者，人渣黨政府居然在上周五月二十八日居然就下大單，預訂了五百萬劑疫苗，就連該試驗計畫的主持人都覺得很荒唐，一個連八字都沒一撇的東西，你卻用納稅人的錢全買單了。這不是違法亂紀，什麼是違法亂紀？公家機關可以去採購一個根本尚未存在、尚未進行試驗的藥物嗎來拯救疫情？ <text:line-break/><text:line-break/>再說，天底下有人推出一個新藥是如此神速的嗎？天底下會有人這樣子訂購藥物的嗎？八字都還沒有一撇就下單全買了。這不是官商勾結，什麼是官商勾結？這不是草菅人命，什麼是草菅人命？ <text:line-break/><text:line-break/>五月中旬都還在招募受試者，五月底政府單位就來下大單預訂了。二期試驗會不會過都還是個問題，更不用說真正具有臨床意義的三期試驗，官方居然就信口胡謅打包票說很安全、沒問題，馬上進行大採購。這不是圖利，什麼是圖利？這不是利益輸送，什麼是利益輸送？這不是官商勾結，什麼是官商勾結？這不是草菅人命，什麼是草菅人命？這不是違法亂紀，什麼是違法亂紀？ <text:line-break/><text:line-break/>一個事關幾千萬條性命的疫苗，連完成三期試驗都不用，甚至連二期也不用，直接就能拍胸脯打包票說很安全很棒沒。科學生技製藥竟然是靠著政客拍胸脯，就能事先保證安全有效？這不叫做官商勾結，什麼是官商勾結？這不是黑心疫苗，什麼是黑心疫苗？簡直是把大家當白癡。 <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 <text:line-break/><text:line-break/>疫情危急之際，有那麼多世界最好的疫苗垂手可得，卻千方百計阻撓，每天造謠撒謊，完全就是無法無天，而且抹紅抹黑企圖引進或捐贈世界最好疫苗者，硬是要採用毫無安全保障的台製黑心疫苗，如果這不叫做泯滅良知，什麼是泯滅良知？如果這不叫做喪心病狂，什麼是喪心病狂？</text:p>
      <text:p text:style-name="P1">陳真   |  2021.06.03 03:20   |   <text:a xlink:type="simple" xlink:href="http://palinfo.habago.org/Entry?Command=Information_PrintForum&amp;iPage=48&amp;sType=FORUM#FORUM40679"><text:span text:style-name="T1">#</text:span></text:a></text:p>
      <text:p text:style-name="P3">台灣人真要坐以待斃？(六)：被殖民者的悲劇 <text:line-break/><text:line-break/>陳真 <text:line-break/><text:line-break/>2021. 06. 03. <text:line-break/><text:line-break/><text:line-break/>一個黨，因為某種正面理由，偶爾撒個謊是可以想像的，但是，真的很難想像世界上怎麼會有這樣一個人渣黨，為了撈錢奪權騙選票，幾十年來每天所講的幾乎每一句話、幾乎每一句話、幾乎每一句話竟然全部都是謊言！每天就是不斷撒謊造謠抹黑或捏造事實美化自己。 <text:line-break/><text:line-break/>這個黨的中心思想就是一個騙字。這個黨的最大本事就是網軍與媒體及走狗文人的造謠抹黑能力。這個黨的惟一存在目的就是撈錢奪權，舉家雞犬昇天。 <text:line-break/><text:line-break/>這樣一個黨，全面控制媒體與教育體系，長年以來瘋狂造謠抹黑與洗腦，並且用我們納稅人的錢和職位與各種資源，豢養無數網軍與走狗文人，每天從事各種下流的陰暗齷齪勾當，除了造謠抹黑，更擅於自導自演栽贓嫁禍。 <text:line-break/><text:line-break/>這樣一個喪心病狂的人渣黨蟑螂黨，卻不斷透過司法恐嚇、打壓與迫害對他有所質疑或有所不敬的人民。 <text:line-break/><text:line-break/>前幾天的報紙說，警方要以散播謠言法辦一位網友。人渣黨每天造謠撒謊抹紅抹黑，長期系統性、有計劃性地、上下一條龍式地整個黨不斷自導自演栽贓抹黑異己，檢警調單位從來不去抓，卻自甘墮落，充當政治打手，每天以司法威脅恐嚇鎮壓人民。 <text:line-break/><text:line-break/>那個被抓的人寫了底下這麼一段話，居然就被以造謠移送法辦。他寫說： <text:line-break/><text:line-break/>「現在終於知道民進黨的防疫的謊言： <text:line-break/><text:line-break/>第一，不採取全面普篩主要的目的是為了遮掩社區感染的真相。 <text:line-break/><text:line-break/>第二，買不到疫苗真正原因在於民進黨想要賺疫苗回扣。 <text:line-break/><text:line-break/>第三，這一年多來大內宣主要目的在想企圖運用全體免疫的方式來掩蓋防疫的不實。 <text:line-break/><text:line-break/>第四，台灣的防疫只是一場遊戲一場夢。 <text:line-break/><text:line-break/>第五，其實台灣社區感染非常嚴重，去年沒爆發是因為病毒量不深。這次會大爆發因為英國病種病毒傳播超強，紙包不住火，民進黨穿幫了。」 <text:line-break/><text:line-break/>這位網友其實寫得不太精準，對於人渣黨的邪惡與齷齪了解太少了，把人渣黨想得太好了，彷彿它只是無能，只是企圖貪點所謂回扣，卻一個不小心而爆發疫情。這位網友真的是太善良了。人渣黨若只是無能，我們可以教他，但他豈是無能？他撈錢奪權的能力好到爆！他不是無能，而是無恥，骯髒齷齪到極點。 <text:line-break/><text:line-break/>我不會去指控什麼 "疫苗回扣" 這類一般人的推測。為什麼呢？因為政治沒那麼單純，沒那麼 "乾淨"，比這個要複雜且骯髒多了。就如同前一陣子什麼黑道小混混嗆聲警方，相較於真正掌權者的巨大暴利、權力與惡行，一個傻呼呼的小混混，哪算一回事？ <text:line-break/><text:line-break/>我敢保證，人渣黨將來絕不會拿什麼 "疫苗回扣"，太看不起人渣黨了。你自己用肚臍想也知道，當你掌握所有權力與資源時，你想撈錢，哪需要偷偷摸摸拿什麼回扣？那是基層人員才會幹的窩囊犯行，當權者哪需要這樣？ <text:line-break/><text:line-break/>平常隨便一個什麼土地重劃或變更地目，就不知道能夠一夜之間撈到多少億，而且撈得天衣無縫；大家都知道怎麼回事，但是你能拿他怎麼樣？你如何可能把他繩之以法？再說，他很可能完全合法。對一個掌握所有權力和資源的人來說，要合法還不簡單？ <text:line-break/><text:line-break/>就算非法，除非改朝換代，除非下一個朝代清廉自持，願意冒險肅貪，否則，司法永遠也不會拿權勢者開刀。阿扁之所以坐牢，是因為惹到美國人，是美國人釋出貪瀆證據，是美國人逼阿扁主動出面認罪，是美國人要他坐牢，而不是因為他的犯行。 <text:line-break/><text:line-break/>相較於人渣黨的胃口，阿扁貪個幾十億根本就是皮毛。你看，扁嫂居然還得私下跟百貨公司老闆討禮券，還得四處找人偷偷摸摸收集發票來報一點私帳。人渣黨可完全不是這樣的小家子氣。 <text:line-break/><text:line-break/>你看，不管是什麼綠能，什麼風力發電，什麼前瞻計畫，什麼新南向等等等，動輒以兆計算，而且這都還不包括動輒數千億的軍購，以及烏七媽黑的無數金錢外交；把錢送給一些人權紀錄惡名昭彰的獨裁者或政治人渣，利益均霑，然後睜眼說瞎話騙大家說這些都是什麼 "國際民主盟友"，共同捍衛民主自由。 <text:line-break/><text:line-break/>這一切荒腔走板、動輒幾兆幾千億的所謂 "政策"，事實上幾乎全都有美、日的重大獲利在裏頭。它不是出於台灣民生大計之所需，而是殖民者長期吸血的各種方式。 <text:line-break/><text:line-break/>回歸原題，我保證人渣黨沒有 "疫苗回扣" 這麼基層、可笑的貪污手法。 <text:line-break/><text:line-break/>至於有沒有炒股，這當然是廢話，不炒白不炒。不過，權勢大者當然不會自己去炒。這通常是分贓政治體制往下釋放的一種基本 "福利"。 <text:line-break/><text:line-break/>我很想舉些實例，但無證據在手沒法講。不過，稍微對島內藍綠政治有一點點了解的人，理應都知道，股市技術分析什麼年線月線都沒用，千線萬線不如一條內線。資訊，特別是比別人快一步的各種資訊，就是一種最安全最隱密最輕鬆的撈錢工具，做為一種犒賞與回報或資金來源(不妨想想大漢奸黎智英如何在美國協助下四處撈錢)。 <text:line-break/><text:line-break/>人渣黨千方百計阻擋疫苗進口，主因絕不是什麼莫須有的 "疫苗回扣"，那是對政治的理解很 "單純" 的一般人的一種民間普遍推測，但這推測並不合理，太可笑了。拿回扣是權力外圍的人才會去幹的事。 <text:line-break/><text:line-break/>至於炒股，高端疫苗公司短短一年漲了十幾倍，董事長張世忠兄妹與妹婿這個著名的炒股家族，疫苗根本八字都還沒一撇，卻輕輕鬆鬆就能撈上幾百億。雖然利潤如此龐大，但我也不相信這是人渣黨千方百計阻擋疫苗進口的原因。這只能說是一個附帶利益。為什麼呢？因為人渣黨自己撈都來不及了，沒必要為一個私人家族企業犯眾怒。 <text:line-break/><text:line-break/>再說，若真要撈錢，理當是神不知鬼不覺地撈，哪會撈到天怒人怨，眾人猜疑？人渣黨沒那麼笨。而且，人渣黨大撈特撈的管道多得是，何必撈得如此難看、如此張揚？ <text:line-break/><text:line-break/>那麼，到底是為了什麼，人渣黨必須如此千方百計地阻擋疫苗？我想，只有一個可能，那就是美國主子的意思。 <text:line-break/><text:line-break/>人渣黨說，疫苗問題事關什麼國防戰略。這意思其實就是說，這整個荒唐詭異的阻擋疫苗行徑，事實上就是美國藉著台灣攻擊祖國的整個佈局之一，但它同時也能成為美國的一個提款機，因為所謂高端疫苗其實就是和美國國家衛生研究院合作進行。 <text:line-break/><text:line-break/>台灣做為美國殖民地，所有重要政策與人事，向來全都得經過美國主子的批准和指示。殖民者不會去考慮被殖民者的需求，包括人命與健康都根本無關緊要。殖民者就是盡量從被殖民者身上撈取最大的利益，讓我們為美國人做出最大的犧牲。 <text:line-break/><text:line-break/>我知道你很可能不會相信我講的，那是因為你對政治的理解太 "單純" 了。我不怪你，因為我也曾經 "單純" 過。經過將近二十年，我才從單純幼稚的表面政治幻象中清醒。</text:p>
      <text:p text:style-name="P1">陳真   |  2021.06.03 15:57   |   <text:a xlink:type="simple" xlink:href="http://palinfo.habago.org/Entry?Command=Information_PrintForum&amp;iPage=48&amp;sType=FORUM#FORUM40681"><text:span text:style-name="T1">#</text:span></text:a></text:p>
      <text:p text:style-name="P3">台灣人真要坐以待斃？(七)：黎明前的黑暗 <text:line-break/><text:line-break/>陳真 <text:line-break/><text:line-break/>2021. 06. 03. <text:line-break/><text:line-break/><text:line-break/>全世界應該找不到一個所謂 “政府”，竟然千方百計阻擋疫苗。這齣醜戲，撈錢只是附帶利益與酬庸，仇中反華之政治圖謀與對華戰爭，恐怕才是核心意圖。 <text:line-break/><text:line-break/>沒有美國授意，人渣黨不可能硬要搞這齣荒腔走板喪心病狂的醜戲。因為，走狗所圖是錢，是權力，是利益，而不是人命。所謂謀財害命，人渣黨再怎麼壞，也只是謀財，美國所圖才是害命。 <text:line-break/><text:line-break/>從無數的旁證看來，新冠病毒就是美國的生化武器。請看： <text:line-break/><text:line-break/><text:a xlink:type="simple" xlink:href="https://bit.ly/3wMMC66"><text:span text:style-name="T2">https://bit.ly/3wMMC66</text:span></text:a><text:s/><text:line-break/><text:line-break/>"生物武器：一個更陰暗的未來" 這個系列文字，雖然已經寫了一、二十篇，但它只是一小部份，實在沒有時間寫，資料非常多，絕非信口之言。 <text:line-break/><text:line-break/>我知道，一般自以為理性的人不會相信這是美國的生化武器實驗室所外洩，但是，事實很可能就是這樣，差別只是在於它究竟是針對中國大陸蓄意攻擊，抑或只是不慎外洩。我相信是前者。 <text:line-break/><text:line-break/>如果這個可能性為真，那麼，會有一次攻擊，就會有第二次、第三次……各式各樣的摧毀行動。美國之毀中企圖，不分出個高下，不可能罷休，一定得有一方被打趴在地，這一切醜惡的鬥爭與暗算才會停止。 <text:line-break/><text:line-break/>我們很不幸，活在這樣一個亂世之中的殖民小島上，我們不知道怎麼保護下一代讓他們平安、健康、正直地長大。亂世兒女，情緣難償。事實上，沒有人會是局外人；所有世人，不論老少，全都得為此付出代價。 <text:line-break/><text:line-break/>然而，這恐怕只是悲劇前奏，序幕才剛要拉開而已。但它也許就像黎明前的黑暗，快則十年八年，慢則一個世代，陽光總會重新普照大地。我相信，良善的一方會獲勝，祖國會贏得這場戰爭或鬥爭，因為人心厭惡不義，邪惡不可能得逞。</text:p>
      <text:p text:style-name="P1">陳真   |  2021.06.05 03:07   |   <text:a xlink:type="simple" xlink:href="http://palinfo.habago.org/Entry?Command=Information_PrintForum&amp;iPage=47&amp;sType=FORUM#FORUM40693"><text:span text:style-name="T1">#</text:span></text:a></text:p>
      <text:p text:style-name="P2">台灣人真要坐以待斃？(八)：鬼扯無下限 <text:line-break/><text:line-break/>陳真 <text:line-break/><text:line-break/>2021. 06. 05. <text:line-break/><text:line-break/><text:line-break/>陳建仁不是文盲，而是接受過科學教育的知識人。他那樣子的回答就是一種話術，這話術也就是高端疫苗公司董事長張世忠過去所擅用的炒股手法。這部份我有空再寫。先說陳建仁。 <text:line-break/><text:line-break/>表面上，他提到自己是接受二期雙盲測試，誰都不知道誰到底是打了安慰劑或試驗藥物。可是，他卻對記者說 "沒有任何不良反應"，"沒有任何不適"，"沒有什麼大的副作用"。既然連自己究竟是打了什麼東西都不知道，哪來什麼有或沒有 "副作用" 可言？然後再用一些空洞修辭來讚美，比方說什麼二期試驗 "設計相當完善"，"執行十分嚴謹"。 <text:line-break/><text:line-break/>這就是鬼扯蛋。陳建仁只是數千名受試者之一，他又不是實驗計劃的主持人，也不是計畫的執行單位，他哪知道龐大的執行過程到底執行得嚴不嚴謹？再說，一個疫苗試驗計劃如果連設計都不完善，那不是很好笑嗎？諸如這些修辭與空言，就是根本不應該說的不當言論，更何況以他的政治身份與學術地位，更不應該在一個藥物都還在進行初步試驗期間就公開大加讚美。 <text:line-break/><text:line-break/>而且，綠色媒體們馬上截取他的話，說他誇讚高端疫苗試驗打了之後都不會不舒服，感覺好棒哦，研究設計好嚴謹哦。諸如這些都是很明顯的假新聞，卻故意四處渲染。所謂造謠或帶風向，手法之一就是類似這樣，先講一些具有前提性的空洞修辭與假設，然後再偷偷把前提與假設拿掉，然後四處散播，藉以製造出一種迷惑人心的假象。 <text:line-break/><text:line-break/>高端疫苗公司董事長張世忠，過去就是憑藉類似吹捧的炒股手法，騙倒一大堆阿西散戶，爭先恐後衝進去買一支從二十幾元漲到將近五百元的生技股叫做基亞。當時，張世忠董事長甚至還說什麼基亞的肝癌新藥兩岸三期試驗的期中分析結果 "如果" 成效很棒的話，"不排除可以直接向FDA申請藥證"，屆時就全球賺翻了。於是，很多傻蛋就相信了，紛紛衝進去買一支已經漲了20倍的生技新藥股票。 <text:line-break/><text:line-break/>結果呢？期中分析結果卻死當，一連19根跌停板，無數相信張董的投資人瞬間破產，血本無歸。 <text:line-break/><text:line-break/>事實上，這些吹捧言論全是 "如果"，就像一個高一學生說，"如果" 我好好用功，"如果" 我這回期中考考到100分的話，"不排除" 直接申請劍橋大學；而且，"如果" 我將來的研究設計十分完善，執行非常嚴謹的話，獲得諾貝爾獎不是不可能，屆時我將是台灣之光。 <text:line-break/><text:line-break/>如果有個高中生這樣講，你聽了也只是呵呵，不會當真。但是，當一群人，包括公司老闆及各方財團與大股東，包括學界友人或大老，包括主流媒體，紛紛如此鬼扯蛋時，一般人哪會知道真假？一般人又不是醫藥專業，哪會懂什麼幾期試驗與藥證等等這些東西的具體意義？ <text:line-break/><text:line-break/>金管會如果是一個盡責的監督單位，就應該制止並處罰公司負責人及相關人士，禁止他們透過各種蓄意曖昧混淆毫無科學意義毫無實證依據的吹捧言論來吹捧股價，欺騙投資大眾。 <text:line-break/><text:line-break/>事實上，高端疫苗的母公司基亞，2010年曾經向美國FDA申請三期試驗，但根本沒有下文，就馬上吹捧得好像全球仰望的肝癌救星那樣。 <text:line-break/><text:line-break/>張董事長所說的那些 "如果" 多棒多棒、就 "不排除" 提前申請藥證的言論，並不是不存在往例，問題是，那樣的跳級取得藥證方式卻十分罕見，就好像世界上有幾個人念完國中就跳級念研究所的？講這樣一些極其罕見的 "如果"，把 "如果" 當成 "很可能發生的事實" 來宣揚，若不是存心誇大渲染以炒股，難道只是在開愚人節玩笑？ <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 <text:line-break/><text:line-break/>很多公司的老闆或大股東就像江湖賣藝人士那樣，飛天鑽地，刀槍不入，極盡聳動誇大之能事。這可以想像，問題是，居然有這樣一個所謂政府，這樣一個黨，居然用盡各種荒謬透頂的可笑言論來大加吹捧一個八字都還沒一撇的疫苗，居然還保證這支八字都還沒一撇的疫苗很安全，絕不會有問題。而人渣黨所吹捧的這間公司，過去卻早已使用過類似的炒股手法。你若要說這裏頭沒有不可告人的內幕，有可能嗎？ <text:line-break/><text:line-break/>重點是：我不相信這僅僅只是利益誘因在裏頭。為什麼呢？因為人渣黨要撈錢的管道多得是，沒必要以一種笑死人而且犯眾怒的鬼扯蛋方式、千方百計阻撓疫苗進口，千方百計去護衛這樣一家私人家族公司。 <text:line-break/><text:line-break/>陳建仁是個好人，但是，鬼扯蛋就是鬼扯蛋。</text:p>
      <text:p text:style-name="P1">陳真   |  2021.06.06 22:15   |   <text:a xlink:type="simple" xlink:href="http://palinfo.habago.org/Entry?Command=Information_PrintForum&amp;iPage=47&amp;sType=FORUM#FORUM40696"><text:span text:style-name="T1">#</text:span></text:a></text:p>
      <text:p text:style-name="P3">台灣人真要坐以待斃？(九)：炒股話術與詐術 <text:line-break/><text:line-break/>陳真 <text:line-break/><text:line-break/>2021. 06. 06. <text:line-break/><text:line-break/>這篇是沿續 "台灣人真要坐以待斃？(八)：鬼扯無下限"： <text:line-break/><text:line-break/><text:a xlink:type="simple" xlink:href="https://bit.ly/2T5p4uU"><text:span text:style-name="T2">https://bit.ly/2T5p4uU</text:span></text:a><text:s/><text:line-break/><text:line-break/>前文提到： <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 <text:line-break/><text:line-break/>但是你看，很無恥吧！金管會不但不去嚴懲違法亂紀的炒股話術與詐術，檢調單位不去調查 "連二期都未解盲就先下千萬劑大單" 的荒謬採購行徑，近日卻反而對社會大眾發出恫嚇，一方面說要抓股市禿鷹，一方面不准大家再批評或質疑這間 "高端疫苗公司" 與人渣黨之荒誕採購行徑，否則就要移送法辦，因為人渣黨的頭子已經定調且下令了，強調絕無非法情事，不准大家再批評或懷疑，否則就是 "蓄意抹煞疫苗研究人員的辛苦"。 <text:line-break/><text:line-break/>他媽的真是有夠無恥。我去查了一下資料，這間公司既無權證，亦無融券，若真有人想要放空，技術上恐怕很難，只能四處去向人借股票來賣，這樣一種微不足道的人工借券方式，能起得了多大的放空效果？會有這麼笨的股市禿鷹嗎？ <text:line-break/><text:line-break/>前文提到各種炒股話術。當然，我指的是高端疫苗公司董事長家族過去在"基亞" (高端疫苗之母公司)之炒股話術與詐術，而非指高端疫苗公司。問題是，這個炒股家族，過去若有如此惡劣行徑，為何一個所謂 "政府" 卻硬要以全民性命與健康為代價，千方百計阻撓疫苗進口，千方百計就是要非法圖利與護航這樣一間私人家族生技公司？ <text:line-break/><text:line-break/>底下是高端疫苗公司的董監事與大股東，你去查一下就知道，它事實上就是一個家族企業。以其最保守的家族持股比例來計算，獲利兩百億以上： <text:line-break/><text:line-break/><text:a xlink:type="simple" xlink:href="https://bit.ly/3fA4Hi8"><text:span text:style-name="T2">https://bit.ly/3fA4Hi8</text:span></text:a>   <text:line-break/><text:line-break/>至於當年基亞的炒股話術約略可以歸納如下： <text:line-break/><text:line-break/>一，以純粹假設性的幻想或想像或願望來混淆基本事實。 <text:line-break/><text:line-break/>比方說，在毫無根據的情況下，以某種純粹幻想性的假設前提，告訴大家一種極端罕見的結果，讓不懂的人以為這個可能性乃是真實存在的。 <text:line-break/><text:line-break/>這就好像一個國中一年級學生說："如果" 我這次期中考能夠考一百分的話，我 "不排除" 直接申請劍橋大學研究所；我的競爭對手其實就是愛因斯坦，如果我將來提出的理論能夠證實的話，獲得一點五個諾貝爾獎不是不可能。 <text:line-break/><text:line-break/>二，刻意混淆風馬牛不相干的兩種概念，欺騙外行人。 <text:line-break/><text:line-break/>比方說，故意把孤兒藥資格的認定和三期試驗混淆。兩個根本不相干的概念，透過話術，刻意混淆視聽，讓缺乏相關醫藥知識的一般投資人，誤以為獲得孤兒藥資格就等同於獲得藥證，等同於 "跳級" 過關，無須再做三期試驗。 <text:line-break/><text:line-break/>三，報喜不報憂。 <text:line-break/><text:line-break/>基亞公司於2010年便已向美國FDA申請三期試驗，但始終沒有下文，但公司卻故意隱而不宣，反而拼命渲染純屬幻想的跳級申請藥證之假象。 <text:line-break/><text:line-break/>這就好像有人說："我已經收到通知，下個月就要去英國了，我已經向劍橋大學提出入學申請。" 聽到這些話的人會以為對方下個月就要去留學了，其實他是收到旅行社的通知，下個月要去英國玩一星期。他確實提出入學申請了，但根本沒有獲准，他卻故意不說壞消息，反倒刻意混淆不相干的兩件事，讓人產生錯誤聯想與誤解。 <text:line-break/><text:line-break/>四，把極端狀況渲染成可能狀況。 <text:line-break/><text:line-break/>確實有些人國中畢業就直接念研究所或上大學，但那畢竟是極少數。同樣地，確實曾經有些公司的藥物，未經三期完成就跳級申請藥證，但是那畢竟是極端狀況下或緊急狀況下的極少數個案。 <text:line-break/><text:line-break/>五，誇大其詞無極限 <text:line-break/><text:line-break/>比方說，把自己二期都還在收案、八字都還沒一撇的新藥，故意說成是和某個已上市的世界主流治療藥物之間的一種競爭(事實上，兩者之藥物地位高下，相差幾萬光年)，並進一步無限誇大為所謂 "全球六成的市佔率"。 <text:line-break/><text:line-break/>這就比方說，我正在研發一種新藥，可以治療腦殘。我並荒唐自誇說，和我競爭市場的是某個世界一流藥物。但是，套句陳建仁的話術，我的"研究設計十分完善"，"執行非常嚴謹"，如果成效顯著，我將能打敗這個世界第一的藥物，屆時，我的腦殘藥物之全球市佔率將高達九成。 <text:line-break/><text:line-break/>你若不信，質問我憑什麼能預測將有全球九成的市佔率，套句基亞當年的回覆：那是因為全球腦殘病患有九成以上集中在台灣。 <text:line-break/><text:line-break/>問題是，如果你連歐、美的三期試驗都沒有獲准進行，憑什麼就能吹牛吹到如此遙遠的 "未來全球展望"？並且完全脫離現實地無限誇大所謂 "收益展望"，瘋狂灌水。 <text:line-break/><text:line-break/>六，炒股大軍聯手出擊 <text:line-break/><text:line-break/>以上這些話術，當然都不是僅僅依靠某個個人或公司本身，而是有一大群炒股大軍，裏應外合，共同吹捧，包括各路財團、金主、媒體、名嘴、各路 "學界友人" 與結盟公司等等等。 <text:line-break/><text:line-break/>例如，最近跳出來瘋狂痛罵那些批評人渣黨之疫苗政策者乃是"品性不端之中共犬馬" 的聯電榮譽董事長曹興誠，其所屬的 "聯電" 旗下之創投公司，當初就是基亞的所謂 "策略投資夥伴"，也就是藉用聯電名號，進行股價護航。 <text:line-break/><text:line-break/>至於 "基亞" 或 "高端疫苗" 這個炒股家族本身，更是養了一批股市高手，精於 "投資"，曾經成立一家叫做 "云辰" 的公司，也是把股票從二十幾元炒到兩百元，賺翻了，結果卻傳出內線交易，後來雖然獲判無罪，但是害死不少傻蛋散戶。 <text:line-break/><text:line-break/>從云辰到基亞，從基亞到高端疫苗，類似的事情不斷重演，如果這不叫做炒股，什麼是炒股？ <text:line-break/><text:line-break/>七，各位鄉親，以上都還只是話術，但是最厲害的卻是詐術。詐術之一就是左手賣右手，然後右手再賣左手，讓不明就裏的社會大眾誤以為此家公司的新藥竟然如此搶手，連外國公司都來爭相搶購，於是就趕緊衝進去買股票。 <text:line-break/><text:line-break/>簡單說，自己在海外另外投入一間 "外國公司"，讓人誤以為是一間 "外國生技公司"，其實就是自己啦，一人扮雙角，左手高價賣右手，然後右手再用更高的價格賣給左手。傻瓜們一看，哇！不得了，台灣之光！連 "外國人" 都願意用幾百億來買這個八字都還沒一撇的新藥，於是大家就爭相衝進去買股票，結果就上當了。 <text:line-break/><text:line-break/>事實上，哪來什麼外國公司？而是一人分飾兩角，把股價炒到比天高，直到最後牛皮拆穿，一連19根跌停板，害死無數單純的散戶。 <text:line-break/><text:line-break/>我老家就住在台南新町(過去台灣著名的紅燈區，全盛時期有上百家妓院)，整條街有各種江湖賣藝、賣藥或拍賣大會。我念小學與國中時，每天都會去看 "表演"，所以很清楚那些 "爭相搶購" 的所謂 "顧客"，其實根本就是老闆的員工或親友，或是花錢找來的，製造 "爭相搶購" 的假象與口碑，欺騙不知情的圍觀者也趕緊搶購。 <text:line-break/><text:line-break/>聽不懂的，請直接看 "今周刊" 當年第921期 (2014. 08. 14. )的報導如下： <text:line-break/><text:line-break/><text:a xlink:type="simple" xlink:href="https://bit.ly/3vJzhvu"><text:span text:style-name="T2">https://bit.ly/3vJzhvu</text:span></text:a>  <text:line-break/><text:line-break/>我把原文附於文末，但我貼不出圖片，所以請參看原始網址比較清楚。 <text:line-break/><text:line-break/>對於這些話術與詐術，我所要指控的並不是法律上的意義，畢竟我不知道搞這麼一堆唬人手段到底是合法或非法？我要指控的是道德上和實際是非善惡方面的問題。如果這一切不叫做話術與詐術，那我不知道語言與行為到底還有多少足以信任的基本成份？一般人又如何可能面對撲天蓋地的欺騙與操弄？ <text:line-break/><text:line-break/>=================== <text:line-break/><text:line-break/>基亞股價「氣爆」 幕後真相公開  <text:line-break/><text:line-break/>基亞風暴中，又以聯電旗下迅捷創投大動作入股基亞疫苗，格外引人矚目。賴筱凡焦點新聞 <text:line-break/><text:line-break/>"今周刊" 921期 <text:line-break/><text:line-break/>2014-08-14  <text:line-break/><text:line-break/>一顆還未取得藥證的肝癌藥，竟吸引超過600億元資金瘋狂追逐； 然而，一份「期中分析」報告，一針刺破這場台灣生技大夢，從此，連續12根跌停板， 終結了這場各方人馬穿梭其中的大戲。 <text:line-break/><text:line-break/>《今周刊》抽絲剝繭，揭露基亞話術背後的真相。一份在七月二十八日半夜悄悄發布的肝癌新藥PI-88三期試驗「期中分析」報告，數字不如預期的結果，卻引爆台灣生技業的大「核爆」，不只基亞連續十二個交易日都跌停鎖死，市值蒸發超過三百億元，其他生技股也跟著被拖累。 <text:line-break/><text:line-break/>八月七日，也是基亞連續苦吞九根跌停之後，基亞董事長張世忠選在台北南港辦公室，找了媒體私下會面，就為了宣布重要訊息：基亞旗下子公司基亞疫苗決定引進策略性投資人，而這個策略投資人正是聯電持股三四％的迅捷投資公司。 <text:line-break/><text:line-break/>消息一出，市場一片譁然。引人關注的不只入股時間點敏感，溢價幅度也驚人。由於基亞疫苗甫於六月十八日以每股十八元進行現增，相隔僅五十天，迅捷便以每股三十元取得基亞疫苗八％股權，溢價幅度高達六七％。 <text:line-break/><text:line-break/>當晚，台灣資本市場傳言四起，聯電此舉到底為誰解套？才會選在基亞最危難的時刻，挺身表態支持，希望用利多消息來強化投資人對基亞的信心，外界都很好奇。 <text:line-break/><text:line-break/>對此，聯電相關人士一口咬定，純粹只是看好蛋白質疫苗前景，才會投資。 <text:line-break/><text:line-break/>事情演變至此，基亞風暴的受關注程度，被推上了最高點。股市各方勢力覬覦，再搭上澳洲國際藥廠與名醫光環，居然吹出基亞多達六百億元的大泡泡，到底基亞是怎麼樣的一家公司？PI-88又是怎麼樣的一顆藥？故事得從澳洲藥廠普基（Progen）開始說起。 <text:line-break/><text:line-break/>一直以來，基亞手上的肝癌新藥PI-88，技術母公司源自於普基。多數投資人以為，普基是澳洲、美國都有掛牌的上市公司；然而，普基卻是不折不扣的台灣公司，不只一手操刀普基轉型的是台灣人，攤開普基前三十名大股東名單，超過半數股權也都由台灣人所持有。 <text:line-break/><text:line-break/>疑點一：與澳洲買家關係？兩公司交叉持股 張世忠還當過普基董事 <text:line-break/><text:line-break/>普基原本是一家工業上市公司，後來被旅澳華僑張榮基與當地台灣人合資買下，將普基轉型成為新藥公司。當時，普基最重要的產品就是自澳洲國家醫學院技轉來的一款新藥，也就是後來基亞的肝癌新藥PI-88。 <text:line-break/><text:line-break/>由於新藥開發耗資費時，當時PI-88才剛展開一期臨床試驗，亟需人力、資金，張榮基遂返台募資、找人，才與云辰董事長張姿玲夫婦一拍即合；不只找來大同、力麗、幸福水泥一起投資六．五億元，張姿玲還說服原是慈濟大學醫學系系主任的哥哥張世忠加入。 <text:line-break/><text:line-break/>普基將PI-88專利賣給基亞，轉由基亞負責進行PI-88二期臨床試驗，並以此換得基亞二○％股權；另外，若試驗成功，基亞可享有PI-88銷售的一五％權利金，基亞也以策略結盟的方式，成了普基最大股東，持有超過一三％股權。 <text:line-break/><text:line-break/>按照交叉持股的情況來說，普基與基亞算是母子公司，兩家公司董事長同為張榮基，張世忠甚至還出任普基董事。直到2002年，基亞準備登錄興櫃，基於利益迴避原則，張榮基辭去基亞董座，一度還請來海基會前董事長江丙坤短暫出任董事長，最後才由張世忠接手。 <text:line-break/><text:line-break/>隨著基亞二期臨床試驗耗時多年，張世忠對外也鮮少再主動揭露這段歷史，但這段期間，普基一直是持有基亞兩成股權的大股東，而張世忠也出任普基董事。 <text:line-break/><text:line-break/>2007年，基亞完成二期臨床試驗，普基決議以十億元買回PI-88專利權，自行完成三期臨床試驗，並出清手上基亞持股，張世忠才辭任普基董事與經理人，基亞持有的普基持股也降到只剩二．○三％，並保有未來PI-88上市銷售的一五％權利金。 <text:line-break/><text:line-break/>光靠這筆交易，就讓基亞在興櫃疲弱不振的股價，短短兩個月內，從二十元急漲到七十二元，讓投資基亞多年卻看不到成績單的股東們，以為真的盼到春天來臨。 原來，澳洲買家是「自己人」。 <text:line-break/><text:line-break/>基亞、普基交叉持股、專利權交易歷程(見圖表)   <text:line-break/><text:line-break/>疑點二：新藥能賣到全球？臨床只做台、中、韓 進不了歐美 <text:line-break/><text:line-break/>若你以為基亞與普基的關係，到這裡雙方各取所需就畫下句點，那可就錯了！由於普基三期臨床試驗進行不如預期，病患收案進度大幅落後，逼得基亞不得不要求普基將PI-88三期試驗交由基亞完成。至此，基亞才又重新拿回PI-88主導權，張世忠還對外宣稱，「普基是以嫁女兒的心境，深信基亞會是PI-88的最好歸宿」。 <text:line-break/><text:line-break/>兜了一大圈，從澳洲、台灣，澳洲又回到台灣，外界看似遠在澳洲的專利買家，其實都是關係深厚的自家人。 <text:line-break/><text:line-break/>基亞股價最高漲到四七九元，最重要、也是唯一的核心價值就在於肝癌新藥PI-88。儘管張世忠從普基拿回專利後，宣稱基亞將握有更完整權利，可在全球進行三期臨床試驗；但開發了四年，基亞只拿到台灣、中國和韓國三地區的三期臨床試驗核准。 <text:line-break/><text:line-break/>新藥研發最關鍵、被視為全球藥證指標的美國食品暨藥物管理局（ＦＤＡ），卻只見基亞於2010年提出申請，遲遲未見核准三期臨床試驗下文。對此，基亞財務長歐朝銓澄清，「基亞確實有向美國ＦＤＡ遞件，但考量歐美人種不同，故轉為聚焦亞洲市場。」 <text:line-break/><text:line-break/>基亞對外宣稱「PI-88在2012年獲得美國ＦＤＡ孤兒藥資格認定」，可是生技業內重量級大老炮轟：「有孤兒藥資格與核准做三期臨床，根本是風馬牛不相及的兩件事！」 <text:line-break/><text:line-break/>歐朝銓解釋，基亞從未宣稱取得孤兒藥資格就等於三期臨床試驗核准，若造成投資人誤解，未來針對訊息揭露會有調整空間。但一般人不易辨別兩者差異，許多投資人誤以為，基亞手上已經握有全球藥證的入場券，甚至還估計這顆藥的「全球市場價值」。 <text:line-break/><text:line-break/>疑點三：誇大新藥收益？即使拿到藥證 後續投入的資金更多 <text:line-break/><text:line-break/>張世忠還屢屢拿德國藥廠拜耳手上的肝癌標靶用藥蕾莎瓦（Nexavar）做對比，點名PI-88的最大競爭對手就是蕾莎瓦。然而，台灣工銀投顧協理羅敏菁就指出，「蕾莎瓦在2007年就拿到美國ＦＤＡ與歐盟藥證，還在全球銷售，用途是末期肝癌殺掉癌細胞的標靶藥物。」可是，不僅美國ＦＤＡ、歐盟尚未核准PI-88三期臨床試驗；就連PI-88的用途也是在於肝癌術後預防復發的藥物，屬於「輔助藥物」，根本無法與蕾莎瓦相提並論，羅敏菁更用「完全是不同跑道的兩種藥」來形容。 <text:line-break/><text:line-break/>「拿蕾莎瓦的價格、市場來推估基亞，根本是誇大了好幾倍。」追蹤生技業多年的分析師說，電視上的投顧老師不斷用蕾莎瓦來對比PI-88，還說如果一顆蕾莎瓦健保藥價高達一千多元，一個月用藥就要三十萬元，全球七十萬名肝癌病人，只要PI-88拿下一成市場，以每年病人用藥費用約五十萬元來推估，一年就有350億元的營收。 <text:line-break/><text:line-break/>「這種說法根本不負責任，即使明天就發藥證給基亞，再給它三年時間，稅後ＥＰＳ（每股純益）也賺不到三元。」生技業內重量級大老不諱言，三期臨床試驗完成、拿到藥證後，上市銷售的行銷費用要花的錢更多，絕非拿到藥證就等著收錢。  <text:line-break/><text:line-break/>疑點四：期中分析一定過？想抄捷徑拿藥證 卻低估分析難度 <text:line-break/><text:line-break/>面對此一質疑，歐朝銓喊冤，生技新藥研發風險大，股價波動也高，著實無從針對每位投顧老師的說法澄清。 <text:line-break/><text:line-break/>這兩年，基亞與張世忠家族大幅買進普基股權，看準的就是PI-88若能成功上市，普基將分得六％至一二％的權利金，市值卻僅一千一百萬美元，對比基亞市值高達六百億元，顯然不相對稱。 <text:line-break/><text:line-break/>至於這次讓基亞泡沫「爆破」的主因──也就是難看的「期中報告」成績，某位生技業重量級大老直言，「基亞股價漲到四百元、市值膨脹到六百億元，公司迫不及待做『期中分析』，想告訴大家，如果期中分析數字很漂亮，基亞不用做完三期臨床，就能直接拿著『期中』數字去申請藥證；但他沒告訴投資人的是，全球靠著期中分析就拿到藥證的公司，可能五根手指就數得完。」 <text:line-break/><text:line-break/>「誇大」話術成了裹著蜜的劍，張世忠的醫師專業背景又加深了投資人的信賴，搭配股市大戶的「全力支持」與投顧名嘴的「大力喊盤」，讓基亞股價直奔四七九元。直到「期中分析」放榜的當天，多數人都還深信著，基亞新藥夢實現的那天會到來，而且會更早到來。 <text:line-break/><text:line-break/>只是，他們沒料到的是，「期中分析」數據完全低於預期，基亞股價提前宣布「氣爆」。當國王的新衣褪去，再度印證股市裡血淋淋的一面：沒有基本面支撐的公司，終究難逃市場長期的檢驗。 「期中分析」沒過該怎麼辦？  <text:line-break/><text:line-break/>這次的基亞三期臨床試驗「期中分析」未過關，就像一個學生只考了59分，按照新藥臨床試驗規定，未來基亞「期末分析」要過關，不只要考60分，還要比60分更好，達到期中數值的兩倍才算過關，因此PI-88在期末分析要順利過關的難度更高了。 <text:line-break/><text:line-break/>揭開基亞漂亮話術 背後的祕密──基亞遭外界質疑的言論與說明。 <text:line-break/><text:line-break/>基亞董事長張世忠曾私下對媒體坦誠，因為過度樂觀的個性，經常把話「講過頭」。  <text:line-break/><text:line-break/>遭質疑言論1 <text:line-break/><text:line-break/>為何已向FDA申請三期試驗，卻不說是否核准？ <text:line-break/><text:line-break/>基亞於2010年8月向美國FDA提出PI-88抗肝癌第三期全球臨床試驗的申請，卻未有下文說明是否通過。 <text:line-break/><text:line-break/>基亞說明 <text:line-break/><text:line-break/>確實有向美國FDA申請三期臨床試驗，但考量歐美人種不同，加上八成肝癌病患集中於亞洲，因為公司策略轉向聚焦亞洲臨床試驗，遂無再更新進度。 <text:line-break/><text:line-break/>遭質疑言論2 <text:line-break/><text:line-break/>為何聲稱與普基非關係人，卻持股普基近３成？ <text:line-break/><text:line-break/>早期張世忠曾出任普基董事，雙方並交叉持股。後來基亞掛牌時，稱雙方非關係人，2013年基亞卻持股普基近３成。 <text:line-break/><text:line-break/>基亞說明 <text:line-break/><text:line-break/>目前基亞確實持有普基３成股權，但係因考量PI-88三期試驗即將完成，普基將為基亞生產PI-88，因而參與普基增資。 <text:line-break/><text:line-break/>遭質疑言論3 <text:line-break/><text:line-break/>為何取得歐、美孤兒藥資格，卻不說三期試驗未核准？ <text:line-break/><text:line-break/>基亞於2010年6月與2012年4月，分別獲得歐盟與美國FDA孤兒藥資格認定，但取得孤兒藥資格仍須進行三期臨床試驗，基亞未提及歐美三期臨床試驗仍未獲准。 <text:line-break/><text:line-break/>基亞說明 <text:line-break/><text:line-break/>取得孤兒藥資格確實不等於獲得三期臨床試驗核准，這部分資訊未來會再揭露得更完整。 <text:line-break/><text:line-break/>遭質疑言論4 <text:line-break/><text:line-break/>為何敢說全球市占率可達６成？ <text:line-break/><text:line-break/>基亞稱PI-88最大競爭者來自拜耳藥廠蕾莎瓦，因此，全球市場規模，每年達19億美元，預估市占率達6成。但蕾莎瓦已取得歐盟與美國FDA藥證，並在全球90多個國家核准上市，而PI-88只獲台、韓、中國核准三期臨床試驗。 <text:line-break/><text:line-break/>基亞說明 <text:line-break/><text:line-break/>基亞握有PI-88全球銷售權，目前三期臨床試驗確實聚焦於亞洲市場；惟全球八成肝癌病患集中於亞洲，因此初估將可涵蓋大部分市場，未來歐美部分將採取授權方式。 <text:line-break/><text:line-break/>遭質疑言論5 <text:line-break/><text:line-break/>為何才剛收完病人，一年就能拿藥證？ <text:line-break/><text:line-break/>基亞去年底對外公告，已達成預定500名病人收案目標，如試驗結果符合預期，最快將於2014年申請藥證。但此前提為「期中分析」數據過關，才得以於今年申請藥證。 <text:line-break/><text:line-break/>基亞說明 <text:line-break/><text:line-break/>由於台灣TFDA已展開審查，所以，當時進度估計確實是以「期中分析」數據過關的假設為前提。 <text:line-break/><text:line-break/>金主、主力、媒體、名嘴  交織出的「基亞大夢」 <text:line-break/><text:line-break/>聯電董事長洪嘉聰在這次基亞事件中所扮演的角色為何？令人好奇。(攝影/聶世傑)  <text:line-break/><text:line-break/>月７日下午，基亞重大訊息宣布，旗下的子公司基亞疫苗要以每股30元的價格，引進「迅捷投資」作為策略性投資人，持股８％。 <text:line-break/><text:line-break/>在基亞連吞九根跌停之後，這筆「適時」的投資挹注，隨即在市場上引發譁然，各種傳言揣測四起。但其中最大的爭議點在於，「迅捷為什麼要用高達67％的溢價買進？」 <text:line-break/><text:line-break/>原來，6月18日，基亞疫苗才剛剛辦理4億元的現金增資，發行價格每股18元；短短50天之後，迅捷就用溢價超過6成的30元買進。是迅捷太笨？還是另有其他目的？ <text:line-break/><text:line-break/>根據經濟部商業司的資料，聯電是迅捷投資的大股東，持股34％，而迅捷投資的舊址，就登記在台北市敦化南路二段、聯電的台北辦公室，與聯電的關係不言可喻。儘管第一時間聯電表示「對迅捷沒有控制權」，但這筆投資案仍然可能影響了聯電所有小股東的權益，聯電在迅捷董事會上對該投資案如何表態？應該對外說清楚，給聯電小股東一個交代。 <text:line-break/><text:line-break/>面對外界質疑聲浪，聯電發言人劉啟東以「聯電不排除檢討未來是否持續投資迅捷公司之可能性」，作為回答。 <text:line-break/><text:line-break/>但除了聯電的持股，迅捷投資者到底是誰？表面上董事長為聯電財務處出身的洪炳坤，但業內人士都認定，實際負責人就是聯電董事長洪嘉聰；換句話說，迅捷正是洪嘉聰主導的投資公司。 <text:line-break/><text:line-break/>洪嘉聰為何要幫基亞這個忙？當天同一時間，很多投資大戶的「Line群組」裡，都湧進了許多傳言。其中傳得最盛的，莫過於基亞想透過引進「聯電」集團的招牌，在隔天股市開盤打開跌停板。 <text:line-break/><text:line-break/>但為什麼是洪嘉聰？事實上，洪嘉聰和一群投資界好友在台北市信義路上開設了「吉品魚翅海鮮」餐廳，是頗負盛名的高檔餐廳，而這群好友也因為經常一起投資，在股市被稱之為「吉品幫」。這一次，市場盛傳「吉品幫」也在基亞飆漲的過程中，扮演了重要角色，許多人手上都曾經或仍然持有基亞股票。 <text:line-break/><text:line-break/>洪嘉聰是否因此而「挹注」基亞？本刊求證吉品餐廳與洪嘉聰，均無法得到證實。 <text:line-break/><text:line-break/>事實上，除了「吉品幫」，從主力、炒手、媒體、到股市名嘴，都在這次基亞風暴裡，參了一腳，例如鼎富證券前董事長、股市聞人賈文中的左右手彭文榮，在８月11、12日，原本無量跌停的基亞逐漸出現數百張交易的過程中，就扮演了金主的關鍵角色；而彭文榮早在2000年，基亞大股東云辰電子股價大漲時，也是云辰的監察人，雙方之間的關係，錯綜複雜。 <text:line-break/><text:line-break/>又例如，一直到這次基亞肝癌藥PI-88的期中分析失利之後，都還有某股市雜誌仍然大力看好，也被外界認定是一路以來，唱旺基亞股價的重要推手之一。 <text:line-break/><text:line-break/>一顆尚未取得藥證的新藥，在台灣股市呼風喚雨，吸引超過600億元資金瘋狂追逐，所有主力、炒家、散戶集體陪葬，基亞暴起暴落的股價，再度見證股市裡人性貪婪醜惡的一面。</text:p>
      <text:p text:style-name="P1">陳真   |  2021.06.10 03:22   |   <text:a xlink:type="simple" xlink:href="http://palinfo.habago.org/Entry?Command=Information_PrintForum&amp;iPage=46&amp;sType=FORUM#FORUM40707"><text:span text:style-name="T1">#</text:span></text:a></text:p>
      <text:p text:style-name="P2">台灣人真要坐以待斃？(十)：謀財害命大戲 <text:line-break/><text:line-break/><text:line-break/>陳真 <text:line-break/><text:line-break/>2021. 06. 10. <text:line-break/><text:line-break/><text:line-break/>至少半個多世紀來，美國每侵略一個國家，或在一個國家製造顛覆動亂或發動政變，往往會有一張當地人士的暗殺名單，通常數千人之譜，藉以消滅異己，包括一切有礙於美國的反對人士或反美人士或左派與其支持者或同情者等等。 <text:line-break/><text:line-break/>聽起來很可怕對不對？可是，這還只是具有針對性的殺害。有些時候則是不分青紅皂白、不分男女老幼的大屠殺，亦即針對特定種族例如華人，進行種族清洗，或是針對左傾人士或疑似左傾，或是連疑似也不用，愛怎麼殺就怎麼殺，例如美國支持的蘇哈托政權之全面性的反華大屠殺，死亡人數竟高達百萬人。 <text:line-break/><text:line-break/>根據印尼反華大屠殺之後25年的一份調查報告如下： <text:line-break/><text:line-break/><text:a xlink:type="simple" xlink:href="https://bit.ly/3zg7LaL"><text:span text:style-name="T2">https://bit.ly/3zg7LaL</text:span></text:a><text:s/><text:line-break/><text:line-break/>幾位美國前CIA官員與軍方將領首度向媒體承認，美方系統性地提供蘇哈托政權極其詳盡的暗殺名單，有案可查的就有五千多人。每當名單上的人員被捕或被殺，美方就在該人的名字旁邊打勾。 <text:line-break/><text:line-break/>不管是針對性的暗殺，或是族群滅絕性的大屠殺，通常有四股執行勢力： <text:line-break/><text:line-break/>一是當地的美國傀儡政權，由美國提供武器與武裝人員訓練，並提供外交掩護，甚至幫忙栽贓。 <text:line-break/><text:line-break/>例如印尼的蘇哈托政權，例如伊拉克總統海珊以化武殺害五千名庫德族人之 "Halabja 屠村事件"，便是由美國提供化學武器給海珊，然後再製造假情報與假證據嫁禍伊朗，並在聯合國百般維護當時仍被美國稱為 "捍衛自由的民主鬥士" 之海珊。 <text:line-break/><text:line-break/>第二股屠殺勢力就是由美軍自己執行。這類例子更是罄竹難書，俯拾皆是，例如侵略伊拉克與阿富汗等等，無數政治異己與反美人士，往往會以反恐之名遭到殺害。 <text:line-break/><text:line-break/>第三股勢力則是身份保密、滲透各國的武裝臥底人員。 <text:line-break/><text:line-break/>《新聞周刊》（Newsweek）花了兩三年時間進行調查，上個月披露調查結果指出，美國至少從十多年前開始，每年花費數百億元，在全球各國安插一支祕密軍隊，人數約六萬多人，但真實規模應遠遠超過。 <text:line-break/><text:line-break/>這支臥底的殺手部隊，行動代號叫做「消除特徵」（signature reduction），完全不受國會監督，當然更不會鳥你什麼國際法，專門從事暗殺、破壞、情蒐與裏應外合等各種機動性祕密任務。 <text:line-break/><text:line-break/>臥底人員散落在全球130多家企業與政府機關。平常以假身份從事正常工作以掩人耳目，但實際上是CIA臥底殺手；科技配備精良，來去無蹤；只要主子一聲令下，隨時可取人性命，隨時可執行各種祕密任務。 <text:line-break/><text:line-break/>第四股勢力則是交由像 "黑水" (Blackwater) 這樣的私人武裝公司執行血腥任務。因其私人性質，更加不受管控，為所欲為。以黑水為例，特別是在伊拉克和阿富汗，幹下無數泯滅天良的姦殺擄掠罪行。 <text:line-break/><text:line-break/>黑水的創辦人就是這位投資台灣土產疫苗的 Erik Prince。美軍在中東成千上萬的屠殺平民與虐待戰俘事件，包括輪姦、刑求與滅門等重大罪行，其中有一部份就是黑水公司所為。這些泯滅人性的血腥暴行，並非偶然，亦非個案，而是體制所允許與縱容，甚至鼓勵，藉以威嚇敵人。 <text:line-break/><text:line-break/>各位能理解黑水公司的存在意義嗎？所謂戰爭，不管是哪種類型，它就是國與國或族群與族群、派系或政權之間的武裝衝突。簡單說，它具有某種公眾性與體制性，是一種解決問題的手段，戰爭本身並非目的；戰爭參與者，或多或少得受制於國際社會或聯合國或國內的各種司法監督與制裁。 <text:line-break/><text:line-break/>但是，一旦戰爭委由跨國私人公司執行，它的整個本質就變了。它不再是一種解決公眾問題的手段，而是追求公司利益最大化的一種快速斂財工具。 <text:line-break/><text:line-break/>而且，暴力執行者並非軍人，不受任何軍事體系監督或司法管轄，而只是老闆以天價酬勞所僱用的一群擁有高超殺人技能的 "員工"，擁有任意殺人的特權，為所欲為，逍遙法外。不但不受國會監督，所謂美國司法通常也只是做做樣子，極少判刑。 <text:line-break/><text:line-break/>對外更是橫行無阻。美國至今揚言，任何美國人都絕不接受任何國際法庭的制裁；從布希到歐巴馬，再到川普，均一再對國際法庭發出以下恫嚇：誰敢以司法制裁或逮捕美國人，誰就會遭到美國的報復，包括以武力消滅。 <text:line-break/><text:line-break/>這樣一群以殺人為業績的私人 "員工"，殺越多，賺越多；這就跟美國軍火工業之私人化一樣，戰爭越多就越賺；隨便發射一顆飛彈，就能不愁吃喝三輩子；私利之龐大，猶如天文數字。 <text:line-break/><text:line-break/>這間黑水公司就是這樣，原本成立時只有十幾人，"業務" 瞬間暴增千百倍，短短幾年內，公司 "營收" 竟高達數十億美元即上千億台幣，成為全球幾乎可以說是惟一的國際級私人戰爭公司。 <text:line-break/><text:line-break/>人性之可怕，往往不在於受害人數規模，更在於從事惡行者之心態。比方說，這間黑心肝的美國黑水公司之 "員工"，你從他們所犯下的罪行之內涵，很清楚可以看得出來，他們根本不把人當人看，不把性命當一回事，甚至以殺害他人生命、虐待他人肉體為樂。 <text:line-break/><text:line-break/>曾有一些公開案例指出，有些黑水員工姦殺擄掠無法無天之際，連自己的同事都看不下去；曾有一位黑水員工，當他無法制止同事們的任意屠殺之惡行時，舉槍指著一位同事的腦袋，逼迫對方放下武器，停止屠殺。 <text:line-break/><text:line-break/>前 CIA 局長 Leon Panetta 以及黑水公司老闆 Erik Prince 本人，都曾公開承認黑水公司就是CIA 的 "體制外資產"，任憑使喚，藉以換取龐大私人利益，並能規避國會監督與軍事體系管轄。 <text:line-break/><text:line-break/>簡單說就是，這是一個表面上是體制外、其實仍由 CIA 所管控的私人武裝部隊，擁有殺人特權。曾有一位美國議員，言語上得罪 Erik Prince，Prince 竟揚言隨時可取對方一條小命。這位在世界各地殺人不眨眼的黑水公司大老闆是誰呢？他就是幾個月前才剛辭職的美國教育部長 Betsy DeVos (本姓Prince) 的親弟弟。 <text:line-break/><text:line-break/>黑水公司富可敵國，武器精良，除了在戰場或佔領國執行血腥任務外，CIA 更可利用其平民身份以掩人耳目，在美國本土或海外各地代為訓練武裝人員，台灣就是其中之一。 <text:line-break/><text:line-break/>也許因為利潤龐大，分贓不均，再加上在美國國內樹敵無數，Prince 於十幾年前 (2009年) 被迫辭去黑水公司CEO身份。2010年，把整個公司賣掉。講好聽是洗心革面，重新做人，事實上是轉換跑道，追求更大事業版圖。前後差別在於，Prince 一再表明，現行事業已無武裝，而主要是從事保全、物流及行銷布局與戰略諮詢。 <text:line-break/><text:line-break/>Prince 的事業第二春，就在香港，2014年成立一間公司叫做 "先豐服務集團"（Frontier Services Group），核心工作就是為那些在全球動盪高風險地區營運的大企業，提供各項安保服務與工程建設及戰略諮詢；中國國企「中信集團」是其第三大股東，全面參與中國一帶一路的各種安全事項，包括安保、情蒐、人員培訓、風險評估與物流等等。 <text:line-break/><text:line-break/>我能理解祖國為何會和這樣一個人合作，因為此人交遊廣闊，跨越各國，甚至同時與各敵對政權保持友好關係 (行走兩岸三地，各方奉若貴賓，便是一例)，就連 CIA 都得借重其在阿富汗當地的特殊人脈，執行軍事任務。 <text:line-break/><text:line-break/>我不能理解的是，為何美國能夠允許他從事一些與美國既定政策背道而馳的任務？比方說參與一帶一路，比方說私運軍火給 (俄羅斯所支持的) 利比亞反對派 Khalifa Haftar 將軍。聯合國安理會所設置之 "利比亞武裝禁運小組" (UN Arms embargo on Libya) ，甚至在今年三月，對此發表一篇120多頁的調查報告，對Prince提出鉅細靡遺的犯罪指控： <text:line-break/><text:line-break/><text:a xlink:type="simple" xlink:href="https://bit.ly/3g7HeVW"><text:span text:style-name="T2">https://bit.ly/3g7HeVW</text:span></text:a><text:s/><text:line-break/><text:line-break/>最近，因為路透社的報導，很多人誤以為是 "黑水" 投資島內土產疫苗，其實不是，投資者是早在十多年前便已把 "黑水" 公司整個賣掉的Erik Prince。他在去年(2020年) 10月，在美國另外成立一間名叫 "Windward Wyoming" 的公司： <text:line-break/><text:line-break/><text:a xlink:type="simple" xlink:href="https://bit.ly/3gpsBMB"><text:span text:style-name="T2">https://bit.ly/3gpsBMB</text:span></text:a><text:s/><text:line-break/><text:line-break/>這間找不到更多資料的新公司，像個空殼子，到底是在幹啥的？實在令人費解。我想，它的真正公司名稱應該是 Windward Capital Management，網址是： <text:line-break/><text:line-break/><text:a xlink:type="simple" xlink:href="https://www.windwardcapital.com/"><text:span text:style-name="T2">https://www.windwardcapital.com/</text:span></text:a><text:s/><text:line-break/><text:line-break/>這間 "管理" 公司，看起來就很像Prince 的風格了。該公司表明： "專注於" 服務 "高端" 顧客，並強調 "一次只服務一位高端顧客"，幫忙打通政商任督二脈，排除風險，創造高利潤管道，提供安全管理與投資策略。 <text:line-break/><text:line-break/>目前，它所 "專注服務" 的 "高端顧客"，不是高端疫苗公司，而是人渣黨所拼命護航的另一間生技公司，叫做 "聯合生物製藥"（簡稱聯生藥），隸屬台灣人在美國成立的聯亞生技集團（UBI）。Prince 的Windward Capital Management，透過聯亞生技集團在美國的另一子公司COVAXX (現在名稱為 Vaxxinity)，取得聯亞疫苗的 "全球銷售權"。 <text:line-break/><text:line-break/>人渣黨不是每天都在抓中資嗎？在島內，只要不是綠的，誰敢跟中資或對岸稍微有關，誰就會被污名化而遭到打壓與攻擊。可是，這位黑水前老闆，就是中資大企業 "先豐服務集團" 的創立者兼副主席 (上上個月才辭職)，卻負責聯亞疫苗的全球銷售管道，人渣黨為何不去獵巫卻反而百般護航呢？ <text:line-break/><text:line-break/>路透社的報導中提到，他們取得一些非公開性的文件和信件，包括黑水前老闆 Prince 遊說美國某位國會幕僚共同參與的一系列簡訊，簡訊日期是去年 (2020年) 十月底至十一月初之間。Prince 在簡訊裏頭強調，此一販售疫苗事業，利益龐大；甚至話講得很露骨，Prince 告訴對方說，"每打一針疫苗，就有抽取數美元佣金之空間。" ("There's room for a couple dollars per dose in commissions.") <text:line-break/><text:line-break/>路透社的獨家調查報導還提到，聯亞疫苗早在一期試驗根本都還沒開始進行時，聯亞生技集團於去年 (2020年) 年初在美國成立、黑水老闆也參與投資的子公司 Vaxxinity，就已如未卜先知般地預訂今年七月疫苗就能公開販售。此一時程，也就是人渣黨過去幾個月來所一再宣稱的日期；並以此為由，千方百計阻擋疫苗進口，任憑疫情無限擴散。 <text:line-break/><text:line-break/>這意味著什麼呢？這意味著打從一開始，所謂疫情之爆發與土產疫苗之未試驗就先下千萬大單，以及將來準備強迫人民施打不合格疫苗等等瘋狂舉措與諸多 "巧合"，是不是其實就只是一場由美方所主導、由人渣黨所奉命執行、精心布局的謀財害命大戲？ <text:line-break/><text:line-break/>我不是陰謀論者，對於捕風捉影的任何陰謀論，向來缺乏好感。問題是，難道這一連串事件全屬巧合？疫情很 "湊巧" 地突然爆發？所謂防疫，卻是毫無一絲理性地拒絕普篩，凡事被動且毫無作為，卻一味地瘋狂阻撓疫苗進口；去年年底原本就已能由東洋公司進口三千萬劑輝瑞BNT疫苗，竟也被迫棄單......無數瘋狂舉動，若非蓄意藉此圖利，並阻擋八月即將舉行之反萊豬與重啟核四等四項妨礙美方利益之公投(所謂綠能產業，是美方等外資吸血台灣的另一管道)，還能有什麼原因？   <text:line-break/><text:line-break/>還有很多骯髒事，礙於公私繁忙，個人時間極其有限，我就不多寫了。 <text:line-break/><text:line-break/>必須聲明的是：高端疫苗公司背後有個言行華而不實的炒股家族，而且似乎根本無意於從事三期試驗，自然令人充滿疑慮。但是，我對聯合生技公司的專業能力卻毫無疑問。我並不反對發展本土疫苗。任何人或任何機構、任何黨派，從中投資做生意，乃至賺大錢，都是很正常的事，不會有人反對。 <text:line-break/><text:line-break/>一家公司，一個政黨或政府，如果照規矩做事，我們怎麼會說它髒呢？問題是，這個人渣黨及其美國主子，卻是既謀財又害命。更精確地說，他們透過無數的謊言與政治操弄，千方百計阻擋疫苗進口，藉著疫情之擴散全島，從中謀取巨大黑心財，並且不斷恐嚇、威脅與攻擊，乃至於透過司法，鎮壓批評者或懷疑者。 <text:line-break/><text:line-break/>今天，假若有個犯罪集團，透過壟斷某種物資，透過人命的傷亡來斂財，如此重大罪行，是不是應該繩之以法？是不是應該依法槍斃或坐穿牢底？然而，我們卻任由人渣黨橫行無阻，胡作非為。 <text:line-break/><text:line-break/>我能想像許多歹徒或黑心商家，有可能為了謀財而害命，但我從未見過或聽過世界上有這樣一個所謂 "政府" 及政黨，竟然以全體人民的生命和健康為代價，百般阻撓救命疫苗，企圖從中圖利自己或他人。 <text:line-break/><text:line-break/>我的結論是這樣： <text:line-break/><text:line-break/>台灣是美國藉以吸血撈錢、藉以仇中反華的殖民地，而人渣黨則是美國人所豢養的一頭貪婪無度的惡犬。當人民長期遭受生命財產之傷害及教育與思想之荼毒，我們應該認清，真正的作惡源頭是美國，美國才是島嶼一切痛苦的來源。 <text:line-break/><text:line-break/>至於美國人養的狗，當然也很可恨。問題是，你罵狗也是白罵，狗哪會在乎你罵？更不會在乎什麼呼籲。這個人渣黨，每天就是撒謊，每天就是造謠，每天就是抹黑，每天就是鼓吹仇中反華，栽贓抹黑，你每天忙著一一去反駁，不累嗎？ <text:line-break/><text:line-break/>簡單這麼說，狗根本不是一個有效的溝通對象，狗主人才是。狗再貪吃，再膽大包天，若無主子授意，不可能膽敢如此瘋狂作為，草菅人命。 <text:line-break/><text:line-break/>問題是，溝通何用？世界上或歷史上哪個殖民政權會在乎被殖民者的生命與痛苦？當司法被控制，當媒體被完全壟斷，我不知道還能有什麼方法推翻這樣一個邪惡政權，更不用說擺脫殖民。 <text:line-break/><text:line-break/>我們能做的，也許就是盡一己之力去反抗，雖然無從改變大局，但至少能為這島嶼保留一絲公義與一線光芒。畢竟，面對呼風喚雨的邪惡勢力，並不是所有人都會感到畏懼；面對各種權位利誘，也不是所有人都會被收買。邪不可能勝正，只要堅持良善與公義，我們總有擺脫黑暗的一天。</text:p>
      <text:p text:style-name="P1">陳真   |  2021.06.10 09:29   |   <text:a xlink:type="simple" xlink:href="http://palinfo.habago.org/Entry?Command=Information_PrintForum&amp;iPage=46&amp;sType=FORUM#FORUM40708"><text:span text:style-name="T1">#</text:span></text:a></text:p>
      <text:p text:style-name="P3">台灣人真要坐以待斃？(十一)：做賊喊捉賊 <text:line-break/><text:line-break/><text:line-break/>陳真 <text:line-break/><text:line-break/>2021. 06. 10. <text:line-break/><text:line-break/><text:line-break/>人渣黨做為台奸，做為一條漢奸走狗，雖然不敢幹些動刀動槍的事，但是，一個人或一個黨的邪惡，不在於他所做的惡事之規模，而是在於他為惡的心態之扭曲與複雜程度。我真的很難想像世界上怎麼會有這樣一群人渣，如此無恥下三濫。這個黨，每天造謠抹黑，每天撒謊，動輒自導自演栽贓嫁禍，長年以來卻動用司法，不斷去傷害那些說出真話的人。 <text:line-break/><text:line-break/>人渣黨豈止是告訴日本台灣疫苗夠用，而是不斷告訴全世界，千方百計阻撓疫苗進口： <text:line-break/><text:line-break/><text:a xlink:type="simple" xlink:href="https://bit.ly/3pBKuvy"><text:span text:style-name="T2">https://bit.ly/3pBKuvy</text:span></text:a><text:s/><text:line-break/><text:line-break/>沈富雄更是現身說法，提到有多少人積極要賣疫苗給台灣，人渣黨卻告訴他們，疫苗夠了。 <text:line-break/><text:line-break/>台灣的疫苗，目前根本就是杯水車薪！但是，人渣黨卻藉此來進行政治炒作，說我們應該感恩日本，感恩美國，另一方面卻不斷造謠，抹黑大陸，甚至造謠說大陸阻礙疫苗進口，造謠說大陸阻礙日本送疫苗給我們，每天就是滿口謊言。我真的不知道這個人渣黨到底有沒有哪一句話是真實可信的？ <text:line-break/><text:line-break/>人渣黨之所以千方百計阻擋疫苗進口，目的就是為了要護航美國人可以藉此撈大錢的土產疫苗。 <text:line-break/><text:line-break/>台灣檢調與司法系統，沒有一個正直之士來調查與遏阻這些狗官謀財害命的惡行嗎？卻反而不斷去獵捕與傷害那些說出真話的人。 <text:line-break/><text:line-break/>陳真 <text:line-break/><text:line-break/>2021. 06. 10. <text:line-break/><text:line-break/>=============== <text:line-break/>轉貼日外相說法 新竹副縣長被速辦 <text:line-break/><text:line-break/>林郁平、陳鴻偉、莊旻靜／連線北報導 <text:line-break/><text:line-break/>2021年6月10日 <text:line-break/><text:line-break/>日本政府捐給台灣124萬劑AZ疫苗，日前網路瘋傳日本外相茂木敏充備詢時稱台灣「只要擋一下」的說法，連新竹縣副縣長陳見賢也在LINE群組轉貼，遭行政院長蘇貞昌怒轟「這是很惡毒的謠言」，一定要查辦。警方9日將3人送辨，其中刑事局將最早撰文的譚姓男子及轉傳的陳見賢約談到案，陳認為僅是評論、不是假訊息，但詢後仍遭送辦，成為政府打假以來涉案層級最高的地方官員。 <text:line-break/><text:line-break/>翻譯差別外界看法不一 <text:line-break/><text:line-break/>檢警迅速將陳見賢送辦，民進黨網社中心主任范綱皓製作疫苗圖卡，遭事實查核中心認證為假消息，卻不見檢警偵辦，引發外界質疑是「辦藍不辦綠」。 <text:line-break/><text:line-break/>遭綠營人士抨擊為惡意扭曲翻譯的文章，稱「日本外相在國會被問到為何只給台灣124萬劑，他回說台灣政府沒想要很多，只要6月擋一下就好，7月開始台灣自己就會有自己生產的疫苗」，並附上日本外相在國會接受質詢時的新聞連結及影片。令蘇貞昌8日怒批這是很惡毒的謠言，綠委莊瑞雄質詢時特別點名陳見賢散播謠言。 <text:line-break/><text:line-break/>外交部還原日本外相的談話，指他認為「預計台灣國內的疫苗生產體制會在7月以後逐漸完備，而目前台灣面臨的是很緊急迫切的需求」，從未說過台灣曾表達只需要124萬劑等說法。翻譯上的差別，引發各界看法不一。 <text:line-break/><text:line-break/>陳見賢稱僅發表評論 <text:line-break/><text:line-break/>外交部與疾管署迅速認定為假訊息後向警方報案，刑事局立即展開追查，發現住在新北市汐止的41歲譚男最早發文，7日中午貼在巴哈姆特網站上。警方前天將無業的譚男約談到案，他表示是看到日本相關新聞，並參考國內政論節目的說法，認為少要疫苗是事實才撰文，隔天發現竟引發軒然大波嚇了一跳，趕緊將文章刪除，但已遭網友轉傳。 <text:line-break/><text:line-break/>警方昨日到新竹縣約談陳見賢，他表示，收到訊息曾請懂日文的朋友幫忙翻譯，他不認為這是假訊息，因自己參與縣內防疫工作，知道疫苗是很重要的問題，所以認為這是可受公評之事，僅是發表評論。訊後，依嚴重特殊傳染性肺炎防治及紓困振興特別條例、社維法函送士林地檢署偵辦。 <text:line-break/><text:line-break/>台北市警萬華分局交通分隊劉姓員警，8日也在群組中轉傳，並附上相關影片連結，劉事後雖將訊息收回，但已遭同事擷圖、檢舉，劉也被依相同罪名送辦。</text:p>
      <text:p text:style-name="P1">陳真   |  2021.06.10 23:15   |   <text:a xlink:type="simple" xlink:href="http://palinfo.habago.org/Entry?Command=Information_PrintForum&amp;iPage=46&amp;sType=FORUM#FORUM40710"><text:span text:style-name="T1">#</text:span></text:a></text:p>
      <text:p text:style-name="P3">台灣人真要坐以待斃？(十二)：喪心病狂到極點 <text:line-break/><text:line-break/><text:line-break/>陳真 <text:line-break/><text:line-break/>2021. 06. 10. <text:line-break/><text:line-break/><text:line-break/>高端疫苗二期解盲通過。真的是在騙小孩！演一齣假戲！ <text:line-break/><text:line-break/>請問，有多少疫苗或新藥研發是連二期試驗都會失敗的？現在媒體卻講得好像什麼天大的成就。 <text:line-break/><text:line-break/>這就好像你要找尋賽車選手，一期就是有駕照，二期就是真的會開車，敢開上路，而且沒發生過重大車禍；惟有通過三期才是真正有辦法上場比賽的選手。沒有人會在二期放鞭炮的。 <text:line-break/><text:line-break/>今天，如果全世界就只有這東西，情況緊急也就只好跟它拼了，只要會開車就抓來充當選手。可是，現在明明有許多真正安全且具有保護力的疫苗隨手可得，卻硬是要千方百計阻撓進口，擺明就是要賺這一大票！擺明就是要謀你的財，害你的命！擺明就是要強迫你打一支不合格的疫苗。 <text:line-break/><text:line-break/>請問，打了有用嗎？根本沒有人知道。任何藥物，三期試驗失敗的可能性非常高。 <text:line-break/><text:line-break/>請問，打了之後，出得了國嗎？正常社會會承認你打過疫苗嗎？不可能。 <text:line-break/><text:line-break/>一支疫苗如果打了之後，連有沒有用都完全不知道；而且，打了之後，世界上根本不可能會有人承認你打過疫苗，你根本出不了國。那麼，你強迫台灣人打這種價格高端、品質卻低端的地下疫苗，究竟居心何在？ <text:line-break/><text:line-break/>而且，打疫苗如果出了問題，請問疫苗能夠從血管裏抽出來丟掉嗎？當然不可能。 <text:line-break/><text:line-break/>打了之後，若有問題，能夠再混著改打其它疫苗嗎？很難說。很可能會產生更多副作用問題或不可測的長短期風險。 <text:line-break/><text:line-break/>更可怕的是，比方說幾年後，三期很可能沒過(大多數都失敗)，證實這疫苗根本無效，請問屆時該怎麼辦？在這盲目測試的數年漫長過程中，得犧牲多少條人命？這根本就是存心拿台灣人當白老鼠。 <text:line-break/><text:line-break/>你的家人倘若生了病，請問你是會給他吃目前世界上最好的或至少合格、全世界認證的藥物，還是強迫他吃根本完完全全不知道有沒有效的土產仙丹？ <text:line-break/><text:line-break/>這個人渣黨及其背後美國主子，真的是利慾薰心，喪心病狂到極點。 <text:line-break/><text:line-break/>================= <text:line-break/><text:line-break/>高端疫苗完成解盲 陳培哲：既定劇本、毫無意外 <text:line-break/><text:line-break/>中時 <text:line-break/><text:line-break/>2021/06/10 旺報 李侑珊 <text:line-break/><text:line-break/><text:line-break/>爭議不斷的高端疫苗宣布解盲成功，並加速第三期臨床實驗，中研院院士陳培哲表示，此為既定的劇本，毫無意外，此為預期中的結果。 <text:line-break/><text:line-break/>陳培哲近來提出專業發言，指出三家本土生技公司的疫苗專長都是滅活疫苗，投入新冠疫苗技術卻是蛋白質次單位疫苗，研發與技術都大有問題，甚至更坦言離開食藥署疫苗審查委員，最大的困難點即來自於總統蔡英文，引起一連串政治追殺。 <text:line-break/><text:line-break/>不只陳培哲，包含前疾管局局長蘇益仁也認為國產疫苗有問題，即便專家多次拋出相關說法，但有媒體民調顯示，仍有逾5成民眾願意施打國產疫苗。對此，陳培哲則說，如此即在於沒有其他的選擇，這也是很無奈的事情。</text:p>
      <text:p text:style-name="P1">陳真   |  2021.06.11 15:27   |   <text:a xlink:type="simple" xlink:href="http://palinfo.habago.org/Entry?Command=Information_PrintForum&amp;iPage=45&amp;sType=FORUM#FORUM40712"><text:span text:style-name="T1">#</text:span></text:a></text:p>
      <text:p text:style-name="P2">台灣人真要坐以待斃？(十三)：我們要這樣過一輩子嗎？ <text:line-break/><text:line-break/><text:line-break/>陳真 <text:line-break/><text:line-break/>2021. 06. 11. <text:line-break/><text:line-break/><text:line-break/>世勤所言甚是。疫苗或新藥研發如果弄個二期就能通過，那麼，隨便一個相關科系的人都能製造新藥了。 <text:line-break/><text:line-break/>台灣真的是一個非常病態扭曲的政治環境，基本理性與是非，基本知識與常識，統統都起不了任何作用；只要大權在握，只要有暴利可圖，只要顏色正確，你幾乎可以在這島上做任何荒唐事；你可以任意抹黑任何人，摧毀他的人格與素養，你可以扭曲所有基本事實，甚至連傷害所有人民這等齷齪荒唐事，都完全可以橫行無阻。 <text:line-break/><text:line-break/>只要控制媒體、教育與司法，再加上網軍及各方文人走狗，就算是泯滅天良之事，照樣能宣揚成全世界都羨慕的偉大政績。 <text:line-break/><text:line-break/>我常想到對岸人民，心中常有這樣一個疑問： <text:line-break/><text:line-break/>究竟大陸同胞們能否真實體會生活在台灣這樣一個殖民地的痛苦？ <text:line-break/><text:line-break/>在對岸或世人看來理所當然之事，在這島上卻很可能必須為之慘痛代價。 <text:line-break/><text:line-break/>我對國際人權有長達三十多年的經驗、知識及參與，我知道許多戰亂地區或軍事獨裁政權或所謂民主國家例如印度，執政者如何謀財害命，例如控制重要民生物資，藉以斂財，或是私吞、控制外界援助物資或藥物，任由饑荒蔓延，任由醫療失能。 <text:line-break/><text:line-break/>所有這些國家，大多數人都很貧窮，而且文盲比例很高，資訊匱乏。但我從未見過像台灣這樣一種社會，經濟整體富裕，教育水平很高，醫療與公衛一流，卻竟然發生上述那樣一種非常落後野蠻的謀財害命行徑。我從未見過、聽過或讀過這樣一種所謂國家或社會，一方面明明識字懂道理，一方面卻又極其荒誕可笑愚蠢卑劣。 <text:line-break/><text:line-break/>那是因為，台灣事實上就是個極其封閉反智的殖民地，不管多麼荒誕無恥多麼泯滅天良之事，只要掌權者有利可圖，便可橫行無阻，而且還會得到受害者眾人的歡呼與支持。 <text:line-break/><text:line-break/>二、三十年的折磨，真的是夠了，難道我們要這樣過一輩子嗎？我們要讓下一代繼續同樣的悲劇和折磨嗎？ <text:line-break/><text:line-break/>=================== <text:line-break/>2期解盲取代3期 中研院詹家琮痛批：取巧、不道德 <text:line-break/><text:line-break/>毅傳媒2021. 06. 11. <text:line-break/><text:line-break/>高端疫苗宣布第2期臨床實驗解盲成功，中研院基因體研究中心研究技師詹家琮今日稍早稱，他不認同不科學的「國產新冠疫苗2期臨床試驗解盲」。 <text:line-break/><text:line-break/>詹家琮負責中研院P3實驗室，更是抗SARS英雄。他認為，2期解盲應該加入英國株變種病株，或是印度變種病毒株的實驗數據。 <text:line-break/><text:line-break/>對於食藥署與高端疫苗都主張「免疫橋接」，詹家琮提出兩大質疑。首先，抗體中和效力試驗，不足以取代3期臨床試驗。因為人體對抗病毒不是只有靠著抗體一項，還有T細胞、巨噬細胞、自然殺手細胞（Natural killer, NK）等，以及其他非記憶性的細胞與激素反應。 <text:line-break/><text:line-break/>詹家琮強調，這些反應是單純的血清中和效力試驗看不到的，只有進入臨床3期試驗，藉由受試者身體的反應才能夠觀察到。 <text:line-break/><text:line-break/>其次，抗體中和力試驗是一個非常單純的設計，只有血清、病毒、一種細胞及培養液，人體內有許許多多種類的細胞可以參與抑制病毒的活動。 <text:line-break/><text:line-break/>因此，詹家琮主張，2期臨床試驗是不足夠的，至少要進入臨床3期並完成中期的試驗，我們要看的應該是人體的整體表現，不只是簡單的中和性抗體的效價。 <text:line-break/><text:line-break/>「現在台灣以及世界上流行的是什麼病毒株？哪裡還會有原始的武漢病毒株呢？」詹家琮要求，解盲的血清中和效力試驗，要加入英國變種病毒株甚或是印度變種病毒株的實驗數據，否則數據就會失真而不可信。 <text:line-break/><text:line-break/>詹家琮更痛批，2期解盲只會有武漢病毒株的數據，這是非常取巧非常不專業更是不道德的作為。 </text:p>
      <text:p text:style-name="P1">陳真   |  2021.06.15 20:45   |   <text:a xlink:type="simple" xlink:href="http://palinfo.habago.org/Entry?Command=Information_PrintForum&amp;iPage=44&amp;sType=FORUM#FORUM40722"><text:span text:style-name="T1">#</text:span></text:a></text:p>
      <text:p text:style-name="P3">台灣人真要坐以待斃？(十四)：醫師公會不該是黨派附庸 <text:line-break/><text:line-break/><text:line-break/>陳真 <text:line-break/><text:line-break/>2021. 06. 15. <text:line-break/><text:line-break/><text:line-break/>為了在一片完全黑箱的黑心防疫環境中，多少知道一些狀況，我於是加入高雄醫師公會的群組。群組負責人叫做陳豐偉，我看他頭銜寫個 "祕書長"，我不知道是什麼組織的祕書長，我想，應該就是醫師公會。 <text:line-break/><text:line-break/>在這群組上，常可看到一些令人憤怒的發言，比方說對於在野人士或在野黨的攻擊，比方說對於人渣黨的歌功頌德，比方說什麼 "全民" 都很感恩日本人的捐贈疫苗等荒唐言論。我雖是忍教教主，很會忍，但總有忍不住、凍未條的極限。 <text:line-break/><text:line-break/>一個醫師公會，理當是個為民眾發聲、把民眾生命與健康擺在第一位、獨立超然的專業組織，怎麼搞得像個什麼黨派附庸或政府下級執行單位那樣不堪。 <text:line-break/><text:line-break/>今天，看到有醫生在群組寫說：好心肝的違規施打疫苗事件，害慘了大家，害大家都只好必須很嚴格地出示無數證明才能打疫苗。 <text:line-break/><text:line-break/>我看了，實在忍不住，於是就寫說：這個垃圾黨阻擋疫苗，才是真正害慘了大家，害死幾百條人命。 <text:line-break/><text:line-break/>沒想到，管理員陳豐偉馬上跳出來說我的發言與公務無關，馬上刪除。於是我就陸續又寫了底下這些，但是，統統都被他秒刪了。他還揚言，我若再發表與公務無關的言論，就會把我逐出群組。 <text:line-break/><text:line-break/>以下是我剛剛在高雄醫師公會的發言： <text:line-break/><text:line-break/>----------- <text:line-break/><text:line-break/>這個人渣黨阻擋疫苗進行圖利，就是整個疫情的最核心關鍵！如果這不是公務，難道是私事？ <text:line-break/><text:line-break/>你們在這群組上怎麼定義公務我沒意見，但是如果我所說的不是公務，那麼，那些針對在野黨的無端指控難道就是公務？還有，包括衛生局疾管處的回應，例如什麼 “全民” 都很感激日本的捐贈疫苗，諸如這些不符事實的鬼話就更不應該出現在這群組上。 <text:line-break/><text:line-break/>你(指陳豐偉)要訂規則，就應一致，而不是歌功頌德的就叫公務，胡說八道的也叫公務，稍有批評就不是公務。 <text:line-break/><text:line-break/>醫師公會理當是一個獨立超然的專業組織，而不是政府的執行單位，更不是任何一個黨派的附庸。 <text:line-break/><text:line-break/>現實上，為了全民利益的最大化，我們必須得配合執行某些政策，但這並不意味著我們必須摘除腦子，封住嘴巴，對所謂執政者傷害全民的荒唐惡行完全悶不吭聲。 <text:line-break/><text:line-break/>我個人很不喜歡群組之類的東西，之所以惟一只加入這醫師公會群組，只是希望在一片完全黑箱的所謂防疫中多少能知道一點狀況。 <text:line-break/><text:line-break/>我毫無興趣在此一群組上議論問題。但我希望，如果掌控群組者希望讓群組只侷限於 “純粹技術性” 的公務事項，那就請確切執行，而不是歌功頌德、胡說八道的叫做公務，稍有批評就說不是公務。 <text:line-break/><text:line-break/>我把我要講的話講完了。謝謝各位。希望這是我惟一一次也是最後一次的被迫發言。</text:p>
      <text:p text:style-name="P1">陳真   |  2021.06.16 02:03   |   <text:a xlink:type="simple" xlink:href="http://palinfo.habago.org/Entry?Command=Information_PrintForum&amp;iPage=44&amp;sType=FORUM#FORUM40723"><text:span text:style-name="T1">#</text:span></text:a></text:p>
      <text:p text:style-name="P2">台灣人真要坐以待斃？(十五)：凡事有個極限 <text:line-break/><text:line-break/>陳真 <text:line-break/><text:line-break/>2021. 06. 16. <text:line-break/><text:line-break/><text:line-break/>底下是昨天高雄施打疫苗的現場一角，整個場面的規模要比這個大得多： <text:line-break/><text:line-break/><text:a xlink:type="simple" xlink:href="https://bit.ly/3vsXvsA"><text:span text:style-name="T2">https://bit.ly/3vsXvsA</text:span></text:a><text:s/><text:line-break/><text:line-break/>請問各位，這叫防疫，還是集體自殺？還是提供病毒擴散爆發的機會？ <text:line-break/><text:line-break/>今天，如果是韓國瑜當市長這樣幹，你想，會被人渣黨及其走狗們攻擊成什麼樣？肯定是全民聲討大草包！一大堆綠油油的醫生一定會爭相跳出來批評。 <text:line-break/><text:line-break/>如果韓國瑜這樣子進行腦殘防疫，連我也會開罵，因為對就是對，錯就是錯。 <text:line-break/><text:line-break/>有些人家裏，一家四口，某天，也許有位朋友來訪，泡茶聊天，於是四口變五口，違反規定，就得罰款。一人罰六萬，那麼，請問這樣一種上千人的群聚場面 (據報導是在高雄巨蛋)，得罰多少錢？ <text:line-break/><text:line-break/>可是，換成人渣黨執政，那就怎麼幹都可以了，你將很難在這島上找到一個醫生敢公開批評。誰批評，誰倒楣；誰批評，誰就會反倒成為眾矢之的，或是付出各種外人難以想像的痛苦代價、折磨與實質傷害。 <text:line-break/><text:line-break/>有一件事，為了家人安全，我直到現在已經很多年了，卻還是不敢說得太白。大約是在若干若干年前，在某次選舉中，因為我心裏頭是設定醫師族群做為讀者，寫了一篇相當溫溫吞吞的純說理文章。我說： <text:line-break/><text:line-break/>醫師公會是一種專業組織，一種社會公器，以維護所有民眾的健康與生命為核心價值；理當憑其專業，獨立超然於所有黨派之上，只問是非，只問專業，不問顏色。因此，不應該以所謂 "XX 市全體醫師公會成員" (亦即該縣市所有醫師) 為名，去支持任何黨派的候選人，畢竟醫師公會不可能代表 "全體" 醫師。 <text:line-break/><text:line-break/>這麼溫和、初級的說理文章，居然馬上為我招來人身生命安全的威脅。聽其他醫師轉述，在某個上千人的醫師節大會上，我更是因此遭到公開點名批判。事後，許多醫師同事和同學打電話來說我闖了大禍，要我小心安全。 <text:line-break/><text:line-break/>這只是故事的開端，後續還有很多我 "不敢" 透露也 "不想" 透露的高層情節。之所以 "不想" 透露是因為，不想連累在事件中為我挺身而出的朋友們。 <text:line-break/><text:line-break/>這事在我看來應該沒那麼嚴重，但是，為什麼那麼多醫師會僅僅因為我那樣一篇溫和到不能更溫和的文章而為我之人身安全感到不安？甚至後來還引起某些貴人主動暗中相助，保護我的安全。 <text:line-break/><text:line-break/>這事說明了很多問題，包括醫師公會向來的屬性，包括地方政治之陰暗腐敗與刀光血影，包括醫界與當權者向來之密切利益掛勾...等等等，這些事我都 "不敢" 提，事實上也沒法提，更沒興趣提，畢竟這些千千萬萬的 "小" 問題，只是反映了整個政治權力結構與政治黑金本質的大問題。 <text:line-break/><text:line-break/>大問題不改，小問題仍將永遠層出不窮；解決了一個 "小" 問題，實際上它將來還是會以其它形式再度出現，除非我們在大問題上或甚至文化思想與 "價值態度" 上做出改變。 <text:line-break/><text:line-break/>在此，我只想訴說兩點最起碼的基本是非，那就是： <text:line-break/><text:line-break/>一，台灣人整天自我陶醉什麼言論自由，但是，從我上述的一小部份驚悚經歷中，你也許就能明白台灣的政治腐化、滲透入骨到何種程度；即便是在理當以知識和真理為依歸的學界或醫界也一樣，沒有是非，只有利害；沒有專業，只有顏色；即使是在一種所謂專業社群組織中，言論依然是被各方權力階級所徹底壟斷的。 <text:line-break/><text:line-break/>你看，中研院院士陳培哲教授，他辭去台灣官方的疫苗審查委員，並公開指出蔡英文是整齣土產疫苗大戲的幕後黑手，完全以政治取代科學，一手主導既定劇本。 <text:line-break/><text:line-break/>此言一出，結果，這位過去是深綠的學者，馬上被綠營網軍抹黑成中共犬馬，打成 "病毒"。就連這樣一個根正苗綠、並且具有舉足輕重之國際學術地位的人，都根本不可能講真話，更何況一般人。誰講良心話，誰就會遭到外人難以想像的報復。 <text:line-break/><text:line-break/>應該沒有人會因此威脅要傷害陳培哲教授或其家人的人身安全，但是，今天當你是個沒有崇高社會地位或不具廣泛知名度的一般人時，你就有可能遭到更大的報復和懲罰，甚至司法制裁。因為，傷害你很簡單，不會引起社會關注。 <text:line-break/><text:line-break/>這樣一些問題，從蔣家到現在，半個多世紀年來，從未改變。不但沒有改善，反而在綠色勢力壯大之後的過去這二十多年，更是變本加厲到一種為謀私利不擇手段、完全無法無天的邪惡地步；而許多腦殘人民卻反而高聲歌頌說我們好民主，好自由，好驕傲，好幸福；走狗文人們更是爭相拍馬，傷害忠良，醜態百出。 <text:line-break/><text:line-break/>二，凡事有個極限。 <text:line-break/><text:line-break/>我從年少時就懂得時間的意義，心裏頭偷偷藏了個 "時鐘"。這個鐘，不以我個人數十寒暑轉瞬即過的生命為分母，而是一百年秒針才走一格，走得非常非常慢。我這一生，不管做什麼都比別人慢，當別人都已經完成他們的人生段落與重要工作時，而我卻才剛要起步。但我不怕走得慢，我只怕走錯路。當我把人事物的分母以千百年為單位時，我就不急於一時，而只求專注於當下。 <text:line-break/><text:line-break/>因此，我身上沒有一絲浪漫的革命念頭，我相信任何改革或進步，都不可能一蹴可幾，因此，我對惡行的容忍度很高，特別是權力邊緣的那些小奸小壞，我通常比較能夠諒解人性之趨吉避凶而難以苛責。但是，不管怎麼包容與退讓，任何惡行總該有個極限吧？ <text:line-break/><text:line-break/>巴勒網有句座右銘： 「總該有些事是正直的人絕對不幹的！」這句話來自以色列一個非暴力組織叫做「Yesh Gvul」，翻譯成英文就是「There is a limit !」（凡事有個極限），鼓吹士兵拒絕執行違背良心的軍事任務，讓良心而不是讓軍令來主導自己的行為。數千以色列士兵響應，因此入獄受審。 <text:line-break/><text:line-break/>該組織有句名言，相當動人，就是巴勒網的這句座右銘：「總該有些事是正直的人絕對不幹的！」（There are things that decent people don’t do!） <text:line-break/><text:line-break/>這兩句座右銘，我想送給那些良心未泯者。這些話對我起作用，對任何人也理當如此。我們並不喜歡道德高調，也從不追求完美的人間淨土，但是，凡事總該有個道德極限不是嗎？ <text:line-break/><text:line-break/>美國人以及它的走狗黨派們，為了謀財害命，以反中鬥爭和千億起跳之私利為考量，不擇手段操弄疫情及千方百計阻擋疫苗，竟然不惜以兩千多萬人民的生命、健康與身家財產為賭注、為代價，這等惡行之邪惡程度，根本就是泯滅人性不是嗎？如果你可以容忍這樣的邪惡，請問還有什麼惡事是你無法容忍的？ <text:line-break/><text:line-break/>整個島嶼子民們如此巨大的痛苦，以及生命的驟然消逝，千百個家庭的破碎，難道都引不起你絲毫的悲傷與義憤？</text:p>
      <text:p text:style-name="P1">陳真   |  2021.06.16 05:33   |   <text:a xlink:type="simple" xlink:href="http://palinfo.habago.org/Entry?Command=Information_PrintForum&amp;iPage=44&amp;sType=FORUM#FORUM40724"><text:span text:style-name="T1">#</text:span></text:a></text:p>
      <text:p text:style-name="P4">台灣人真要坐以待斃？(十六)：醫師公會上面還有 "長官"？ <text:line-break/><text:line-break/>陳真 <text:line-break/><text:line-break/>2021. 06. 16. <text:line-break/><text:line-break/><text:line-break/>關於高雄醫師公會群組的事，很多人寫信來，我做個說明： <text:line-break/><text:line-break/>首先，據說陳豐偉公開表示我對他不公平，因為他說他同樣也把其他 “非關公務” 的留言全刪除了，因此他說他不是針對我。但這不是事實。 <text:line-break/><text:line-break/>我回頭去看了一下群組內容，那些所謂 “非關公務” 的評論全都還在，包括什麼 “全民都很感激日本" 這種不是事實的鬼話都還在，並無刪除，其他一些批評柯文哲及張麗善和連戰什麼 "違反指揮中心" 的評論也都統統還在，其他還有一堆，全是這一類。 <text:line-break/><text:line-break/>如果這些無謂的個人表態都可以講，為何我指出執政者草菅人命阻擋疫苗的事卻不能講？我講的是關乎整個疫情的重大基本事實與病因，而上述那些不當留言，卻只是一種個人評論與政治表態，應該去刪它們才對，不是刪我的。 <text:line-break/><text:line-break/>我不認為陳豐偉能夠理解我在說什麼，否則他就不會以為自己很公正了。也許他已經把 “藍綠” 給內化 到 "黑白" 裡頭，只要是讚美當權者的，或是合乎綠色利益的言論，都會被自動地視為正常且合乎規定的言論，反之，稍有批評，他竟然在數秒鐘內全數刪除，說我的言論不符規定。 <text:line-break/><text:line-break/>群組裏的主要不當留言非常多，比方說，動不動就 "長官命令"、"長官指示"...我的天！醫師公會的全體醫師們，幾時有了什麼 "長官"？我是在部隊裏當軍醫嗎？否則怎麼會有長官？一個專業組織竟然自貶為屬下，而且好像還為此沾沾自喜，豈不荒唐？ <text:line-break/><text:line-break/>政治人物應該是被人民批評、檢討與責成甚至叫他下台滾蛋的對象，醫師公會更應該站在維護民眾生命與健康的立場，去為公衛與健康政策把關與發聲，怎麼反而把自己搞得像什麼老佛爺底下的小李子那樣窩囊卑微？ <text:line-break/><text:line-break/>高雄市的防疫，我真是一頭霧水，非常混亂，我不怪黃志中，因為我知道他是一個非常認真工作的局長。我知道問題是出在整個黨已經完全不把人命當一回事了，拼命阻擋疫苗，千方百計攻擊批評者，然後用八倍以上的荒唐價格去購買一千萬支根本八字都還沒一撇的土產疫苗。 <text:line-break/><text:line-break/>我完全能認同一個群組應該設定言論範圍，否則不可能經營。比方說，設定 "技術性公務問題"，例如如何配送疫苗，何處施打與人員登記等等，就請大家只談這些，而不要一方面歌功頌德，一方面攻擊批評者或在野黨，一方面卻又唯唯諾諾把自己當成黨的屬下。 <text:line-break/><text:line-break/>我之所以加入這群組，只是希望在一片黑箱、而且充滿謊言與欺騙的所謂防疫環境中，看能不能多少獲得一些訊息。但我修養差，無法忍受鬼話與荒唐事，因此，我貼完這一篇就會秒退，離開這群組，眼不見為淨。至於這一篇，也請陳豐偉秒刪！</text:p>
      <text:p text:style-name="P1">陳真   |  2021.06.16 09:35   |   <text:a xlink:type="simple" xlink:href="http://palinfo.habago.org/Entry?Command=Information_PrintForum&amp;iPage=44&amp;sType=FORUM#FORUM40731"><text:span text:style-name="T1">#</text:span></text:a></text:p>
      <text:p text:style-name="P2">台灣人真要坐以待斃？(十七)：報告長官？ <text:line-break/><text:line-break/>陳真 <text:line-break/><text:line-break/>2021. 06. 16. <text:line-break/><text:line-break/>報告秘書長： <text:line-break/><text:line-break/>一，那不過只是一個事務性、技術性的醫師公會群組，成不成長一點意義都沒有。人們現在關切的不是這樣一個群組是不是心靈成長，而是關切人渣黨千方百計阻撓疫苗，並以納稅人的錢，竟然花八倍以上的荒唐圖利價格去購買一千萬劑根本不合格的土產疫苗。天底下有這麼可惡可恨之事嗎？ <text:line-break/><text:line-break/>這等行為，理當集體槍斃一百遍！這等以全民生命為代價、謀財害命的行徑，才是重點，而不是什麼群組有沒有心靈成長。這些醫師，都已經成年了不是嗎？又不是幼兒園小朋友在學習怎麼開班會，誰管他心靈有無成長。 <text:line-break/><text:line-break/>二，該被刪的是那些個人政治表態以及什麼 "全民感恩日本人" 的官方留言，還有動不動就 "長官命令" 我們這樣那樣的言論，黃志中或陳G邁幾時變成你的長官了？我們現在是在部隊裏當軍醫嗎？ <text:line-break/>你看那個陳G邁，真是忘了我是誰，動不動就說什麼 "這是我的命令"！全體人民的生命健康與身家財產，才是一切相關議論與施政的惟一核心重點。 <text:line-break/><text:line-break/>三，阻擋疫苗一事，怎會跟上述那樣一些低級留言等量其觀？批評疫苗千方百計被擋，危及眾人性命，以及批評拿根本不合格的騙人土產疫苗企圖謀財害命的行徑，怎麼會是什麼 "政治性" 留言？那才是防疫上最大的根本問題，而不是跟著人渣黨帶風向，追究有誰越級偷打疫苗。 <text:line-break/><text:line-break/>四，一個防疫群組，卻說防疫是 "政治性" 的東西，不應該談，這不是很可笑嗎？難道防疫不是政策，不是公眾事務，而是一種私事？ <text:line-break/><text:line-break/>五，你應該設立的群組言論標準不是排除什麼政治性留言，而是要求大家只談純粹事務性的東西，比方說去哪登記打疫苗、怎麼登記、如何排序等等等。 <text:line-break/><text:line-break/>但是，事實上，該群組卻充滿歌功頌德，充滿對於批評者或在野黨的攻擊或貶損，或是充滿一些毫不科學的誤導言論，例如什麼土產疫苗可能比國際認證的疫苗還棒之類。我若是群組管理者，所有這些傻話鬼話我都會刪掉，但我絕不會去刪除要求疫苗進口的人民普遍聲音。</text:p>
      <text:p text:style-name="P1">陳真   |  2021.06.16 17:55   |   <text:a xlink:type="simple" xlink:href="http://palinfo.habago.org/Entry?Command=Information_PrintForum&amp;iPage=43&amp;sType=FORUM#FORUM40739"><text:span text:style-name="T1">#</text:span></text:a></text:p>
      <text:p text:style-name="P3">台灣人真要坐以待斃？(十八)：不要談政治？ <text:line-break/><text:line-break/>陳真 <text:line-break/><text:line-break/>2021. 06. 16. <text:line-break/><text:line-break/><text:line-break/>我自己退出了高雄醫師公會的群組，原因無它，只是受不了睜眼說瞎話。群組管理員，也就是高雄醫師公會祕書長陳豐偉，叫大家只能談公務，不可談政治，否則驅離群組。 <text:line-break/><text:line-break/>如果此話當真，那麼，這群組所有曾經發言者，幾乎全都得驅離。因為，所有公務當然就是政治；若非政治，那麼公務又是指的什麼？任何公務總不可能與政治無關吧？ <text:line-break/><text:line-break/>而且，我加入群組也才兩三天，回頭看之前其他人的發言，充滿所謂政治性，管理員兼祕書長為何從未有任何反應？既不刪文，也沒驅逐誰，直到我出現後，突然變成違規者，所有發言全部被祕書長秒刪，一字不剩，並揚言驅離。 <text:line-break/><text:line-break/>我並無意談論這個群組，更不想對任何人有所不敬，而只是就事論事。 <text:line-break/><text:line-break/>我也贊同任何群組都應當設立發言標準，否則難以經營。但是，陳豐偉所設立的 "勿談政治、只談公務" 的標準卻難以自圓其說。例如，高雄衛生局主管說，"全民" 都很感謝日本人，這是哪門子公務？或是，攻擊罹癌開刀的連戰接受疫苗注射，說他違反什麼指揮中心的規定，這又是哪門子的公務？另外則是攻擊柯文哲，攻擊國民黨的雲林縣長張麗善，這又是哪門子的公務？ <text:line-break/><text:line-break/>令人更難以忍受的則是對於公部門的畢恭畢敬。我不是說應該惡言相向，而是說這些政治人物畢竟是我們的公僕才對，而不是什麼長官；醫師公會是專業團體，不是行政部門的下屬，更不是讓官員大小聲呼來喚去的對象。 <text:line-break/><text:line-break/>其實，大家都是成年人，無須裝蒜。事實就是：只要是迎合當權的聲音，不管怎麼 "政治性" 都沒關係。反之，只要稍有批評，"政治" 的大帽子就馬上扣上來了。將近四十年前，我常講這些道理，四十年後的今天，卻還是在講一模一樣的東西。 <text:line-break/><text:line-break/>我舉三個已經舉過好幾次的例子來說明： <text:line-break/><text:line-break/>一， 高醫生態環境什麼碗糕社。 <text:line-break/><text:line-break/>念大學時，高醫有個學生社團，叫做什麼生態碗糕社，我也加入了。社長和許多社員對於我的加入都很戒備，因為我是公開掛牌運作的黨外人士，惡名昭彰。 <text:line-break/><text:line-break/>有一天，社團開會時，我只不過是發言說：關心生態環境不是整天搞賞鳥活動，應該也要關心環境的污染問題，那才是生態殺手。我還引用一些研究數據說，我們應該關心高雄嚴重的空污和水源污染所可能導致的超高癌症罹患率 (特別是楠梓區的肺癌，是當時全台灣平均值的七倍)。 <text:line-break/><text:line-break/>結果呢，你以為老師或同學們會感謝或肯定我冒著生命危險為眾人發聲嗎？當然不會。人們不但不會感謝你或敬佩你，反而會對你開始攻擊或不屑或猜疑，開始造謠抹黑。 <text:line-break/><text:line-break/>我在生態社團發言之後沒幾天，一群同學居然去教室堵我，要我自己識相點，立即滾出社團，最好滾出高醫。他們說，"不要用政治來污染純潔的校園"；甚至還有學弟埋伏校園暗巷，企圖對我動粗。 <text:line-break/><text:line-break/>你看，高雄當時的空污和水源污染那麼可怕，所有工廠完全任意排放廢氣廢水，根本肆無忌憚，空氣惡臭難聞，每條河川五顏六色，全是重金屬污染。但是，那些生態碗糕社的師生們，卻說那是政治問題，不應該談。我若硬要談，便是污染社團，污染校園，就得驅離社團，開除社籍。 <text:line-break/><text:line-break/>幾天後，我自己選擇退出社團，因為我不想浪費時間跟這樣一群同學瞎攪和。 <text:line-break/><text:line-break/>二，兒童人權。 <text:line-break/><text:line-break/>我在兒童福利與人權方面的作為，不想多說了。我想說的是，為何關心每年無錢就醫因而活活致死的數千名兒童以及雛妓和童工等問題，卻會變成我 "煽惑內亂" 的罪狀之一？為什麼？因為當時的掌權者說，那是 "政治" 話題，不可以談。誰談政治誰倒楣。 <text:line-break/><text:line-break/>簡單說，只要是批評當權者的言論，統統都是 "政治性"，都是不被允許的。我記得，當時主流的中國時報，曾寫了一篇特稿，說我不是真的關心兒童，而是把兒童問題給政治化，"跳進政治的大染缸"。 <text:line-break/><text:line-break/>這意思是說，你若要關心兒童，那很好，好棒好有愛心哦，但是，請你去孤兒院陪小孩玩，不要談什麼兒童人權，也不要談什麼兒童醫療政策，那全都是政治性話題，只有那些別有居心的陰謀份子才會談政治；你們如果真的要關心兒童，就不該談 "政治"，而是應該去孤兒院直接發揮愛心。 <text:line-break/><text:line-break/>大家聽懂這意思嗎？這常讓我想起巴西大主教及解放神學的提倡者卡麥拉（Dom Helder Camara），生前幾度遭到暗殺未遂，留下一句名言說： <text:line-break/><text:line-break/>「當我把食物給窮人，他們說我是聖徒，當我問窮人為何沒飯吃，他們說我是共產黨。」 <text:line-break/><text:line-break/>你關心窮人很好很棒哦，請你趕快想辦法拿麵包給他們吃，但是，你若膽敢問說為何窮人沒飯吃？那你就是存心要跟當權者過不去。同理，你拼命照顧病人很棒哦，但你可別問說為何官方要千方百計阻止疫苗進口，否則你就是在談政治，就得驅離公會群組。 <text:line-break/><text:line-break/>三，某醫學中心的評鑑事件。 <text:line-break/><text:line-break/>三十年前，我在某醫院工作，剛好遇到四年一次的評鑑。前一天，大家開會討論。科裏的護理部主管，為了製造假象，表示將會把一些精神症狀 "比較亂"、比較嚴重的病人，在評鑑委員來之前，先打鎮靜劑，然後關進保護室。 <text:line-break/><text:line-break/>我反對，我說這樣做違反人權。但我當時人微言輕，有位病人隔天照樣還是被提前送進保護室，而且全身約束，五花大綁，病人感到莫名其妙。沒想到，評鑑委員直到中午才來到精神科。也就是說，那位病人足足被綁了兩三小時。因為綁太久，最後還尿溼褲子。 <text:line-break/><text:line-break/>事後，在一次科會中，我把這事情又拿出來講，結果，引起一些醫生和護士的不悅。他們其實平常對我很好，但他們真的生氣了，為什麼呢？有位資深的醫生公開在會議上對我說，希望我不要用政治來污染醫療。 <text:line-break/><text:line-break/>為什麼他們說我 "談政治" 呢？因為在當時幾乎所有台灣人的認知裏，所謂人權，就是一種 "政治"，一種很骯髒的東西，是黨外人士或民進黨那些壞人的專用語言，不應該用 "政治" 來污染醫療，污染醫院，污染校園。 <text:line-break/><text:line-break/>事後，有位對我很好的女醫師，還特別跑來找我，憤憤不平地說她對我很失望，叫我以後不要再講什麼人權。她說，這些政治上的東西跟醫療無關，不要污染醫療。 <text:line-break/><text:line-break/>面對這一大群同事，我無言以對。 <text:line-break/><text:line-break/>幾十年來，在一些根本問題上，台灣其實並沒有進步，反倒因為網軍的橫行無阻及媒體的徹底壟斷而變本加厲。</text:p>
      <text:p text:style-name="P1">陳真   |  2021.06.17 14:52   |   <text:a xlink:type="simple" xlink:href="http://palinfo.habago.org/Entry?Command=Information_PrintForum&amp;iPage=43&amp;sType=FORUM#FORUM40744"><text:span text:style-name="T1">#</text:span></text:a></text:p>
      <text:p text:style-name="P2">台灣人真要坐以待斃？(十九)：你是順民嗎？ <text:line-break/><text:line-break/>陳真 <text:line-break/><text:line-break/>2021. 06. 17. <text:line-break/><text:line-break/><text:line-break/>陳豐偉念高中時我就認識了，很有才華，算是很早期的黨外支持者，後來變成高醫學弟，小我六屆。 <text:line-break/><text:line-break/>醫師公會群組的事，重點不是在他，而是在於 "大家"，也許也包括你我各位。我先前那幾篇文字 (編號十四到十八) 重點不在於所謂言論自由 (我根本不相信也不喜歡這東西)，而是在於順民。台灣人真是太乖了，都已經被歹徒論斤稱兩給賣了，還很開心地幫人家數鈔票。 <text:line-break/><text:line-break/>美國與人渣黨藉疫情公然謀財害命之事，若發生在其他任何社會或國家，後果必然很嚴重，反抗一定很激烈。比方說，若是發生在南韓，我看政權恐怕得垮台，政客得坐穿牢底，因為像美國與人渣黨這些撒旦信徒之所作所為，已經遠遠超過道德底線，喪盡天良，泯滅人性。 <text:line-break/><text:line-break/>但是，台灣人卻連公開罵兩聲都不敢，特別是知識界更是猥瑣，例如醫界和學界，全世界真的很難找到如此窩囊馴服的一群人。你看，比方說醫師公會，別說對黨開罵，就連溫柔地 "建議" 一下人渣黨別再阻擋疫苗也不敢。不但連這樣也不敢，甚至乖得像龜孫子似的，爭相討好，言行舉止非常窩囊，動不動就長官好，長官棒，長官辛苦了，謝謝長官，長官息怒，長官請指示....整個心態很扭曲，完全沒有做為一個 "人" 應有的基本道德感與義憤。 <text:line-break/><text:line-break/>在這島上，不管怎麼改朝換代，知識界永遠都是最馴服最狗腿的一群人。醫界或學界裏頭，敢像陳培哲院士或蘇偉碩醫師那樣，為公義為人民公開說幾句良心話的人，簡直鳳毛麟角。 <text:line-break/><text:line-break/>因此，大家別畫錯重點，我不是在責怪陳豐偉，他能做的大概也就是那樣了。我也不是在追求什麼言論自由，我若是管理員，凡是逢迎拍馬，凡是鬼扯蛋，凡是罵小不罵大，凡是企圖混淆視聽帶風向的，我一律消音，因為這類言論有害無益，毫無存在價值。 <text:line-break/><text:line-break/>我沒那麼傻，我沒傻到去相信什麼言論自由。等正義一方掌握了麥克風，再來講什麼言論自由也不遲。 <text:line-break/><text:line-break/>所謂自由，就是一種有利於強者的工具、武器和藉口，包括什麼市場自由、經濟自由、言論自由、學術自由、講學自由、出版自由、匯率自由等等等，全是吃人不吐骨頭的；強迫弱勢一方去實行，但自己卻從來不實行，所有西方國家就是如此。他們在方方面面管制、控制得滴水不漏，然後卻拿槍桿子強迫弱者要開放、要自由，要任其出入，任其掠奪，任其蹂躪。 <text:line-break/><text:line-break/>所謂自由，就是這麼回事。自由如果那麼好，那麼棒，我怎麼從未見過任何一個西方國家實行？反倒全是控制得滴水不漏。 <text:line-break/><text:line-break/>哪天，如果祖國控制了全球輿論，我也絕不反對強迫熱愛民主自由的西方國家必須民主，必須自由，必須開放，必須讓人民幣無限印行，無限通行，必須讓祖國資金進入，供其無限炒房炒股，任其控制產業，必須讓祖國在西方國家成立無數掛人權羊頭賣政治狗肉的顛覆組織以製造動亂，我是說製造自由造謠自由使用暴力以更換政權的空間，必須讓祖國的航空母艦全球到處自由航行，必須像美國一樣，也讓祖國在西方國家四周圍部署幾千個軍事基地和核彈基地與生化武器實驗室，必須也讓祖國在世界各地自由建造幾千個祕密監獄，專門無限期關押刑求虐殺反民主反自由的西方恐怖份子。 <text:line-break/><text:line-break/>言論是槍炮，概念像飛彈，話語權就是核武器，西方所謂民主與自由就是這麼回事。 <text:line-break/><text:line-break/>事實上，祖國，才是一個真正意義上的民主國家，真正效忠全民的利益，而非效忠於黑金，效忠於軍火商與大財團。</text:p>
      <text:p text:style-name="P1">陳真   |  2021.06.18 00:03   |   <text:a xlink:type="simple" xlink:href="http://palinfo.habago.org/Entry?Command=Information_PrintForum&amp;iPage=42&amp;sType=FORUM#FORUM40751"><text:span text:style-name="T1">#</text:span></text:a></text:p>
      <text:p text:style-name="P3">台灣人真要坐以待斃？(二十)：尋求志士 <text:line-break/><text:line-break/>陳真 <text:line-break/><text:line-break/>2021. 06. 17. <text:line-break/><text:line-break/><text:line-break/><text:line-break/>謝謝豐偉的諒解與理解，我想你應該可以做更多，但我知道，與其要求別人當烈士當烏鴉，不如要求自己。 <text:line-break/><text:line-break/>我以前是亡命份子，要錢沒有，要命一條。現在卻是一個六歲小女娃的爸，跟猴子沒兩樣，每天嘻哈哭鬧體力旺盛，實難招架；公私忙碌得難有一點空檔，每天能睡上四小時就算平安日了。 <text:line-break/><text:line-break/>以前一人做事一人當，槍炮黑牢刑求全不怕，大不了一死，現在卻得承擔家庭角色；別說死，就連坐個幾星期的牢恐怕都是一項災難，而且醫院門診就得開天窗；再加上生活孤立，人口單薄，每天忙到爆炸，很難義無反顧。 <text:line-break/><text:line-break/>目前我能做的，也就只是很窩囊地罵兩聲，只能期待各方志士挺身而出，去給這個人渣黨及美國在台軍政府一點真正的壓力，或是期待祖國早日解放台灣，掙脫殖民地位，拯救陷於水火的台灣同胞。 <text:line-break/><text:line-break/>但是，期待祖國畢竟太慢了，自己養出來的台奸人渣，還是得應該自己對付。 <text:line-break/><text:line-break/>以前會砍頭的蔣家軍事統治年代，後果再恐怖的事都敢做了，現在這種搞詐騙的黑金年代，大家卻反而溫溫吞吞；所謂抗議，往往議而不抗，全是鍵盤作業。好人越客氣，人渣就越囂張。 <text:line-break/><text:line-break/>在此尋求志士數十名，保證不會砍頭，也不至於數年或數十年重罪，但是，坐個一年半載的黑牢或許難免。當然，這還是得看你打算怎麼做，也許你可以做得更委婉一點，就不會有太長的刑期，像巴勒網這樣，頂多關兩天就出來了。 <text:line-break/><text:line-break/>不過，重點是人數至少也要有十幾個，才有可能持續接力進行，對方才會有壓力。反抗方法應該很多，特別是住台北的人，不妨以蒼生為念，嚴肅考慮一下。先把方法訂出來，公開給大家知道，看看有多少支持者，看看可不可行。 <text:line-break/><text:line-break/>巴勒網曾經做過幾次接力靜站，曾經逼得以色列駐台代表打電話給我，大吐苦水，從六日戰爭開始講起，談了一個多小時，結論是要求我們撤退。我沒答應，他就打電話給警政署，把我抓起來移送法辦。 <text:line-break/><text:line-break/>但我後來不起訴，因為我們每次抗議現場僅維持兩人，不構成集遊法三人以上的犯罪要件。 <text:line-break/><text:line-break/>參與者或帶頭者，不妨先把自己能夠付得起的最大代價想清楚，然後就在那個代價範圍內去做活動。在英國，抗爭也經常是這樣，分成 "合法" 與 "以身試法" 兩組，大家先想好自己的付出上限，不方便坐牢的就不要去做有可能坐牢之事。 <text:line-break/><text:line-break/>如果有我可以參與的抗議方式，我可以每個月從高雄北上支援一或二次。但我個人生性木訥，言語笨拙，既不會演說，更不習慣吵吵鬧鬧的推擠抗爭方式，畢竟現場警察並不是我們的敵人；展現意志並不是靠大小聲，而是靠毅力與堅持。 <text:line-break/><text:line-break/>我自己目前的尺度是不坐牢。等小孩大了，不再事事得依靠父母，我的尺度也許就可以再大一點。 <text:line-break/><text:line-break/>台灣這塊土地養我育我，人們向來待我不薄，我為它、為眾人、同時也為自己和自己的家人，付出一點體力和時間，也是應該的。將來比較能夠自由身時，就能付出更多。 <text:line-break/><text:line-break/>各位志士不妨想想看要不要挺身而出！每個人有他自己的生活難處，沒法勉強，也不應勉強，從來沒有勉強他人當烈士的道理。但是，如果你自身生活狀況允許出一點小事，坐個小黑牢，不會影響你的家庭與工作時，何不考慮挺身而出？ <text:line-break/><text:line-break/>因為，如果連這麼泯滅人性的惡行大家都能縱容，那麼，還有什麼惡事是無法忍受的？還有什麼更大的邪惡之事是人渣們和他們的美國主子幹不出來的？ <text:line-break/><text:line-break/>我想過一些方法，比方說，拿一張白紙，上頭寫些話給人渣們，走路經過或開車經過AIT或總督府時，就把信件揉成一團往機構丟(揉成一團才丟得遠)。一兩個人做這事沒什麼意義，但是，假若有成千上百人或 "人次"，持續這樣做時，總會有一點壓力吧。 <text:line-break/><text:line-break/>它太容易執行了，完全就是舉手之勞。而且，親自送信給走狗總督和美國駐台軍政府總不犯法吧？大不了算是亂丟垃圾，罰個三、五百元。 <text:line-break/><text:line-break/>但是，切記信件勿有恐嚇性內容，以免被人渣黨以更大罪名整肅。你就寫個比方說 "人命關天，疫苗優先"、"謀財害命，泯滅天良" 等等。 <text:line-break/><text:line-break/>總之，各方仁人志士，何不想想辦法？看能做點什麼，讓台灣人民能夠儘早獲得充足的合格疫苗，免於死亡、傷病和恐懼，免於身家財產的無限耗損，免於被迫充當黑心土產疫苗的實驗品。</text:p>
      <text:p text:style-name="P1">陳真   |  2021.06.18 01:02   |   <text:a xlink:type="simple" xlink:href="http://palinfo.habago.org/Entry?Command=Information_PrintForum&amp;iPage=42&amp;sType=FORUM#FORUM40752"><text:span text:style-name="T1">#</text:span></text:a></text:p>
      <text:p text:style-name="P2">台灣人真要坐以待斃？(二十一)：疫苗黑箱 <text:line-break/><text:line-break/>陳真 <text:line-break/><text:line-break/>2021. 06. 18. <text:line-break/><text:line-break/><text:line-break/>我工作的醫院這兩天有病患篩檢陽性，後來新冠肺炎確診，導致當地居民人心惶惶。但是，疫苗不來，疫情難止。 <text:line-break/><text:line-break/>院方前一陣子天天問我要不要打疫苗，我說當然要，但我不打AZ，因為那是歐洲十幾個國家以及日本停用或禁用的疫苗，我不想冒險，畢竟小可愛才六歲。但是，醫院還是天天問我，似有強迫之意，但我抵死不從。據說全院醫護人員只剩我還沒打疫苗。 <text:line-break/><text:line-break/>後來，陳G邁揚言說6月20日以前如果還有醫事人員不打，所屬機構就會被罰兩百萬，當事人也會罰一萬五千。 <text:line-break/><text:line-break/>我在大約11日打電話去衛生局詢問，問說何時醫生才能打莫德納？對方一問三不知，要我去問醫師公會。我於是又打去醫師公會，得到的回應是已經登記截止。我說我根本沒有收到通知。他們說，要自己去網站上看，不會主動通知。 <text:line-break/><text:line-break/>我上網去看，發現從開放第一線醫事人員登記施打莫德納到登記截止，前後僅有十幾小時，誰會剛好在那個時間點去看到這樣一則公告？於是我問公會怎麼辦？他們說涼拌，只能認了，因為施打名單已經送去衛生局，惟一方法就是請衛生局承辦人員直接補登記。 <text:line-break/><text:line-break/>於是我又打去衛生局，得到的回覆也是一問三不知，並且表明不可能幫我補登記打疫苗，只能透過醫師公會登記，別無其它方法，只能等著被罰款，要不就是施打AZ。 <text:line-break/><text:line-break/>雙方皮球就這樣踢來踢去，我來回打了十幾通電話，像人球一樣，得不到任何答覆。衛生局只會不斷表明第一線醫護人員不打疫苗將會罰款。我說，你們這樣不是很矛盾嗎？一方面強迫醫師打疫苗，一方面卻又說根本不知道莫德納疫苗在哪裡，更不知道何時才能施打。 <text:line-break/><text:line-break/>衛生局說，那就打AZ。我說，我對歐洲十幾個國家、包括日本人也都不敢打的AZ疫苗缺乏信心，不想冒險。衛生局的回覆很堅定。他們說，沒得你選擇，只差沒有像G邁那樣說 "這是命令！" <text:line-break/><text:line-break/>我已經省略很多這段漫長的踢皮球過程之荒謬細節，總之就是一問三不知，只會說醫師一定要打疫苗，不然G邁就不客氣了哦，可是，到底莫德納在哪，卻又說完全不知道。真的是很顢頇。 <text:line-break/><text:line-break/>在這踢皮球過程中，我還打電話給醫師公會理事長，他說他也沒辦法，他也不知道莫德納在哪。 <text:line-break/><text:line-break/>直到這時候，我才知道原來醫師公會居然還分成高雄市和高雄縣。行政區分上，現在已經沒有 "高雄縣" 了，但醫師公會仍然還保留舊制。報上說，公會內部常有藍綠鬥爭。我對於這類組織，向來敬而遠之。 <text:line-break/><text:line-break/>踢了一整天的皮球，最後，我就寫Line 給我工作醫院的秘書小姐。沒想到，幾分鐘後，院方主管就打電話來說，明天早上來醫院就可以打莫德納啊。我一聽，真是快暈倒，真不知道衛生局和醫師公會到底是在幹啥。特別是衛生局，只會說不知道、不知道、不知道，或是說沒辦法、沒辦法、沒辦法，還強調說什麼登記截止就是截止，彷彿軍令如山。 <text:line-break/><text:line-break/>連我身為一線醫護人員，尚且對於疫苗黑箱作業完全茫然，更何況一般人。在美國，在大陸，疫苗如此普遍，到處都是，而且打疫苗還能抽大獎，送汽車，送房子。在台灣，疫苗卻被搞成稀世珍品，搞成黑市作業，搞成特權福利。綠營民代自己爆料說，各地都有偷打疫苗的"祕密基地"，官方拿來做人情。至於其他有錢有閒者，早就跑了，飛美航班天天爆滿。 <text:line-break/><text:line-break/>報上說，北市AZ疫苗剩很多，因為醫護人員普遍對這疫苗心存疑慮，於是，有些疫苗就在某診所 (叫做好心肝診所) 讓非醫護人員打了。<text:line-break/><text:line-break/>人渣黨很開心，藉此發動網軍攻擊柯文哲，甚至包括連戰因為罹癌開刀，住院期間，在主治醫生的建議下施打了疫苗，居然也變成人渣黨的攻擊對象。高雄縣醫師公會群組之所以讓人難以忍受的原因是，醫師們在群組裏攻擊連戰，說他偷打疫苗。可是，你怎麼會去攻擊一個罹癌的老人 "偷打" 疫苗，卻反而對於真正惡行昭彰的人渣黨如此卑微如此呵護？ <text:line-break/><text:line-break/>就如陳文茜所指控，真正利用特權，拿走至少幾萬支疫苗的，就是人渣黨這群狗官。彭文正還聲明擁有來自 AIT 的人證物證，具體指控蔡英文老早就已經偷打了由外交管道取得的輝瑞疫苗，卻還在那邊演戲說什麼將來要打土產疫苗。我不信有點腦子的人會不打國際認證的疫苗，卻願意去打一支未經合格檢驗的土產疫苗： <text:line-break/><text:line-break/><text:a xlink:type="simple" xlink:href="https://bit.ly/3zANkpq"><text:span text:style-name="T2">https://bit.ly/3zANkpq</text:span></text:a><text:s/><text:line-break/><text:line-break/>我想說的不是哪個人越級打了疫苗，而是說，這幾千名越級施打者，藍綠都有，而且綠說不定比藍的多，但是，醫師公會的人卻反而針對連戰等人進行攻擊，卻完全不許別人對阻擋疫苗一事有任何提及。我一提起，馬上被秒刪。這其實並不是一個帶有基本專業價值的群組，而是顏色掛帥，禁止異聲，護衛黨中央。 <text:line-break/><text:line-break/>請問，全世界有哪個地方是像台灣這樣？別人是早就準備好總人口數幾倍以上的疫苗，千方百計鼓勵大家趕緊施打，而台灣卻是千方百計禁止疫苗進口，然後自己拿個幾萬劑，讓自己人先打，然後一方面卻又四處去獵巫與栽贓，發動網軍與走狗文人，指控藍營的誰誰誰越級偷打；並且花費八倍以上的天價，去事先訂購一千萬劑根本八字都還沒一撇的土產疫苗，準備強迫國人充當實驗品： <text:line-break/><text:line-break/><text:a xlink:type="simple" xlink:href="https://bit.ly/3q64yGY"><text:span text:style-name="T2">https://bit.ly/3q64yGY</text:span></text:a><text:s/><text:line-break/><text:line-break/>堂堂一個醫師公會，放棄專業價值與天職，竟也跟著綠營起舞，逢迎拍馬，禁止異聲，說大家不可以談 "政治"。有利於黨的就是 "公務"，不利於黨的言論就是禁止談論的 "政治"。</text:p>
      <text:p text:style-name="P1">陳真   |  2021.06.18 12:01   |   <text:a xlink:type="simple" xlink:href="http://palinfo.habago.org/Entry?Command=Information_PrintForum&amp;iPage=42&amp;sType=FORUM#FORUM40759"><text:span text:style-name="T1">#</text:span></text:a></text:p>
      <text:p text:style-name="P2">台灣人真要坐以待斃？(二十二)：醫界的集體墮落 <text:line-break/><text:line-break/>陳真 <text:line-break/><text:line-break/>2021. 06. 18. <text:line-break/><text:line-break/><text:line-break/>這位高同學，謝謝你親自示範我所要批評的逢迎拍馬，就是像你寫的這樣，莫名其妙就把陳豐偉給捧上天了。大家看：陳豐偉多麼了不起啊，"令人欽佩的品德"，"正是台灣社會所亟需的 (崇高) 品德"，居然願意來到巴勒網這種矮人一截的 "非主流" 地方，身為長官，居然願意 "傾聽" 老百姓的心聲。 <text:line-break/><text:line-break/>陳豐偉這種人品，真的是太令人欽佩了，大家應該學習陳祕書長的偉大風骨，學習他的胸懷，大家應該 "敞開心胸"，"互相傾聽"，不要只會批評，而是要感恩陳祕書長，感恩長官，大家應該向長官們 "致敬"。 <text:line-break/><text:line-break/>高雄醫師公會群組就是充斥類似這樣的封建精神與馬屁文化。可惜黃志中（高雄市衛生局局長）沒來巴勒網留言，要不然就更偉大了。我應該恭請他來留言，給大家示範一下長官們崇高的品格嗎？ <text:line-break/><text:line-break/>事實上，我覺得你應該　"致敬" 的人是我才對，怎麼會是陳豐偉呢？但是，台灣人很 "聰明"，總是知道該致敬誰，該唾棄誰。 <text:line-break/><text:line-break/>至於豐偉說什麼有人批評連戰、柯文哲和張麗善 "違反指揮中心的規定"，是為了 "嗆聲" 醫師公會理事長。這樣講很可笑。他怎麼不以人渣黨更為惡劣千萬倍的例子來嗆聲醫師公會對這些更加嚴重千萬倍的違規都不吭聲？ <text:line-break/><text:line-break/>那聽不起來不是在嗆聲 "長官"，而是在呼籲 "長官" 應該去抓壞人，所以理事長才會回應對方說 "你太高估醫師公會（的職權）了＂。 <text:line-break/><text:line-break/>我不想陷入這類無謂的、枝枝節節的瑣碎討論，我要說的是一種本質上的大問題，一種醫界與學界的集體墮落甚至狼狽為奸。 <text:line-break/><text:line-break/>至於公會群組，你不需要再費心思考怎麼管理了，因為我都自己退出了，已經又恢復一言堂了不是嗎？哪裡還會有什麼管理問題？ <text:line-break/><text:line-break/>你都不擔心、不在乎拿全體台灣人的性命、健康和身家財產當籌碼，來圖利黑心土產疫苗的可能重大後果嗎？</text:p>
      <text:p text:style-name="P1">陳真   |  2021.06.23 11:04   |   <text:a xlink:type="simple" xlink:href="http://palinfo.habago.org/Entry?Command=Information_PrintForum&amp;iPage=40&amp;sType=FORUM#FORUM40778"><text:span text:style-name="T1">#</text:span></text:a></text:p>
      <text:p text:style-name="P3">台灣人真要坐以待斃？(二十三)：疫情教給我一件事 <text:line-break/><text:line-break/>陳真 <text:line-break/><text:line-break/>2021. 06.23. <text:line-break/><text:line-break/><text:line-break/>我也覺得很納悶，為什麼才打個幾天AZ疫苗會有這麼高的死亡率？高到非常不合理，很詭異。人渣黨卻告訴大家說沒問題，說老年人原本每天就要死一堆。這種喪盡天良的鬼話也說得出口。這就好像某家餐廳，進去一百個顧客，卻有十幾個馬上翹辮子抬出來。然後，餐廳老闆卻說這沒什麼，說原本人就會死，說原本老年人每天就會死一堆。這種鬼話合理嗎？人都會死，但有各種死法，可是，打這些顯然有問題的疫苗卻是猝死。 <text:line-break/><text:line-break/>日本鬼子 "贈送" 我們的AZ 疫苗，是日本已經停打、是日本人自己也都不敢打的東西，人渣黨卻要我們對日本鬼子叩首跪謝。今天，如果這些疫苗是大陸贈送的，或是陸製疫苗，結果打幾天疫苗就死了一百多人，你想，人渣黨及其文人走狗們會怎麼炒作？ <text:line-break/><text:line-break/>常有人私下寫信給我，問說該不該打AZ？我只能說，在眾多死者之死因調查清楚前，在檢查這幾批疫苗確定沒有問題之前，我絕不會讓家人冒這個極其詭異的風險去打AZ。你看，甚至還有媽媽打完AZ疫苗，回家照樣餵母奶，餵完之後，當天寶寶竟然就死了，死後口鼻還有血漬。難道這也要說原本新生兒就有一定的死亡率？ <text:line-break/><text:line-break/>疫情教給我一件事，那就是我發現：我過去對人渣黨及美國人的品性還是太遠遠高估了。這回，他們又再次讓我開了眼界。但我相信，這一切完全不透光的詭異事物的背後，必然有著某種更大的政治圖謀，因為人渣們的反應太不合常理，千方百計要遮掩各種真相。 <text:line-break/><text:line-break/>更詭異的是，正常社會是千方百計阻擋病毒入侵，但是人渣黨卻是千方百計阻擋疫苗，打從一年多前，就千方百計嚇阻、打壓一切對於防疫的積極意見。我不相信利益動機可以單獨解釋這無數的怪異行徑。真正的主導者是美國，必有不堪聞問的陰暗企圖在裏頭。 <text:line-break/><text:line-break/>我甚至懷疑島內疫情爆發是蓄意為之，否則不可能每件事都剛好那麼巧，剛好天佑高端，剛好天佑人渣黨。現在準備要推出黑心土產疫苗了，就剛好發生3+11事件，剛好疫情就時機精準地嚴重爆發了。天底下有這麼巧合的事嗎？一次巧合也就算了，每次都巧合，無數的巧合？ <text:line-break/><text:line-break/><text:line-break/>================= <text:line-break/><text:line-break/>母打疫苗7小時後餵母乳女嬰亡 母哭：打前都問過醫師 <text:line-break/><text:line-break/>2021-06-22 聯合報 / 記者蔡維斌／雲林即時報導 <text:line-break/><text:line-break/>雲林縣發生第一起哺乳中母親餵母乳造成女嬰死亡案，母親今天傷心說，她昨天下午4點多到虎尾快打站施打AZ疫苗，因自己哺乳中，很是擔心，不僅查過網，施打前更問過醫師都說沒問題，才放心施打，晚上11點多餵小寶貝吃母乳也都好好的，沒想到11點多就發現孩子口吐白沫，鼻口微帶血漬，送醫後就不治。 <text:line-break/><text:line-break/>她說，昨天下午四點多她依通知前往虎尾國小快打站施打AZ疫苗，因她自知哺乳中，很擔心會不會施打後餵母乳會有問題，施打前查了很多網路疫苗訊息，沒特別說哺乳中女性不要打。 <text:line-break/><text:line-break/>她說，但為慎重起見，昨天施打前，還向現場醫生詢問自己餵母乳中，是否可以施打，醫生說沒問題，她才放心施打，打完回家直到11點多，她餵食母乳，孩子在吃乳前或吃完母乳後，都活潑如常，活動力也很好，不見任何異狀，不料，在今天凌晨約三點多，她醒來查看一下孩子，就發現不對。 <text:line-break/><text:line-break/>她又說，當時看到小女兒口出白沫且含有些微血漬，鼻口也一樣有血漬，她趕緊叫醒家人，幫忙把孩子送醫經約兩小時搶救，已告不治。 <text:line-break/><text:line-break/>「一切都好好的怎會突然這樣？」她說，女嬰才兩個多月大，是她的第一胎，這段期間白白胖胖長得十分可愛，健康情形完好，也都有按時施打嬰兒疫苗，萬萬沒想到她自己施打疫苗後，竟與小寶貝天人永隔，讓她失去了心頭肉，她很是傷心。 <text:line-break/><text:line-break/>至於女嬰死因，家屬已報請檢察官相驗，是否將申請賠償或相關救濟，家屬說，一切等先釐清原因後再說。</text:p>
      <text:p text:style-name="P1">陳真   |  2021.06.25 01:36   |   <text:a xlink:type="simple" xlink:href="http://palinfo.habago.org/Entry?Command=Information_PrintForum&amp;iPage=39&amp;sType=FORUM#FORUM40784"><text:span text:style-name="T1">#</text:span></text:a></text:p>
      <text:p text:style-name="P3">台灣人真要坐以待斃？(二十四)：「事實查核中心」別再造謠了 <text:line-break/><text:line-break/>陳真 <text:line-break/><text:line-break/>2021. 06. 25. <text:line-break/><text:line-break/><text:line-break/>高端公司在上個月5月12日貼出公告，招募65歲以上受試者參與二期試驗。因此，當我想了解美國衛生院跟高端到底授權了哪些內容時，就誤以為那是今年的5月5日，事實上是去年。 <text:line-break/><text:line-break/>我以為是今年的5月5日授權，授權之後，5月12 日便開始貼出公告招募志願受試者。這是我犯下這個基本錯誤的由來。 <text:line-break/><text:line-break/>可是，5月12日的這則招募公告，在引起眾人嘩然之後，就被該公司撤下了。 <text:line-break/><text:line-break/>剛剛，我想再去看那則招募公告，找到所謂「事實查核中心」的「澄清」(這是CIA 的一個外圍組織，以後再寫)，裏頭說，該公告後來加註說明該項招募乃是二期試驗的「次要實驗」，主要是採用高劑量施打在老年人身上。 <text:line-break/><text:line-break/>該試驗主持人謝思民醫師說，這是應官方要求所臨時加做的試驗，亦即如果中等劑量的二期試驗解盲沒過，那就還有施打高劑量的老年人口之「次要試驗」數據可以採用。 <text:line-break/><text:line-break/>我覺得這很奇怪，擔心萬一解盲沒過，所以就先準備好另一組數據？亦即另外再同時做另一種高劑量的「次要試驗」做為備胎？萬一又沒過呢？就再做低劑量的「次要試驗」，非得做到通過為止？ <text:line-break/><text:line-break/>而且，該「次要試驗」只針對老年人。問題是，解盲如果沒過就沒過，後者如何可能取代前者？如果不確定中等劑量是否適當，難道不是應該在二期解盲之前就先同時進行各種劑量的測試？ <text:line-break/><text:line-break/>高端公司後來更正的招募公告加註「說明」提到：這個高劑量試驗是一個「獨立的二期試驗」，跟二期試驗「不相關」 。可是，既然是跟二期試驗「無關」的一個「獨立試驗」，為何又能在萬一解盲沒過時可以取代或彌補二期試驗的失敗？   <text:line-break/><text:line-break/>更不合理的是： <text:line-break/><text:line-break/>「試驗計畫主持人謝思民醫師說，原本可以等高端疫苗第二期臨床試驗研究都解盲，看看中劑量對年長者是否產生足夠保護力，若保護力不夠，再追加進行高劑量的實驗。不過，食藥署擔心，若要等解盲後才動作，可能延誤時程，因此要求在第二期臨床結束前，盡快展開年長族群的高劑量臨床試驗。」 <text:line-break/><text:line-break/>二期試驗只能大約知道實驗疫苗的「安全性」，而不是「保護力」。有沒有保護力，得做過三期試驗才知道。但是，高端卻公開說謊，讓一般人誤以為二期試驗就能證明疫苗的安全性和有效性。事實上，你打入生理食鹽水應該也很安全，重點是，它並沒有任何保護力。不應該故意把保護力和安全性混為一談。 <text:line-break/><text:line-break/>明明是安全性測試，卻故意要說成保護力，高端的母公司基亞，過去就是不斷使用這一套似是而非的手法進行炒股，蓄意混淆視聽，害死無數散戶。 <text:line-break/><text:line-break/>綠油油的所謂「事實查核中心」，還不趕緊去糾正高端，別再參與造謠了。 </text:p>
      <text:p text:style-name="P1">陳真   |  2021.06.27 08:20   |   <text:a xlink:type="simple" xlink:href="http://palinfo.habago.org/Entry?Command=Information_PrintForum&amp;iPage=39&amp;sType=FORUM#FORUM40789"><text:span text:style-name="T1">#</text:span></text:a></text:p>
      <text:p text:style-name="P2">台灣人真要坐以待斃？(二十五)：甘地如果還活著 <text:line-break/><text:line-break/>陳真 <text:line-break/><text:line-break/>2021. 06. 27. <text:line-break/><text:line-break/><text:line-break/>我常想到甘地，如果他還活著，他能怎麼做？ <text:line-break/><text:line-break/>不管是暴力或非暴力抗爭的一個前提要件就是：受壓迫者感覺自己遭受壓迫。一如當年英國對待世界各個殖民地，他根本不把你當人看，因此受壓迫者只有反抗和不反抗兩種。但是，受壓迫者對於被壓迫的事實並沒有認知上的不同。 <text:line-break/><text:line-break/>問題是，透過科技與資訊鋪天蓋地的控制與洗腦，這個時代所面臨的狀況卻是：受壓迫者根本不覺得自己被壓迫，因為他已經被洗腦洗到整個腦子都壞掉了。受壓迫者不但不覺得自己被壓迫，反而覺得好爽，好感恩，跪謝美國，感恩日本，熱烈擁戴人渣黨。 <text:line-break/><text:line-break/>於是，受壓迫者被分裂為二，絕大多數人並不感覺自己被壓迫，就算他有感覺，他也會以為這是為了捍衛什麼民主自由的必要代價，或是認為是自己的錯，而不是腐敗政治與殖民本質的問題。 <text:line-break/><text:line-break/>受壓迫者不但分裂為二，而且，佔據絕大多數的一方，甚至成為少數一方的敵對者；少數一方則是被抹黑為一群陰謀破壞社會的害群之馬與全民公敵，宛若過街老鼠。 <text:line-break/><text:line-break/>這樣一種現象，在舊黨國時代，亦即蔣家政權時代，同樣存在。但是，來到這個年代，這問題卻比以往更加嚴重千百倍，因為洗腦洗得比過去更加徹底；再加上網路世界的興起，壓迫者根本不用鳥你，光是它的支持者來對付你就綽綽有餘了，甚至根本連對付都不用，因為人們根本不覺得自己被洗腦，根本不覺得自己被壓迫；只有極少數人才有被壓迫感，只有極少數人才知道且在乎是非善惡。 <text:line-break/><text:line-break/>問題是，這極少數人，事實上並沒有擴散能力。在蔣家年代卻不是這樣。在那個完全依靠高壓統治與資訊徹底封鎖的年代，你只要稍微說出一點真相，往往就會引起人們極大的迴響與震撼。這年代卻不然，資訊一樣徹底封鎖，但是透過極大量的資訊混淆以及全盤掌控媒體，一般人都會誤以為自己得到充份的資訊，卻不知道所有這些充斥生活四周的資訊，事實上全來自同一個掌權者。 <text:line-break/><text:line-break/>而且，更厲害的是，掌權者在人們的腦子裏建立起一套根深蔕固的敵我認知，簡單說就是「民主vs. 極權」這一套荒謬透頂的鬼話；透過無日無之的洗腦與教育，讓人們相信，「我方」民主世界就算有錯，頂多也只是一種無心之過，或是為了追求更崇高理想的必要之惡，或是一種技術上的小問題。 <text:line-break/><text:line-break/>但是，「敵方」的一切卻剛好相反，即便有一些好事，那也一定是透過犧牲人權而得來，令人不屑；要不就是把敵方的一些根本微不足道的小細節，無限上綱到整個體制就是一種暴行，一種罪惡，必須消滅鏟除。 <text:line-break/><text:line-break/>你看，即便是島內反人渣黨者，腦子正常的事實上也沒幾個。比方說，動不動就說什麼「民進黨比共產黨還壞」。這種蠢話，就好像說「布希那個人渣比耶穌還壞」。 <text:line-break/><text:line-break/>蔣家年代，只要你膽敢反抗，膽敢說出真相，只要你言之有物，很容易就能獲得人們的認同。這也是為什麼彭明敏曾經揚言：「只要國民黨願意讓我在島內自由演講三個月，蔣家政權就會垮台」的原因。但是，在這年代，你膽敢反抗並沒有用，人們根本不知道你在反抗什麼，我們過得這麼幸福美滿這麼民主自由，你是在反抗什麼？ <text:line-break/><text:line-break/>你膽敢說出真相更沒有用，因為腦殘人們必然以為他比你更懂，比你知道更多資訊與真相。 <text:line-break/><text:line-break/>因此，我常納悶，甘地如果還活著，會有人鳥他嗎？我基本上是很悲觀的。這似乎說明了一件事就是：這個時代已經沒有多少所謂「人民力量」的空間，誰掌握了世界的麥克風，「人民」就全是他的。因為，「人民」這東西基本上是沒什麼腦子的。 <text:line-break/><text:line-break/>我並不是說國事天下事就管它娘了，大家乾脆回家睡覺算了，而是說，「最終」決定勝負者，並非什麼「公義」，也不是什麼「民意」，而是敵我雙方的各種實力，包括科技、拳頭(軍事與情治)、能源、媒體與金融貨幣。當你實力不如人時，事實上，你就算再怎麼正義、再怎麼有理也沒法決定勝負。 <text:line-break/><text:line-break/>島內疫情操弄到如此泯滅天良的地步，完全就是一個人說了算，為所欲為，無惡不作，蔡英文那個台奸人渣，愛怎麼幹就怎麼幹，她只聽命於美國，人民又能如何？絕大多數人還不是一樣順從，照樣大力支持；就算有所不滿，也只能罵兩句。要不然呢？武裝革命嗎？沒有幾個人會支持，因為人們根本不認為自己遭受壓迫或是壓迫到走投無路的地步。 <text:line-break/><text:line-break/>到最後，解決問題的關鍵，仍然還是得回到中美鬥爭誰勝誰負的根本問題上。若不從根本解決台灣的殖民問題，台灣人只會在永無止境的美國邪惡勢力及其藍綠走狗的虐待與剝削下生活，根本看不到盡頭。 <text:line-break/><text:line-break/>習近平似乎曾經說，「寄希望於台灣人民」。這話看來是行不通的，反倒是台灣人民只能寄希望於祖國的拯救。</text:p>
      <text:p text:style-name="P1">陳真   |  2021.07.01 04:23   |   <text:a xlink:type="simple" xlink:href="http://palinfo.habago.org/Entry?Command=Information_PrintForum&amp;iPage=39&amp;sType=FORUM#FORUM40795"><text:span text:style-name="T1">#</text:span></text:a></text:p>
      <text:p text:style-name="P2">台灣人真要坐以待斃？(二十六)：疫苗與萊毒 <text:line-break/><text:line-break/>陳真 <text:line-break/><text:line-break/>2021. 07. 01. <text:line-break/><text:line-break/><text:line-break/>請教世勤一個可能很蠢的問題： <text:line-break/><text:line-break/>到底疫苗打第二劑是一種什麼樣的概念？ <text:line-break/><text:line-break/>劑量加強？純粹是量的問題？或是有內在不同機轉？ <text:line-break/><text:line-break/>若只是劑量加強，為何不一次打足？或是為何不打第三劑、第四劑？ <text:line-break/><text:line-break/>若第二劑是內在不同機轉，以莫德納為例，那又是什麼？如果只打第一劑就不再打第二劑，會不會有什麼內在負面效應？ <text:line-break/><text:line-break/>另外，想再請教世勤一個我看不出有何愚蠢之處的問題，但是，這問題卻被 "市面上" 的主流聲音給說得好像很蠢似的。那就是憑什麼說mRNA絕對不可能進入細胞核、甚至改變施打者的DNA？我的問題是：為何 "絕對" 不可能？理由何在？ <text:line-break/><text:line-break/>如果新冠病毒都能反轉錄嵌入宿主DNA，為何採用mRNA技術的莫德納等疫苗就絕對不會？如果施打疫苗者曾經或剛好在施打期間感染新冠病毒或其它反轉病毒例如HIV，遇到反轉錄酶，不會被順便打包嵌入施打者的DNA嗎？我要問的不是"不太可能"，而是為何 "市面上" 都說 "絕對" 不可能？ <text:line-break/><text:line-break/>發現反轉錄的現象，至今剛好滿五十周年。在五十年前，反轉錄也是被視為絕對不可能，但是現在卻成為大一學生的普通常識。 <text:line-break/><text:line-break/>謝謝世勤。你知道，除非有這方面的研究經驗，否則，一般臨床醫生的相關知識，其實就跟醫學院學生沒啥兩樣，所以，你可能要用很淺顯的方式說明，我才能聽懂。 <text:line-break/><text:line-break/>最近一有空就忙著閱讀大量論文，思考要不要打第二劑(我第一劑是打莫德納，再兩星期就得打第二劑)。我之所以猶豫的原因，主要是跟Luc Montagnier 和 Giulio Tarro 以及其他一些學者有關。他們多少影響了我的 "科學迷信"，亦即撼動我對於市面上的 "科學操作" 的一種 "單純" 或說 "愚蠢" 的信任。 <text:line-break/><text:line-break/>我知道還有一些其他國家的相關學者，準備向 "國際刑事法庭" (ICC) 提出訴訟，控告疫苗公司與政府涉嫌 "反人類罪行"，讓幾十億世人在對於相關風險一無所知的情況下，成為超大型人體實驗的白老鼠。 <text:line-break/><text:line-break/>Luc Montagnier 反對以國家力量強迫人民施打新冠疫苗，當他提到連小孩都被施打這些有著各種健康疑慮 (例如癌症) 甚至基因風險的疫苗時，他更是非常不以為然，說這樣做很離譜很惡劣。 <text:line-break/><text:line-break/>一般人可能不知道誰是Luc Montagnier 和 Giulio Tarro。Montagnier就是愛滋病毒(HIV) 的發現者，2008年的諾貝爾醫學獎得主。這是他的履歷： <text:line-break/><text:line-break/><text:a xlink:type="simple" xlink:href="https://bit.ly/3y3F6Ey"><text:span text:style-name="T2">https://bit.ly/3y3F6Ey</text:span></text:a><text:s/><text:line-break/><text:line-break/>Giulio Tarro 也是一位具有世界聲望的病毒學者，相關介紹請看： <text:line-break/><text:line-break/><text:a xlink:type="simple" xlink:href="https://bit.ly/3h77Iam"><text:span text:style-name="T2">https://bit.ly/3h77Iam</text:span></text:a><text:s/><text:line-break/><text:line-break/>我並不是因為他們是所謂世界權威而相信他們的說法，而是因為他們的 "保守" 態度而讓我信服，因為我自己也是個在知識上很 "保守" 的人，特別是對於自然科學，更是如此，因為自然科學建立在歸納法則上，而非邏輯演繹；今日言之鑿鑿之所謂 "科學真理"，明日很可能就成為笑柄。 <text:line-break/><text:line-break/>他們並沒有說這些新冠疫苗 "一定" 會產生更多健康問題，而是說，"我們事實上所知無幾"，"我們處在未知之中"，"我們面對諸多不可測的健康風險"。我覺得，在知識上，在風險決策上，這樣的態度才是對的。 <text:line-break/><text:line-break/>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 <text:line-break/><text:line-break/>我若不打疫苗，萬一罹患新冠病毒，誰知道它會對我產生多少長期、短期的傷害。但是，打了疫苗，事實上我也很不安。除了大陸疫苗例如科興之外，我都不信任。 <text:line-break/><text:line-break/>我之所以相信大陸疫苗是因為我相信共產黨不可能拿十幾億人民的健康做賭注，但是西方社會卻很敢，因為他們奉行資本主義，謀利至上，根本不在乎人民死活。另一方面，陸製疫苗採用傳統減毒方式，風險應該小了許多。 <text:line-break/><text:line-break/>我還拿不定主意該不該打疫苗(目前是傾向打，而且最好是打大陸疫苗)，但有一點我是很確定的，那就是我認為小孩子不應該去冒這個不可測的疫苗風險，特別是西方那些高科技疫苗(莫德納、BNT、AZ等等)，未知事物太多，純粹就是拿自己的健康和生命做人體實驗。中老年人倘若活得不耐煩，也許沒差，但是小朋友人生才剛開始，還是謹慎為宜。</text:p>
      <text:p text:style-name="P1">陳真   |  2021.07.02 02:19   |   <text:a xlink:type="simple" xlink:href="http://palinfo.habago.org/Entry?Command=Information_PrintForum&amp;iPage=38&amp;sType=FORUM#FORUM40806"><text:span text:style-name="T1">#</text:span></text:a></text:p>
      <text:p text:style-name="P3">台灣人真要坐以待斃？(二十七)：萬一他們是對的呢？ <text:line-break/><text:line-break/>陳真 <text:line-break/><text:line-break/>2021. 07. 02. <text:line-break/><text:line-break/><text:line-break/>世勤，spike protein 不是棘蛋白嗎？SMEN的S。 <text:line-break/><text:line-break/>至於你後面寫的我看不太懂。新冠病毒不是可以透過細胞膜表面受體ACE2，進入全身各處的細胞嗎？ <text:line-break/><text:line-break/>至於自體免疫，到底是打傳統的減活疫苗好，還是打mRNA 疫苗(莫德納、BNT)或以腺病毒做為載體的疫苗 (AZ)好，事實上應該很難說。依據紐約市衛生當局(NYC HEALTH) 的公開回應表明，他們其實也不知道，而且也沒有人知道。 <text:line-break/><text:line-break/>這類關於施打新冠疫苗卻「一問三不知」的例子，其實成百上千，但卻幾乎完全被人們所忽略。因為，有一股代表著國家或代表著藥廠與相關龐大利益的力量，希望大家糊里糊塗地打疫苗，儘可能以身試苗，別問太多。 <text:line-break/><text:line-break/>我幫其他不懂的人說明一下，「自體免疫」簡單說就是自身的免疫系統，敵我不分，把「自己人」當成「外來敵人」發動攻擊，攻擊自身的正常細胞。 <text:line-break/><text:line-break/>因此，疫苗並不是誘發所謂免疫力越強越好。它是一把雙面刃，它既然會攻擊壞人，攻擊外來者，也可能因為生化結構上的相似性或因為各種因素而導致敵我不分，對自己的細胞進行無差別攻擊，亂攻擊一通。這就是所謂自體免疫反應。 <text:line-break/><text:line-break/>自體免疫疾病有上百種，包括SLE(紅斑性狼瘡)、RA (類風溼性關節炎)、MS (多發性硬化症)、AS (僵直性脊椎炎)、第一型糖尿病，乾燥症、虹彩炎等等。另外，諸如氣喘、過敏或常見的子宮內膜異位等等，也都與免疫問題有關。 <text:line-break/><text:line-break/>幾年前，因為身體經常突然「斷電」，相當詭異，有兩位醫師透過許多檢查，各種數據顯示我很可能罹患MG (重症肌無力)，而且宣告預後不佳。醫生再三交待，要我從此多多休息，以免下場堪憂。 <text:line-break/><text:line-break/>這個病，就是一種自體免疫疾病。我的免疫系統腦殘了，敵我不分，不去打壞人，卻自己打自己。 <text:line-break/><text:line-break/>不過，經過這麼多年，原本以為哪天免疫細胞倘若因為一個小感冒，突然發神經，攻擊我的呼吸肌，那我就完蛋了，沒法呼吸了，得臥床插管了，結果呢？根本一點事也沒有，而且還是一樣生龍活虎。看來應該是當初誤診。不過，自體免疫這種問題，本來就很複雜，很難判定。 <text:line-break/><text:line-break/>我之很猶豫該不該再打第二劑，該不該讓家人也打疫苗，當然是因為我自己是醫生，懂得比一般人多一些；懂越多，就越有各種顧慮。問題是，大多數人卻根本一無所知。這不是因為他們很笨，而是因為健康資訊被刻意封鎖、刻意簡化與誤導。 <text:line-break/><text:line-break/>你看，就連 Luc Montagnier 和 Giulio Tarro 等等世界權威學者，就只因為發言批評疫苗政策，指出相關基因疫苗之各種可能風險(例如失智與罹癌風險、促使病毒加速變異、各種自體免疫反應、影響DNA、ADE--即抗體依賴增強作用，簡單說就是打了疫苗，反而病得更嚴重等等等)，馬上遭到來自主流利益一方撲天蓋地的抹黑和攻擊或全面消音，包括youtube、google和臉書，全是如此。 <text:line-break/><text:line-break/>代表龐大利益的一方，再加上某種不可告人的政治動機，刻意封鎖資訊，甚至出奧步，故意散播可笑的假訊息，然後栽贓說是這幾位著名學者的言論；不信，你去孤狗搜尋，全部都是一些栽贓謠言，使人們對這些學者失去信任，使人們對其強烈示警根本不當一回事。 <text:line-break/><text:line-break/>再說一遍：Luc Montagnier 和 Giulio Tarro等人並沒有說打歐美疫苗就「一定」會產生上述各種問題，而是說：我們目前的相關知識與技術，根本都還沒有成熟到足以有效排除這些潛藏的巨大健康風險。因此，基於全體人類的利益，不應封鎖資訊、禁止質疑，不應讓人們在完全無知的狀況下，以身試苗，充當人體實驗品，更不該強迫大家接種這類採用新技術的歐美疫苗，特別是小孩子，更應謹慎。 <text:line-break/><text:line-break/>我不知道為何連這樣一種基本的專業示警也要打壓？不管島內島外，那些所謂「查核事實」的機構，全部都是CIA 的側翼，整天幹著蓄意混淆是非、抹黑異議、消滅真相的無恥勾當。 <text:line-break/><text:line-break/>至於抉擇或決策，也許可以分成兩個層次來看： <text:line-break/><text:line-break/>一是集體，亦即在人類集體利益下，我們應當如何取捨利害？到底應不應該打某些疫苗？不管如何決定，這是一種理性的風險衡量，而不是一種無可質疑的信仰。 <text:line-break/><text:line-break/>二是個人，亦即在個人層次上，個人應當對自己的身體擁有多大的自主權力？ <text:line-break/><text:line-break/>在我看來，強迫大家施打疫苗是錯的。因為政治上有「大家」，但在健康上或自主判斷與意願上，卻沒有所謂「大家」這種東西，畢竟你是你，我是我，我的身體狀況與價值判斷或風險考量方式，絕不可能跟你完全一樣；對你來說是解藥，對我來說卻很可能是毒藥；對你來說，安全與健康應該這樣衡量，對我來說卻應該那樣衡量；我們彼此的判斷方式與取捨標準不需要一樣，更不可能一樣。 <text:line-break/><text:line-break/>代表龐大既得利益的一方，為了消除個人層次，於是就封鎖訊息，進行消音，抹黑各種質疑等等等。 <text:line-break/><text:line-break/>結論是： <text:line-break/><text:line-break/>也許，Luc Montagnier 和 Giulio Tarro等人很可能是錯的，很可能是多慮了。重點是，萬一他們是對的呢？ <text:line-break/><text:line-break/>也許，早在三十幾年前就用Cationic liposome的技術，成功將RNA送入細胞的Robert Malone，也可能是對自己的開創性研究多慮了，他說他後悔讓自己和一家人都打了莫德納，也許他根本不用後悔，也許他搞不好還應該因此獲得一個諾貝爾獎；也許義大利一群科學家或醫生或法官統統也都錯了，他們不該向國際刑事法庭提告施打疫苗政策犯下「反人類罪」： <text:line-break/><text:line-break/><text:a xlink:type="simple" xlink:href="https://bit.ly/3yekWrz"><text:span text:style-name="T2">https://bit.ly/3yekWrz</text:span></text:a><text:s/><text:line-break/><text:line-break/>問題是，萬一他們是對的呢？萬一Luc Montagnier 和 Giulio Tarro等人的批評和憂慮是對的呢？屆時幾十億人的健康將如何可能彌補與挽救？打進身體的疫苗可以再抽出來嗎？ <text:line-break/><text:line-break/>反過來說當然也一樣，也許歐美這些先進基因疫苗是對的，成功拯救了億萬人。 <text:line-break/><text:line-break/>因此，我倒也不是想要提出任何一種具有確定性的呼籲或結論，我只能說，我是這樣那樣想事情，我知道這樣那樣一些可能性，我擔心這樣那樣一些可能的風險，至於你將如何抉擇，恐怕還是得由你自己來判斷。 <text:line-break/><text:line-break/>我對醫學史和科學史略有研究，但是，常常把它當笑話讀。以前還在講台上時，我特別喜歡講這些東西，以免聽眾或學生睡著。通常，得到的反應總是哄堂大笑，因為真的很好笑，很不可思議；不過數十年前的知識或頂多百年，過去的諸多科學「真理」或主流治療方式，現在讀來卻十分可笑，猶如兒戲。 <text:line-break/><text:line-break/>我並不是真的要「嘲笑」過去。我所謂「笑」，事實上帶著無盡的迷惘與惆悵，因為我們皓首窮經、戮力以赴的「現在」，其實不過就是「未來」的「過去」，我們嘲笑前人之時，事實上，很快就會有一天，我們將站上真理的審判台，成為後人的「笑柄」。 <text:line-break/><text:line-break/>我知道，自然科學或實證科學原本就是這麼一回事，就如Noam Chomsky所說，所謂科學研究，就像一個喝醉酒的人，拼命在大街上開著路燈的這一頭尋找遺失的鑰匙，但他的努力很可能終究枉然，因為鑰匙也許恰恰就掉落在大街暗無天日的另一側。 <text:line-break/><text:line-break/>後記： <text:line-break/><text:line-break/>我的留英好友李權芳，昨天寫信給我，告訴我他的網站： <text:line-break/><text:line-break/><text:a xlink:type="simple" xlink:href="https://leecf67.blogspot.com/"><text:span text:style-name="T2">https://leecf67.blogspot.com/</text:span></text:a><text:s/><text:line-break/><text:line-break/>權芳是藥學與心理學專家： <text:line-break/><text:line-break/><text:a xlink:type="simple" xlink:href="https://leecf67.blogspot.com/p/blog-page_26.html"><text:span text:style-name="T2">https://leecf67.blogspot.com/p/blog-page_26.html</text:span></text:a><text:s/><text:line-break/><text:line-break/>歡迎大家盡量閱讀，多充實相關知識，總是多一分保障，別只聽信市面上的主流之聲。</text:p>
      <text:p text:style-name="P1">陳真   |  2021.07.03 02:22   |   <text:a xlink:type="simple" xlink:href="http://palinfo.habago.org/Entry?Command=Information_PrintForum&amp;iPage=37&amp;sType=FORUM#FORUM40814"><text:span text:style-name="T1">#</text:span></text:a></text:p>
      <text:p text:style-name="P2">台灣人真要坐以待斃？(二十八)：忍受台奸政權到幾時？ <text:line-break/><text:line-break/>陳真 <text:line-break/><text:line-break/>2021. 07. 03. <text:line-break/><text:line-break/><text:line-break/>島內疫情爆發以來，很多人寫信問我該打哪種疫苗。人們之所以問我，不是以為我是疫苗專家，而是相信我是誠實的。不過，我知道，我如果告訴他們真實的答案，他們一定不會相信；就算相信，也很難打得上，除非前後花一個多月去大陸施打。 <text:line-break/><text:line-break/>答案是：全世界最好的疫苗毫無疑問就是大陸疫苗，例如科興。若非帶著年幼小孩難以長期出國接受隔離，學姐老早趁著暑假跑到大陸打疫苗。我是醫生，沒法離開工作崗位一個多月，只好以身試苗打莫德納。 <text:line-break/><text:line-break/>我所謂陸苗「最好」，指的是考慮安全性與有效性兩者。科興是以傳統滅活病原體技術做成，安全性當然遠遠高於歐美的「高科技基因」疫苗，例如莫德納與BNT。施打這類新興科技疫苗，事實上就是充當人體實驗的白老鼠。 <text:line-break/><text:line-break/>也許，數十年之後，證明這類基因疫苗確實安全無虞，但在目前，事實上它就只是一種人體實驗。Luc Montagnier 因此特別反對小孩施打這類安全性極有疑慮的疫苗。 <text:line-break/><text:line-break/>我知道，我若誠實告訴人們說大陸疫苗是全世界最好的疫苗，人們一定不會相信，一定會誤以為我之所以推薦陸苗是因為我是統派、而且仰慕中國共產黨。當然不是因為這樣。我不是腦殘，我不會把政治和科學混淆，我更不會昧著良心說話。 <text:line-break/><text:line-break/>我沒法說我的疫苗評價一定是對的。我只能說：我是真心這麼相信、並且絕非信口開河。 <text:line-break/><text:line-break/>總之，我只好放低標準，回答人們說：依照「臨床上」，或者說依照「市面上」的評價，莫德納和BNT 應該是比較好，而AZ疫苗問題比較多，特別是日本鬼子把他們自己不敢打而「送給」我們的那批很詭異的 AZ 疫苗，最好不要施打，因為很可能打比不打死得更快；截至目前為止，已經死了兩三百人，死亡率竟然是歐洲一些國家的十幾倍，打破世界記錄。它媽的這樣的東西你還敢打？豈不是腦子壞掉？ <text:line-break/><text:line-break/>據報載，台灣施打日本的這批AZ疫苗的頭一周，施打後死亡通報率為萬分之1.85。那你知道統一發票五獎，亦即得一千元的小獎機率是多少嗎？我得過好幾次五獎，答案是萬分之3。這樣高的死亡率，會不會太離譜了點？這樣的疫苗還要繼續打？ <text:line-break/><text:line-break/>疫苗本身是科學，但是，當一種東西牽涉暴利時，科學內涵往往就走樣了。在西方社會尤其如此，疫苗變成政客與財團謀取巨大私利的工具，甚至變成一種顯然有其內在政治圖謀乃至軍事企圖的武器，而不是單純維護國民健康的工具。但是，祖國絕不可能這樣，不會有人從中掠取暴利；疫苗就是疫苗，疫苗就是國家藉以保護國民健康、消除疾病的工具；整個防疫工作，私人根本無利可圖。 <text:line-break/><text:line-break/>哪像台灣，不管是快篩或核酸檢測及各種醫療配備，相關採購與自費項目，統統都是不可思議的天價。如果這不是貪污圖利，什麼是貪污圖利？如果不是貪污圖利，天底下會有白痴以遠遠高於國際認證疫苗數倍以上的天價，去買一千萬劑八字都還沒一撇的黑心土產疫苗嗎？ <text:line-break/><text:line-break/>人渣黨的貪污行徑，真是開了我的眼界。我只有在極少數軍事獨裁國家或原始部落般聚集的地方軍閥身上，才能看到這樣一種完全肆無忌憚的謀財害命惡行。人渣黨甚至更狠，胃口更大，完全肆無忌憚地阻撓疫苗進口，以成百上千條人命為代價，以一萬多人傷殘為代價，以這樣一種完全肆無忌憚的瘋狂行徑來掠奪私人暴利。 <text:line-break/><text:line-break/>我從事、參與及關心國際人權工作三十多年，聽過、見過、讀過無數荒唐事，比方說黑幫部落政權、軍事獨裁統治者或家族權力集團，強制扣壓、囤積或私吞外來援助物資，不惜製造人民重大傷亡與饑饉，然後再以高價賣出各種援助物資，進行黑市交易，掠奪一己暴利或圖利同夥，形成一種純粹以撈錢奪權為惟一目的的政治分贓集團。 <text:line-break/><text:line-break/>人渣黨就是這樣一種政權。但它甚至更為邪惡，因為它不但謀財害命，而且積極充當美、日敵人走狗，無所不用其極，存心把台灣人當成一種藉以圖謀個人權位與暴利的籌碼，做為美日等國攻擊對岸人民的一顆人肉炸彈。諸多卑鄙無恥喪心病狂之事，實已泯滅人性。 <text:line-break/><text:line-break/>我在伊拉克和阿富汗被美國侵略屠殺數百萬人民的過程中，二十幾年來長期追蹤其國內政治人事與權力之更迭歸屬，我發現，不管是「伊奸」或「阿奸」，當他們扮演美國人走狗的角色以謀取個人權位時，事實上還是保有一定的民族尊嚴，保有對於同胞某種最低形式的愛與人性。但我在人渣黨身上卻看不到道德底線，我不知道到底有沒有什麼喪心病狂的事，是這群漢奸、這群政治吸血蟑螂所不敢做的。 <text:line-break/><text:line-break/>底下是這兩天看到的人渣台奸口罩，我真不敢相信世界上怎麼會有人充當殖民走狗，充當出賣人民的「X奸」，無恥下流到這種程度的；竟然把台灣人當成美國人的貓狗，並以此為榮，而且還為自己會撕咬同胞而得意洋洋，自命「戰貓」： <text:line-break/><text:line-break/><text:a xlink:type="simple" xlink:href="https://bit.ly/3h9wAhQ"><text:span text:style-name="T2">https://bit.ly/3h9wAhQ</text:span></text:a><text:s/><text:line-break/><text:line-break/><text:a xlink:type="simple" xlink:href="https://bit.ly/2ToMyM2"><text:span text:style-name="T2">https://bit.ly/2ToMyM2</text:span></text:a><text:s/><text:line-break/><text:line-break/><text:a xlink:type="simple" xlink:href="https://bit.ly/3dVyh0r"><text:span text:style-name="T2">https://bit.ly/3dVyh0r</text:span></text:a><text:s/><text:line-break/><text:line-break/>我們到底要忍受這樣一個泯滅人性的台奸政權到幾時？祖國不想想辦法嗎？想辦法讓台灣人定點來回、無須隔離施打疫苗有那麼難嗎？</text:p>
      <text:p text:style-name="P1">陳真   |  2021.07.06 19:18   |   <text:a xlink:type="simple" xlink:href="http://palinfo.habago.org/Entry?Command=Information_PrintForum&amp;iPage=36&amp;sType=FORUM#FORUM40821"><text:span text:style-name="T1">#</text:span></text:a></text:p>
      <text:p text:style-name="P3"><text:line-break/>台灣人真要坐以待斃？(二十九)：詭異疫苗劇本所圖何事？ <text:line-break/><text:line-break/><text:line-break/>陳真 <text:line-break/><text:line-break/>2021. 07. 06. <text:line-break/><text:line-break/><text:line-break/>我對於如何理解路透社那則「獨家新聞」始終感到很困惑。它提到，黑水前老闆及創始人Erik Prince 取得台灣聯亞疫苗的全球銷售權。藍營據以提出指控，這我能想像。可是，就連無恥骯髒綠媒例如自由時報，卻也口徑一致地指控聯亞的幕後黑手就是黑水公司，指控黑水是如此惡名昭彰濫殺無辜的一家國際傭兵公司，跟疫苗生技能扯得上什麼關係？ <text:line-break/><text:line-break/>可是，這位黑水前老闆Erik Prince，事實上早在2010年前後就已經把黑水公司整個賣掉了。也就是說，聯亞疫苗代理權跟黑水本身無關。 <text:line-break/><text:line-break/>這位前老闆，賣掉黑水之後，揚言不再從事戰爭，解除武裝，改走保安路線，更憑其黑白通吃的豐厚全球人脈，轉型成為風險諮詢公司，提供保安、運輸、投資戰略與風險決策等等。目前大展鴻圖的事業中心，就是在香港和大陸；大力參與「一帶一路」以及中國在非洲的各項投資項目，並與俄羅斯友好，反倒是在美國國內樹敵無數。 <text:line-break/><text:line-break/>Prince是川普人馬，是川普的「地下軍師」(shadow adviser)，很多民主黨人跟他在利益分贓上並不對盤；也許還不到死對頭的地步，但他畢竟不是美國建制派人物。 <text:line-break/><text:line-break/>【神通廣大的黑水前老闆】 <text:line-break/><text:line-break/>詭異的是：如果這位黑水前老闆取得聯亞疫苗的全球銷售權就等於是聯亞疫苗「幕後黑手」的話，那豈不也可以說聯亞的幕後黑手就是中國大陸？因為這位黑水前老闆過去幾年來的事業中心就是在大陸。 <text:line-break/><text:line-break/>比方說，黑水前老闆在香港成立的上市公司「先豐服務集團」，它的第三大股東就是中國國企「中信集團」。2019 年，「先豐服務集團」在新疆投資興建一座可以容納八千多人的「培訓基地」。早在 2017年，更斥資買下北京「國際安全與防衛學院」25％的股權，負責訓練從事解救人質與反恐任務的「安保人員」；稍早在雲南亦有類似的「培訓基地」投資案。 <text:line-break/><text:line-break/>於是有人說，這位黑水前老闆可能是在美國仇家太多，混不下去，於是就投靠中、俄懷抱，變成親中人馬。可是，若要因此推論說台灣聯亞疫苗的幕後黑手就是中共。這樣的推論也未免太過於違反常識，錯得離譜。 <text:line-break/><text:line-break/>但我不明白的是：一個前川普政府的核心要角，在川普在位期間，卻又同時為中、俄效勞 (例如私運軍火給親俄的利比亞反對派)。可是，在極其關鍵的國防事務上，卻又效忠於美國。舉個最近喧騰國際的重大事件為例： <text:line-break/><text:line-break/><text:a xlink:type="simple" xlink:href="https://bit.ly/3hqLQ8U"><text:span text:style-name="T2">https://bit.ly/3hqLQ8U</text:span></text:a><text:s/><text:line-break/><text:line-break/>全世界軍用航空引擎的龍頭是烏克蘭的 Motor Sich 公司，有「動力沙皇」之美譽。另一方面，中國解放軍據說在這方面的技術落後幾十年。因此，中共千方百計想取得這家公司的技術，於是打從2016年起，透過「北京天驕航空」等中企，收購該公司近六成的股權，眼看就能成功併購。 <text:line-break/><text:line-break/>不料，川普政府卻派出黑水公司前老闆從中攔截，提出併購計畫，企圖捷足先登。後來生意雖沒談成，但是，就跟台灣一樣，拼命努力當美國走狗的烏克蘭，竟然於今年三月，宣佈把這家公司整個收歸國有，中國憤而向國際仲裁法院提出千億台幣的求償告訴。 <text:line-break/><text:line-break/>由於這件事，也讓世人再次注意到這位神出鬼沒的黑水前老闆 Erik Prince。 <text:line-break/><text:line-break/>這也許說明了四件事： <text:line-break/><text:line-break/>一，Prince 近幾年雖然事業版圖移到中國，但他終究還是美方人馬，在關鍵事項上效忠於美國。 <text:line-break/><text:line-break/>二，Prince 雖然賣掉黑水，但他依然呼風喚雨，游走於CIA和中俄之間，非常神通廣大，一個人幾乎就等於一個國家，各國政府都得買他的帳，非常不可思議。 <text:line-break/><text:line-break/>三，Prince 既然是台灣聯亞疫苗的全球銷售代理商，意味著聯亞其實就跟高端一樣，都是一種由美國主子欽定的疫苗計畫；表面上是土產，實際上卻是美國操盤。這也說明了人渣黨為何不計一切人命代價與政治負評、完全不擇手段，就是要阻擋疫苗進口，就是要阻止防疫，就是要逼迫台灣人施打土產黑心疫苗。 <text:line-break/><text:line-break/>四，更重要的是：Prince 之所以突然跑出來搞疫苗生意，豈是著眼於那麼一丁點利益？而是跟烏克蘭的Motor Sich 併購案一樣，奉命出征。也就是說，其所代表的並不是十幾年前早已賣掉的黑水，而是代表美國軍方。 <text:line-break/><text:line-break/>絕大部份人只把箭頭指向人渣黨，指責其詭異地嚇阻積極防疫，指責其藉著疫情進行島內政治操弄，更指責其阻擋疫苗等等怪異作為之不合常理，絕大部份人卻幾乎完全忽略美國才是這一切詭異行徑的發號施令者。這才是整齣黑心疫苗大戲的核心劇本。 <text:line-break/><text:line-break/>【大可謀財，何必執意害命？】 <text:line-break/><text:line-break/>詭異之處就在於：美國國家衛生院 (NIH) 為何早在五年前就看上這樣一家過去惡名昭彰的小小生技公司？為何要將兩支候選疫苗的其中之一授權給它？ <text:line-break/><text:line-break/>更令人費解的是：美國為何執意要做出如此違反常理、違反人性之事？透過人渣黨，千方百計阻擋疫苗進口，千方百計阻撓、恐嚇、抹黑、威脅甚至以司法懲罰鼓吹基本防疫措施的人，不惜以台灣兩千三百萬人的生命、健康與財產為代價，硬要逼迫台灣人以身試苗。究竟目的何在？ <text:line-break/><text:line-break/>首先，謀財當然免不了。人渣黨及其同夥與走狗，在這個極其詭異的黑心疫苗計畫的過程中，透過罄竹難書的各種下三濫手段與無數謊言，大炒股票，大撈黑心錢，這是毋庸置疑的。 <text:line-break/><text:line-break/>我們一般人面臨危機都很緊張，因為危及生活穩定，乃至傷害生命與身家財產。但是，政治蟑螂看到危機卻往往很開心，經常沒事也硬要弄出事來，為什麼呢？因為危機就是商機。 <text:line-break/><text:line-break/>問題是，人渣黨的存在目的只是為了撈錢奪權。為了謀財，當然可以害命。可是，這些人渣大權在握，撈錢的管道和手段千百種，而且徹底掌控媒體，早已成功洗腦大眾，想怎麼撈就怎麼撈，根本都已經毫不掩飾；比起阿扁和扁嫂偷偷收集發票申報私帳，人渣黨的貪婪可說是千百倍於扁朝，整個國庫根本就是這些人渣的個人金庫。因此，為何執意要害命？不害命也照樣能謀財啊，何必硬要與全體台灣人為敵？ <text:line-break/><text:line-break/>人渣黨是美國養的狗，主人賜給狗吃的東西當然不可能比主人吃得好。也就是說，如果人渣黨不害命也照樣能謀大財，更何況美國。美國隨便賣個什麼武器給台灣，全是索取天價，想怎麼撈錢就能怎麼撈。 <text:line-break/><text:line-break/>因此，不管是美國或人渣走狗黨，光是以謀財動機來解釋這齣詭異的黑心疫苗大戲是說不通的。他必然有著比撈錢更龐大更黑心的政治圖謀，否則不可能明目張膽硬要阻撓正常防疫，硬要阻斷台灣人取得疫苗，硬要強逼台灣人施打黑心土產疫苗。 <text:line-break/><text:line-break/>你看，AZ 疫苗一劑才110元，根本不合格的土產疫苗卻居然花了我們納稅人八倍以上的價錢去購買至少一千萬劑。如果這不是圖利，什麼是圖利？另外還有各種動輒浮報十數倍的荒唐採購，擺明就是貪污。 <text:line-break/><text:line-break/>可是，你算一算，就算讓它一劑撈個五百元好了，假設全台灣八成人口每人打兩劑，全打黑心土產疫苗，總共也才撈了180億。如果只是半數者施打，就只剩一百億都不到。撈這麼一點錢，在美國或人渣黨看來哪算一回事？光是一個什麼防疫預算就有八千多億，一百億算什麼？ <text:line-break/><text:line-break/>另外，什麼綠能產業就好幾兆，光是烏七媽黑的各種軍購就動輒幾兆幾千億，這些人渣要撈大錢的管道多得是，何必為此違背全體民意硬幹到底，硬要阻擋疫苗，硬要傷害人命。因此，光是為了謀財是說不通的。 <text:line-break/><text:line-break/>更何況，透過黑心疫苗以及炒股所賺的這些錢，又不是全部進入某人口袋，而是一大群政治蟑螂分而食之。對他們而言相對微小的一點利益，何必搞得天怒人怨？ <text:line-break/><text:line-break/>當然，還有其他各種以防疫為名的數千億甚至上兆預算，全是油水，全部加一加，利益確實也相當可觀，可我還是覺得難以置信。因為，好好進行防疫，照樣能撈取各種油水，甚至撈更多不是嗎？ <text:line-break/><text:line-break/>高端和聯亞，當然都是人渣黨奉美國主子之命，不擇手段、不管害死多少人也要圖利的公司。問題是，美國人所圖不可能只是錢財，畢竟台灣做為一個殖民地，美國人愛怎麼吸血就能怎麼吸，愛怎麼啃肉就能怎麼啃，哪需要搞得如此詭異，如此天怒人怨也要硬幹到底。 <text:line-break/><text:line-break/>【根本就是未卜先知】 <text:line-break/><text:line-break/>話說高端。就如我前幾篇文章所說，這間2018 年4 月17 日才上市的「高端疫苗公司」，它的母公司就是過去整天吹牛、炒股害死許多散戶的「基亞」。但是，很奇怪，這間基亞居然就像未卜先知那樣，早在2016年就和美國國家衛生院搭上線，合作研發疫苗。這樣一種最高層級的合作，不可能沒有經過雙方官方的籌謀。 <text:line-break/><text:line-break/>美國衛生部長來台，絕不是為了推銷萊豬，而是別有任務。畢竟萊豬哪需要推銷？美國人把台灣人當成貓狗，人渣黨更教導台灣人要以成為美國人的貓狗為榮；美國人要台灣人吃毒豬，台灣人就得吃，哪需要特地跑來台灣跟「貓狗」商量？ <text:line-break/><text:line-break/>我不能理解的是：這間「高端疫苗」家族企業，為何能夠集三千寵愛於一身？不但獲得台、美雙方不擇手段的瘋狂支持與荒唐圖利 (一支根本不合格的疫苗卻能賣得比國際認證的疫苗貴上八倍)，更不可思議的是，高端與美國官方真的是極有「遠見」！根本就是未卜先知！彷彿老早就知道會有疫情發生，真的是太有「遠見」了！早在疫情發生前幾年(2016年)，美國就透過台灣政府和高端公司搭線合作，研發登革熱疫苗(我不相信)。你若要跟我說這一切只是巧合，我當然也沒那麼幼稚。 <text:line-break/><text:line-break/>所謂巧合，意思是說它是一種機率很小的事件。我能接受一個巧合，或是再加另一個巧合，頂多再加第三個巧合，但你若要跟我說每次都是無數的巧合所構成的一種大事件，而這些大事件，每次都剛好天佑美國，天佑台灣，天佑人渣黨搞選舉，那真的是在侮辱我的智商。 <text:line-break/><text:line-break/>【傷害中國才是劇本核心】 <text:line-break/><text:line-break/>從至少七、八年前開始，美國只專心搞一件事，那就是顛覆中國，傷害中國，摧毀中國。我既然認定新冠病毒是美國刻意在中國施放的生化武器 (請見〈生物武器：一個更陰暗的未來〉系列： <text:line-break/><text:line-break/><text:a xlink:type="simple" xlink:href="https://bit.ly/3k0E7S3"><text:span text:style-name="T2">https://bit.ly/3k0E7S3</text:span></text:a><text:s/><text:line-break/><text:line-break/>那麼，它就不可能只是一次性的作為；天底下也許有洗一半的頭，但沒有打一半的戰爭，絕對還會有更多更惡毒的後續作為；而所謂疫苗研發，自然也不可能是一個獨立事件。 <text:line-break/><text:line-break/>如果你回顧台灣整個防疫過程，就會越發覺得極端詭異，比方說千方百計拒絕普篩，千方百計防止發現確診病患，甚至動用司法進行威嚇鎮壓與懲罰，確保沒有任何機構或單位膽敢對台灣的疫情有任何實質調查或積極防疫或合理推論，甚至連提出意見都會遭到攻擊與抹黑，拼命污名化那些對防疫有積極意見者，把他們全打成政治陰謀份子，打成中共同路人。 <text:line-break/><text:line-break/>正常社會進行防疫，當然是努力找出確診者，哪有人千方百計防止確診者被發現？千方百計阻止篩檢，千百方計攻擊、抹黑積極防疫者，這太詭異了。如果背後沒有圖謀，難道是美國和人渣黨集體發神經？ <text:line-break/><text:line-break/>事實上，早在一年多前，人渣黨就大開方便之門，同意讓高端免於三期試驗。這樣的「超前部署」太過於不合常理，就如退出疫苗審查委員會的陳培哲院士所說，這一切都是既定劇本。 <text:line-break/><text:line-break/>問題是，為何要制定這樣的詭異劇本？為何會有這樣一個所謂「政府」，這樣一個黨，居然全黨一致，千方百計阻撓防疫，千方百計阻撓疫苗進口，卻以八倍以上之荒唐高價去購買一支根本不合格、連八字都還沒一撇的土產黑心疫苗，硬要強迫台灣人施打。 <text:line-break/><text:line-break/>這些行為全都極端詭異，完全不合常理。人渣黨並非「不願」積極防疫，反而是積極嚇阻他人防疫，到底是為了什麼而硬要蠻幹如此怪異之事？我能理解無能與偷懶，但我不能理解不擇手段阻止防疫究竟是所為何來？ <text:line-break/><text:line-break/>至於阻止疫苗進口，表面上是人渣黨派系之間分贓不均的後果。但我不相信這個說法，人渣黨的分贓技術世界一流，而且整個台灣都是這個政治蟑螂黨的食物，吃喝管道那麼多，不可能因此而讓疫苗不准進口。 <text:line-break/><text:line-break/>有人說是一位「吳姓立委」從中阻擋疫苗進口。這也說不通。光憑一個立委是不可能阻擋的。人渣黨是一個政治黑幫，一個犯罪集團，權力高度集中，底下成員不可能阻擋疫苗。疫苗進不進口，顯然是蔡英文一人主導，而蔡的背後之發號施令者當然就是美國。 <text:line-break/><text:line-break/>我不能理解的是，為何美國要禁止疫苗進口台灣？我更不相信疫情爆發只是偶然，我不相信所謂「3+11綠委施壓事件」只是一種偶然與巧合。也就是說，我認為讓疫情爆發很可能是蓄意為之，否則土產疫苗誰會去打？ <text:line-break/><text:line-break/>除了台灣人被迫施打，全世界絕對沒有人會去打這種未經合格檢驗的黑心土產疫苗。因此，倘若沒有疫情，倘若根本沒有人會去打土產疫苗，相關數據如何取得？這兩支疫苗豈不等於兒戲一場？ <text:line-break/><text:line-break/>前些日子，人渣黨藉著人數優勢，在立法院否決了所有相關提案，包括反對公布政府官員施打疫苗的特權名單；十幾萬支疫苗下落不明；另外還反對調查人渣黨的各種關於疫苗的一系列造謠撒謊事件；反對公開疫苗的採購價格及過程；反對土產疫苗之緊急授權審查比照國際全程公開；反對公佈「3+11綠委施壓事件」的會議紀錄，甚至反對土產疫苗進行三期試驗。 <text:line-break/><text:line-break/>更離譜的是，人渣黨全黨立委還一致反對進口足夠的國際合格疫苗！無數的無恥作為，完全肆無忌憚，而且非常詭異！ <text:line-break/><text:line-break/>如果裏頭沒有見不得人之事，為何要反對這些理當稀鬆平常之事之公諸於世？而且，你要知道，人渣黨是全黨立委一致反對這些提案，非常「團結」，真的是非常詭異。這些人渣到底是在掩蓋什麼見不得人的骯髒事？到底是在圖謀一些什麼邪惡勾當？要不然，天底下哪有一個黨或所謂政府，居然全體民代一致否決充足的疫苗進口。 <text:line-break/><text:line-break/>我的結論是：傷害祖國才是劇本核心。 <text:line-break/><text:line-break/>簡單說： <text:line-break/><text:line-break/>一，謀財害命只是表面事實，但是，毀滅中國，恐怕才是整套詭異疫苗大戲之核心劇本。 <text:line-break/><text:line-break/>二，你不可能理解某種現象，除非你理解這現象之所屬意義架構。也就是說，你得先搞清楚一整齣詭異萬分的戲碼究竟是隸屬何種根本圖謀，你才有可能理解整個謀略或陰謀底下的各種詭異現象。 <text:line-break/><text:line-break/>天底下會有這麼奇怪的事嗎？世界各國都在拼命防止病毒，惟有台灣這個美國殖民政權卻拼命阻止疫苗進口，阻止對疫情進行防治，而且似乎極其有意地配合政治上的需要，操弄整個疫情的發展。無數的詭異行徑，究竟所圖何事？ <text:line-break/><text:line-break/>我不相信這只是為了撈錢。因為，乖乖進行防疫，乖乖讓疫苗進口，照樣也能撈上一大票。你看，光是人渣黨採購醫療物資的那種離譜到爆的荒唐價格與荒唐行徑，你就能明白，他如果好好防疫，照樣也能輕易地大撈一票不是嗎？因為，人渣黨在這島上根本所向無敵，愛怎麼幹就能怎麼幹，愛怎麼撈就能怎麼撈，根本沒必要如此狼狽地硬要做一些天怒人怨、與全民為敵的反防疫之事。 <text:line-break/><text:line-break/>當一種所謂「疫苗」，千方百計、機關用盡強迫台灣人充當實驗品時，這意味著什麼？意味著這裏頭很可能有著某種「族群針對性」。我並非說這就是一種針對中國人的「基因武器」的實驗，畢竟很多疾病與藥物原本就有種族差異性。 <text:line-break/><text:line-break/>問題是，如果你只是單純想了解某種藥物或疫苗的族群差異性，大可通過正常程序進行研究，根本一點困難也沒有，何必如此鬼魅陰暗？何必如此蠻幹？何必如此違反常理、如此泯滅人性地大規模進行整個島嶼兩千多萬人口的人體實驗？ <text:line-break/><text:line-break/>我相信，這一切詭異之事，美國之所圖謀必然與傷害中國有關。更直白地說，這是一場生物武器戰，而且只是首部曲。</text:p>
      <text:p text:style-name="P1">陳真   |  2021.07.16 01:08   |   <text:a xlink:type="simple" xlink:href="http://palinfo.habago.org/Entry?Command=Information_PrintForum&amp;iPage=35&amp;sType=FORUM#FORUM40840"><text:span text:style-name="T1">#</text:span></text:a></text:p>
      <text:p text:style-name="P3">台灣人真要坐以待斃？(三十)：該被繩之以法的是人渣黨與高端 <text:line-break/><text:line-break/><text:line-break/>陳真 <text:line-break/><text:line-break/>2021. 07. 16. <text:line-break/><text:line-break/><text:line-break/>每次要寫這類文字就覺得很痛苦，到底有完沒完？二十幾年來，這個人渣黨天天就是這樣不斷搞各式各樣的詐騙、做假、造謠、抹黑、謊言與雙重標準以及根本數不清的極其荒唐的貪贓枉法，各種案例數量之龐大，恐怕有好幾萬件，你哪有可能澄清得完、揭穿得完？ <text:line-break/><text:line-break/>但我不怪騙子，不怪歹徒，我只是很想問問台灣人，到底一個黨是要醜陋骯髒無恥下流到何種程度，然後你才會清醒？你才會發現，原來這不是一個黨，而是美國所豢養的黑金犯罪集團，藉著提供無數的撈錢機會，做為充當賣台漢奸的酬勞，一如黎智英之於香港。 <text:line-break/><text:line-break/>我不敢高估台灣人的智商，因此，上述後半段有關美國的部份你大可先略過，但是，至少前半段你總該清醒了吧？也就是說，當一個黨二十幾年來根本沒有一句話可信，根本沒有一項政策是不拿來為自己撈錢的，你總該清醒了吧？你被某個人騙錢，用同樣的鬼話騙了一次兩次之後，你還會相信他嗎？如果有人用同樣的手法，行騙三十年，行騙三萬次，而大家每次都還是被騙，照樣熱烈擁戴，這時候，你是該譴責歹徒，還是該質疑被騙的人的智商到底是怎麼了？ <text:line-break/><text:line-break/>所謂防疫，就是一例，從一開始到現在，人渣黨的幾乎每個動作都令人匪夷所思，極端詭異。你有沒有看過世界上有哪個國家或社會竟然是努力在防止疫情被發現的？有沒有哪個國家或社會是努力在阻止人民取得疫苗的？無數的詭異行徑，搞到後來大家才知道，原來是要掩護某個由台灣出資、由美國所主導的私人生技公司。 <text:line-break/><text:line-break/>所謂「防疫」 ，就是不斷散播各種利多假消息以拉抬股價，不斷從事各種匪夷所思的荒唐採購；八字都還沒一撇的土產疫苗，居然可以用天價訂購一千萬劑，居然按照荒謬透頂的劇本演出；所謂審查，委員大多是「自己人」，只是跑個既定流程而已，政治完全取代了科學；就連最基本的「疫苗覆蓋率」，蔡英文也要干涉，也要動手腳，搞些掩人耳目的小動作；不管是對內或對外採購疫苗或各種醫療用品，居然全是天價，擺明就是要貪污，而且不許質疑，完全就是黑箱作業，動不動就說是國家機密，連一劑疫苗原本打算買多少錢也是國家機密，結果被揭穿竟然比市價貴了五、六成，多花上幾十億。如果這不是貪污，那又是什麼回事？為何每項採購全是天價，全是機密？ <text:line-break/><text:line-break/>你看，人渣黨頭子蔡英文，明明就是假學位，居然也能把相關學經歷資料列為國家機密三十年，它媽的天底下有這種機密？這人渣一方面去控告質疑其學位造假者，一方面卻又把自己的相關資料列為國家機密。它媽的真是有夠無恥。 <text:line-break/><text:line-break/>最近有位前中天新聞的記者朱凱翔先生，因為取得高端疫苗審查會議的文件，很勇敢地把它公佈了。這樣做也許傷害了該公司的某種利益，想告就告，我沒意見。我有意見的是：人渣黨跳出來說這是國家機密。它媽的這又是哪門子的機密？ <text:line-break/><text:line-break/>而且，這個蟑螂政府一路完全不顧吃相地千方百計圖利高端疫苗公司，包括蓄意混淆視聽說什麼菲律賓等東南亞國家都搶著想要購買高端疫苗，事實上根本是子虛烏有。菲律賓政府馬上出面否認，表示絕無此事。陳時中被記者問及此事時，他卻偏要含含糊糊地說什麼「確實有很多國家對我們的國產疫苗投入很大的關心」，製造一種好像高端疫苗多麼舉世矚目的幻覺。再說，高端公司是私人家族企業，幾時變成「國」產？ <text:line-break/><text:line-break/>相關例子一大堆，在二期解盲之前不斷帶頭散播各種假訊息藉以吹捧高端，例如陳建仁蓄意混淆視聽，百般護航，甚至胡扯說自己接受高端疫苗試驗，結果好棒，完全沒有副作用云云，讓人誤以為高端疫苗好棒。 <text:line-break/><text:line-break/>事實上，陳建仁哪會知道自己究竟是打了安慰劑或高端疫苗。如果這不是假訊息，什麼是假訊息？如果這樣的謊言吹捧都可以，為何不能質疑？只能憑空瞎說高端的虛假好話，卻不能合理地質疑高端與人渣黨狼狽為奸的種種真實齷齪行徑？人渣黨並且動輒以司法整肅質疑者。 <text:line-break/><text:line-break/>高端已經對記者朱凱翔提告諸多罪名，而且行文一大堆機關包括金管會提出指控，比方說，控告他影響股價。可是，它媽的真正每天透過假消息在影響股價的不就是人渣黨與陳建仁及高端公司嗎？難道散播假消息讓股票漲就沒關係，發佈真實文件卻反而有罪？它媽的真是有夠無恥。這些人一方面謀財害命，一方面卻又要擺出道德高姿態來提告，難道是以為大家全是腦殘？ <text:line-break/><text:line-break/>朱凱翔被控告的罪狀之一是說他扭曲會議文件內容。文件裏頭提到，有一位受試者打完兩劑之後罹患新冠肺炎。高端指控說，這位受試者究竟是否打了高端疫苗或打了安慰劑，必須要等到十一月「真正」解盲之後才會知道，因此控告朱凱翔毀壞公司名譽。 <text:line-break/><text:line-break/>如果這樣叫做散播謠言，那麼，第一個該抓的是陳建仁，他再三透過媒體吹捧高端，甚至在幾個月前就說自己接受高端疫苗試驗，對外高調宣稱說結果好棒哦，身體都沒有不舒服耶，故意讓人誤以為他打了高端疫苗；而且還吹捧什麼高端疫苗的實驗設計多麼嚴謹。一個政府高官可以這樣吹捧股價嗎？ <text:line-break/><text:line-break/>高端控告朱凱翔之餘，竟然還持續宣揚自己的疫苗「保護力十分優秀」。它媽的真是把大家全當腦殘。 <text:line-break/><text:line-break/>再說，如果上個月的解盲「成功」，不是「真正」的解盲，那又是什麼？是假的解盲嗎？如果「真正的」解盲必須等到年底，為何人渣黨早在幾個月前就能用納稅人的血汗錢大量採購？而且，蔡英文那人渣還斷言七月就能叫大家施打高端疫苗。可是，萬一年底「真正」解盲之後發現實驗結果有問題呢？ <text:line-break/><text:line-break/>如果上個月的解盲不是「完全的」解盲，如果「真正」的解盲必須等到年底，那麼，高端憑什麼能夠公然對外胡扯什麼「保護力十分優秀」 ？更何況這只是微不足道的二期試驗，如何能憑空斷言什麼「保護力十分優秀」？ <text:line-break/><text:line-break/>種種荒唐無恥行徑，真的是夠了！應該被繩之以法的是人渣黨以及這家黑心炒股家族所成立的高端公司才對，而不是為了社會大眾健康安全而勇於提出合理質疑的記者或任何個人。</text:p>
      <text:p text:style-name="P1">陳真   |  2021.07.17 00:15   |   <text:a xlink:type="simple" xlink:href="http://palinfo.habago.org/Entry?Command=Information_PrintForum&amp;iPage=34&amp;sType=FORUM#FORUM40843"><text:span text:style-name="T1">#</text:span></text:a></text:p>
      <text:p text:style-name="P3">台灣人真要坐以待斃？(三十一)：陳建仁是高端股票炒手嗎？ <text:line-break/><text:line-break/><text:line-break/>陳真 <text:line-break/><text:line-break/>2021. 07. 17. <text:line-break/><text:line-break/><text:line-break/>如果把陳建仁的名字遮起來，光看過去這一年多來的各種媒體專訪與報導，從其言論之造假與吹噓，一次又一次，極盡混淆視聽之能事，甚至把高端疫苗捧上天，說是「智慧與慈悲的結晶」，你會以為此人肯定是高端公司的業代或炒股手，專門欺騙散戶，吹抬股價。 <text:line-break/><text:line-break/>我把其中一個再簡單也不過的基本事實再說一遍： <text:line-break/><text:line-break/>幾個月前，陳建仁多次宣稱自己接受高端疫苗的二期試驗，然後不斷對媒體說「好棒哦！」「一點不舒服的感覺也沒有」，真是超級無敵棒！然後不斷用一些根本只是任何一種藥物或疫苗試驗的基本流程來吹捧，說這家公司真的好棒！「讓我深刻體會到這家公司實驗設計好完善，執行好嚴謹哦！可圈可點，媲美國際知名藥廠！」云云，根本就是存心把大家當文盲操弄。 <text:line-break/><text:line-break/>你又不是執行單位的主管，你哪知道幾千個受試者的整個試驗過程細節到底執行得嚴不嚴謹？而且，什麼「實驗設計好完善」，那不是鬼扯嗎？不斷講一些硬是要吹捧的空洞修辭。陳建仁只不過是去打個針，居然也能每天講這麼一大堆頌詞，如此肆無忌憚地公然圖利私人公司、公開拼命拉抬股價是合法的嗎？ <text:line-break/><text:line-break/>更無恥的是，他根本不知道自己打的是疫苗或生理食鹽水，但他卻故意含糊其詞地表達，媒體也相當配合，報導總是寫說陳建仁接受高端疫苗的注射，感覺很棒，毫無副作用。 <text:line-break/><text:line-break/>今天如果是我，我老早打電話去報社罵人，要求對方鄭重更正澄清，因為我根本不知道自己注射了什麼東西，哪來什麼副作用可言？誠實的人，根本一句話也說不上來不是嗎？怎麼還會故意到處透過媒體混淆視聽，讓人誤以為高端疫苗好棒。如此蓄意混淆視聽、為私人公司吹捧股價是合法的嗎？是道德的嗎？ <text:line-break/><text:line-break/>最近，前中天記者朱凱翔揭露高端審查密件而挨告的事情發生後，高端指出，二期試驗根本還沒「真正」解密，最快必須等到十一月才知道誰打了疫苗，誰打了安慰劑。可是，很奇怪，現在才七月，陳建仁這兩天居然就說他已經接到通知，說他打的是安慰劑。這兩套說法不是矛盾嗎？難道陳建仁個人提前「解密」？如果可以這樣，那麼，憑什麼那位罹患新冠病毒的受試者不可能也已經提前解密？憑什麼說朱記者造謠？ <text:line-break/><text:line-break/>王鴻薇議員也據此提出質疑，陳建仁居然說她「撒謊」、「憑空捏造事實」，讓他「深感震驚痛心」。媽的，看到這種睜眼說瞎話的回應，我真的會凍未條。不但不認錯，反而還能反咬一口。 <text:line-break/><text:line-break/>我不認識陳建仁，但是聽說他私下待人不分貴賤，親切友善。基本上，我也相信他不是貪污舞弊之徒。可是，他顯然負有某種來自美國方面的任務，否則不可能如此自我作賤；像個小丑似的，眛著專業良心不斷吹捧一間向來行事操守令人難以恭維的家族生技公司。 <text:line-break/><text:line-break/>1991年，在要求廢除刑法一百條的徹夜靜坐抗爭中，我和陳定南剛好坐在一起。夜裏無事，兩人長談。他說，他因為林宅血案而棄商從政。他說，他從政有個原則就是：「如果在受人喜歡和受人尊敬，兩者之中只能二選一，我會選擇後者。」 <text:line-break/><text:line-break/>我對陳定南這段表白頗有感觸。陳建仁不妨也想想陳定南這些話。我們每個人大抵都希望能受人喜歡，但是，如果必須因此而背棄良知，那我寧可遭人厭惡、訕笑或排斥而一世孤獨。</text:p>
      <text:p text:style-name="P1">陳真   |  2021.08.01 23:58   |   <text:a xlink:type="simple" xlink:href="http://palinfo.habago.org/Entry?Command=Information_PrintForum&amp;iPage=32&amp;sType=FORUM#FORUM40872"><text:span text:style-name="T1">#</text:span></text:a></text:p>
      <text:p text:style-name="P2">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2">http://palinfo.habago.org/Entry?Command=Information_PrintHome&amp;;iFlowNo=1829</text:span></text:a><text:s/><text:line-break/><text:line-break/>台灣人真要坐以待斃？(二十六)：疫苗與萊毒： <text:line-break/><text:line-break/><text:a xlink:type="simple" xlink:href="http://palinfo.habago.org/Entry?Command=Information_PrintHome&amp;;iFlowNo=1828"><text:span text:style-name="T2">http://palinfo.habago.org/Entry?Command=Information_PrintHome&amp;;iFlowNo=1828</text:span></text:a><text:s/><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2">https://bit.ly/3lcc8PM</text:span></text:a><text:s/><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1">陳真   |  2021.08.08 00:41   |   <text:a xlink:type="simple" xlink:href="http://palinfo.habago.org/Entry?Command=Information_PrintForum&amp;iPage=31&amp;sType=FORUM#FORUM40884"><text:span text:style-name="T1">#</text:span></text:a></text:p>
      <text:p text:style-name="P3">台灣人真要坐以待斃？(三十三)：惟一呼聲 <text:line-break/><text:line-break/><text:line-break/>陳真 <text:line-break/><text:line-break/>2021. 08. 08. <text:line-break/><text:line-break/><text:line-break/>有位綠營人士寫信來，是一張圖片，好像是專門混淆視聽的什麼「事實查核中心」之類的圖片，上面是一本「中華民國」護照，旁邊斗大字體寫著：「出國是看『台灣』護照，不是疫苗護照」，斗大圖案則標示：「錯誤資訊：打國產疫苗不能出國？」然後旁邊「澄清」說：「世界各國並無通用之疫苗護照，皆以檢測報告為惟一通關準則。不論施打何種疫苗，統統都不是出國限制。台灣並已列入歐盟核准入境國家。」 <text:line-break/><text:line-break/>看了這種低能到爆的謊話和鳥話，真是火冒三丈。原本想隱忍，當做沒看見。但是後來這幾天看到有位人渣黨的什麼國際部主任還是什麼碗糕的，是個女醫生，名字我記不住，她也公開覆述同樣的謊話，於是我就忍不住給對方回了信。我說，「你傳來的這東西才是蓄意混淆視聽的假訊息」。 <text:line-break/><text:line-break/>我說：「重點不是能不能出國，重點是需不需要隔離。」「沒有人說打黑心高端疫苗不能出國，而是說打這種來路不明的土產疫苗不可能因此而不用隔離。不要故意把『出國』和『隔離』混為一談。你就算是打鹽水針或什麼針也不打，當然也能出國。」 <text:line-break/><text:line-break/>綠營人士幾秒鐘就回信來，問我「世界上有哪些國家有疫苗護照？」我說歐盟七月一日就推出疫苗護照，日本也有。然後對方回信說：「疫苗護照認證哪些疫苗？」我說「就那常見的四種」。然後對方又回信說：「疫苗護照是否通用全球？」 <text:line-break/><text:line-break/>我聽了真是快要按捺不住，因為我知道對方又在轉換問題，把「各國疫苗護照並非『全球』通用」 一事，故意混淆視聽為「疫苗護照根本沒有用」，然後再進一步引申為「打什麼疫苗都沒關係」，因此「大家可放心打高端疫苗，絕對可以出國」 。大家聽得懂這種很低能無聊的混淆視聽手法吧？ <text:line-break/><text:line-break/>原本的問題是說，「打高端疫苗不會因此而出國不用隔離」 ，卻故意混淆成「打高端疫苗照樣可以出國，說不能出國者是在造謠」。然後，進一步把「世界各國的疫苗護照並非全球通用」一事，混淆成「疫苗護照根本沒用，台灣護照才是最重要！」 <text:line-break/><text:line-break/>我的忍耐很快就到了極限。 <text:line-break/><text:line-break/>對方甚至接著說：「目前國際上並沒有疫苗護照。歐盟護照不是『出國』用的，而是『境內』使用」。 <text:line-break/><text:line-break/>大家聽得懂這個混淆視聽的意思吧？歐盟包括28個國家。他故意把歐盟混淆為「一個」國家，因此不管從哪一國到哪一國，統統不算「出國」，而只是「境內移動」。真的有夠低能且無聊！為了護航黑心高端疫苗，居然護航到這種語無倫次的地步。 <text:line-break/><text:line-break/>依此邏輯，那麼，不管是從新加坡到緬甸，或是從泰國到越南，菲律賓到印尼，馬來西亞到寮國，或是汶萊到柬埔寨，統統都不算「出國」，統統都不算「護照」，因為印尼、越南、寮國、汶萊、泰國、緬甸、菲律賓、柬埔寨、新加坡、馬來西亞都屬於東協十國。他媽的，請問有人這樣睜眼說瞎話來談事情的嗎？ <text:line-break/><text:line-break/>最後，對方還傳來訊息說，「荷蘭已經把台灣列為低風險地區，入境可以不用隔離」。總之就是台灣護照好棒。然後還強調「打高端疫苗100% 絕不等於打鹽水。」並且還強調疫苗護照對於不願打疫苗者的人權是一種傷害和歧視。 <text:line-break/><text:line-break/>看完後，我就崩潰了，我的天！原來對方在乎的是人權與歧視！！我應該肅然起敬嗎？ <text:line-break/><text:line-break/>而且，我這是在跟兩歲小朋友講傻話嗎？我什麼時候說打高端疫苗「100% 等於打鹽水」？我是說，就算你打鹽水針或什麼也不打，照樣能「出國」，但是不會因為你打了高端或鹽水針而能免於隔離。 <text:line-break/><text:line-break/>連二期都還沒做完就直接上市的黑心高端疫苗，當然「100%不等於打鹽水」，而是比打鹽水還更糟糕，副作用更大。至於保護力則完全不可知。它媽的天底下有這樣一種疫苗或藥物嗎？有沒有效完全不知道，卻照樣能買賣，而且傾整個國家機器之力，百般護航、不擇手段阻擋國際合格疫苗，害一萬六千人染疫，八百人死於疫情，大撈黑心錢。 <text:line-break/><text:line-break/>今天，假設你有糖尿病，請問你是吃國際認證的合格藥物，還是去吃能不能降血糖完全不知道卻又奇貴無比的土產黑心藥物？ <text:line-break/><text:line-break/>困居島內，人渣橫行，二十多年來飽受荼毒，人們每天就是忙著回應與澄清成千上萬無窮無盡的抹黑與謊言。你不覺得很累嗎？你真的不知道我們的血汗錢被這些綠色人渣給掏空吸乾嗎？宇宙之間，除了黑洞之外，還有個東西是填不滿的，那就是人渣黨及其一票走狗們的貪婪胃口，無所不用其極地吃吃吃，卻永遠吃不飽。這樣一種法西斯漢奸殖民體制，你不會痛恨嗎？ <text:line-break/><text:line-break/>我必須說，除了等待祖國解救，台灣已無自救之可能。因為，不管人渣們如何違法亂紀，如何貪污舞弊，如何貪贓枉法，如何草菅人命，只要美國支持，只要牢牢掌控媒體與教育，任何再怎麼骯髒的人或黨都一定能夠贏得所謂選舉。 <text:line-break/><text:line-break/>即便出現奇蹟，韓國瑜成為領導人，也不可能跳脫美國的掌控，除非他不想活了。 <text:line-break/><text:line-break/>韓國瑜的政治意義同樣僅僅是屬於內政，由他主政，內政必然會乾淨許多，但在整個兩岸問題上，跟人渣黨的差別，其實只是幾步之遙，無甚意義。至於國民黨其他人，雖非人渣等級，但也個個小頭銳面，汲汲營營，我不知道支持那樣一個黨，時至今日，有何多大意義可言？ <text:line-break/><text:line-break/>至於什麼郭台銘，更是權慾薫心行事投機詭詐奧步一大堆的投機份子。另外還有個柯文哲的民眾黨。我看他或是他太太經常以「受害人」之姿，開罵民進黨，罵他們的黑心手法之無恥下流，往往都罵得很正確。問題是，柯當初不就是和民進黨聯手，用比這更卑鄙齷齪無恥下流千百倍的抹黑造謠與栽贓手法，硬是把連勝文給打成臭不可聞的過街老鼠。 <text:line-break/><text:line-break/>我知道祖國對柯一如往昔，抱有很大的期待，可說是押寶。問題是，這種期待絕對是錯的。一個人會採用卑鄙齷齪手段去傷害人，意味著這絕不是一個可信任之人，除非他公開承認當初與人渣黨之所作所為之卑鄙齷齪下流無恥，然後切實悔改。 <text:line-break/><text:line-break/>一個人，忽藍忽綠，忽左忽右，見人說人話，見鬼說鬼話，刻意兩邊討好，這樣的人和黨在過去已有無數前例 (阿扁就是一例，例如他的什麼「新中間路線」或什麼「有夢最美」等「去政治」操作 )，其所求只是騙選票，謀取個人權力與政黨利益，而非基於任何理念或理想。 <text:line-break/><text:line-break/>我並不是真的想談個人或選舉本身，因為事實上這些東西毫無意義。我想談的是，不管是所謂總統選舉或其它各種選舉，或許有它相當局部與侷限性的功能，例如改善各種生活事務，例如政治清廉度與守法程度，但是，時至今日，中美攤牌，任何島內選舉其實都已無積極意義。 <text:line-break/><text:line-break/>最終決定台灣人的命運與前途者，一部份在於台灣何時回歸祖國(越快越好)，一部份則是在於台灣人本身普遍的自覺與覺醒，看能否有效避免成為美國走狗、藉以攻擊祖國的一顆狗肉炸彈。 <text:line-break/><text:line-break/>如果台灣人依舊傻傻地被媒體所洗腦，依舊仇中反華，甚至意圖攻擊大陸人民(例如企圖對大陸使用生化武器)，那麼，在回歸祖國的過程中，台灣人就會遭到很大的甚至是毀滅性的痛苦，而這樣一種引爆狗肉炸彈的毀滅性結局，恰恰是美國所渴望。 <text:line-break/><text:line-break/>我們沒辦法主導統一進程，但我們卻仍有可能改變自我心態，認清敵我，勿作親痛仇快之事。 <text:line-break/><text:line-break/>大陸是我們的親人，長年善待我們，而美國才是處心積慮一直要把兩岸引導走向毀滅戰火的敵人與魔鬼，處心積慮要讓兩岸人民互相仇視。挑起內戰，製造動亂，挑撥仇恨與對立，美國這樣一種侵略與顛覆之操作策略，歷史上的例子根本數不清，而台灣則是下一個操作目標。 <text:line-break/><text:line-break/>上述這樣一些普通常識，我知道被洗腦一輩子的台灣人聽不慣，但仍然還是得請你多看看，多想想，因為你的想法如何，心態如何，事實上很大程度上將決定島嶼進程中的安危與痛苦。千言萬語，我只想一再表白這樣一個呼聲。</text:p>
      <text:p text:style-name="P1">陳真   |  2021.08.12 11:11   |   <text:a xlink:type="simple" xlink:href="http://palinfo.habago.org/Entry?Command=Information_PrintForum&amp;iPage=30&amp;sType=FORUM#FORUM40889"><text:span text:style-name="T1">#</text:span></text:a></text:p>
      <text:p text:style-name="P3">台灣人真要坐以待斃？(三十四)：毀中戰爭首部曲 <text:line-break/><text:line-break/>陳真 <text:line-break/><text:line-break/>2021. 08. 12. <text:line-break/><text:line-break/><text:line-break/>阿遠和鈺錠當時要移民去澳洲時，我跟他們提到澳洲正興起一波仇中反華的政治操作，當時以為只是澳洲內部的一時路線之爭，就像過去的島內藍綠之爭一樣，沒想到卻是一種來自美國的毁中大計，恐怕回不了頭了。 <text:line-break/><text:line-break/>當時的英國則是全歐洲最親中，如今也已納入西方毀中陣營。那時候，英國討厭華人的比例，不到兩成，現在卻操弄成完全相反，六、七成的英國人討厭華人，澳洲恐怕更不用說了。日本鬼子則是九成敵視中國大陸人(輕視台灣人)。 <text:line-break/><text:line-break/>我知道洋人或小日本儘管心理對華人鄙視厭惡，但他不一定會隨時表露出來。不過，我能體會那種潛藏的敵意氣氛。我只要想到周圍的人十個有七八個或八九個對你有敵意或鄙視你，我就根本不會想要去欣賞他們的什麼風景文物了。 <text:line-break/><text:line-break/>以前以為所有風景文物屬於全人類，經過這幾年瘋狂的仇中反華操弄，我發現，自己已經沒辦法再用熱臉去貼視我為敵者的冷屁股。我不但連莫扎特都還給他們，就連山川河流飛禽走獸也都好像有了種族區隔，好像這些東西變成是人家家裡的小孩，人家家裡的財產那種疏離感。 <text:line-break/><text:line-break/>上個世紀末，剛去英國時，有一陣子，發現西方媒體天天在妖魔化阿富汗，天天在高唱女權，把阿富汗打為全民公敵。我那時候還很 "單純"，不知道原因，只是覺得很納悶，為何阿富汗突然變成眾矢之的？不久之後，美軍入侵阿富汗，於是我就明白了。 <text:line-break/><text:line-break/>科索沃戰爭也一樣，怎麼整個塞爾維亞人突然變成惡魔的化身？變成人類的公敵？不久之後，以美軍為首的北約軍隊開始狂轟濫炸，於是我也就明白了。 <text:line-break/><text:line-break/>再過兩年，原本根本無人視為威脅的伊拉克海珊政權，不是美國的民主同盟嗎？怎麼也突然變成世界和平的最大威脅了？西方媒體天天大篇幅報導，揚言若再不趕緊制止伊拉克的恐怖陰謀，億萬人類將在伊拉克發動化武戰爭的45分鐘內死亡。 <text:line-break/><text:line-break/>美國國務卿更是在聯合國拿出一包洗衣粉說，"你們看！證據在此！這就是伊拉克的化學武器！" 聯合國武檢官公開反駁說，"這是謊言！" 但是，以英美為首的西方列強軍隊，為了拯救世人，依舊毅然決然侵略伊拉克，並強加軍事佔領，造成一百多萬伊拉克人死亡，數百萬人傷殘，數百萬人淪為難民。 <text:line-break/><text:line-break/>我常舉一例，當美國企圖侵略伊拉克時，僅有不到百分之二的美國人敵視伊拉克，但是，經過僅僅三個月的媒體洗腦之後，八成以上的美國人認為伊拉克危害世人，危害什麼民主自由與人權，必須消滅。 <text:line-break/><text:line-break/>類似例子講不完。我想說的是，當美國等西方國家準備侵略某個國家時，就會先來一波媒體洗腦。過去這幾年的仇中反華妖魔化工作，顯然也已頗有成效。今天，要不是祖國強大，老早重演八國聯軍。 <text:line-break/><text:line-break/>但是，一場戰爭，一旦起了個頭，不太可能突然改變戲碼。美國不敢貿然軍事入侵中國，但他絕對會來陰的；遍佈全球、把中國團團圍住的兩百多個美國生化武器實驗室(光是韓國就有四個，台灣呢？)，絕非只是裝飾品。我相信，源自德特里克堡（Fort Detrick）生物實驗的美製新冠病毒的散播，只是毀中戰爭的首部曲。不管你是哪一國人，只要有點人性，就應該知道該站在哪一邊。 <text:line-break/><text:line-break/>==================== <text:line-break/>17先進國家民調：69%討厭中國　88%認為中國不尊重人民 <text:line-break/><text:line-break/>蘋果日報 <text:line-break/><text:line-break/>2021/07/01 <text:line-break/><text:line-break/>美國智庫「皮尤研究中心」（Pew Research Center）周三（6/30）公布一項全球17個先進國家、總計逾1.8萬人參與的對中國、習近平及其對人民個人自由的尊重，結果顯示69%對中國持負面看法，88%認為中國不尊重自己的人民，大多數民眾也不認為中國國家主席習近平會在國際事務中做正確的事。不過，中國在處理新冠肺炎疫情方面的得分大幅提升。 <text:line-break/><text:line-break/>接受調查的17個國家包括澳洲、比利時、英國、加拿大、法國、德國、希臘、義大利、日本、荷蘭、紐西蘭、新加坡、南韓、西班牙、瑞典、台灣和美國。其中以日本的88%居冠，其次是瑞典的80%，第三名是澳洲的78%，而美國、加拿大、德國和南韓的「厭中」比率則創下歷史新高。 <text:line-break/><text:line-break/>在中國政府是否尊重人民方面，全部17國、平均88%民眾認為中共不尊重人民的個人自由，其中義大利、南韓、希臘、加拿大、澳洲、英國和荷蘭持這種看法的民眾比率創下歷史新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